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40000005E02444C5113810B1A.png" manifest:media-type="image/png"/>
  <manifest:file-entry manifest:full-path="Pictures/1000020100000330000004202D896F8A2274FCDB.png" manifest:media-type="image/png"/>
  <manifest:file-entry manifest:full-path="Pictures/10000000000008980000067298EB30CB4883A898.jpg" manifest:media-type="image/jpeg"/>
  <manifest:file-entry manifest:full-path="Pictures/10000000000007D0000000420D3C1EECE6ADED42.jpg" manifest:media-type="image/jpeg"/>
  <manifest:file-entry manifest:full-path="Pictures/100002010000011A000000ABB24367CB2F660C13.png" manifest:media-type="image/png"/>
  <manifest:file-entry manifest:full-path="Pictures/10000000000007D0000005DC57B1CDB105602F7F.jpg" manifest:media-type="image/jpeg"/>
  <manifest:file-entry manifest:full-path="Pictures/1000000000000BB8000008CA41C506FA0CA58954.jpg" manifest:media-type="image/jpeg"/>
  <manifest:file-entry manifest:full-path="Pictures/10000000000007D0000005DC8486607EDBCA635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2" svg:font-family="Arial" style:font-family-generic="swiss"/>
    <style:font-face style:name="Anonymous Pro" svg:font-family="'Anonymous Pro'" style:font-pitch="fixed"/>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mo" svg:font-family="Arimo" style:font-family-generic="swiss" style:font-pitch="variable"/>
    <style:font-face style:name="Arimo1" svg:font-family="Arimo" style:font-adornments="Regular" style:font-family-generic="swiss" style:font-pitch="variable"/>
    <style:font-face style:name="Albany AMT1" svg:font-family="'Albany AMT'" style:font-family-generic="system"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position siz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4.828cm"/>
    </style:style>
    <style:style style:name="pr1" style:family="presentation" style:parent-style-name="SUSE_5f_Title_5f_Master_5f_2016-title">
      <style:graphic-properties draw:auto-grow-height="false" fo:min-height="5.442cm"/>
    </style:style>
    <style:style style:name="pr2" style:family="presentation" style:parent-style-name="SUSE_5f_Title_5f_Master_5f_2016-notes">
      <style:graphic-properties draw:fill-color="#ffffff" draw:auto-grow-height="false" fo:min-height="11.112cm"/>
    </style:style>
    <style:style style:name="pr3" style:family="presentation" style:parent-style-name="SUSE_5f_Bullet_5f_Master_5f_2016-title">
      <style:graphic-properties draw:stroke="none" draw:fill="none" draw:fill-color="#ffffff" draw:textarea-horizontal-align="left" draw:textarea-vertical-align="middle" draw:auto-grow-height="true" draw:auto-grow-width="false" fo:min-height="2.756cm" fo:min-width="0cm" fo:padding-top="0cm" fo:padding-bottom="0cm" fo:padding-left="0cm" fo:padding-right="0cm" draw:shadow="hidden" draw:shadow-color="#808080"/>
    </style:style>
    <style:style style:name="pr4" style:family="presentation" style:parent-style-name="SUSE_5f_Bullet_5f_Master_5f_2016-outline1" style:list-style-name="L5">
      <style:graphic-properties draw:stroke="none" draw:fill="none" draw:fill-color="#ffffff" draw:textarea-horizontal-align="left" draw:textarea-vertical-align="top" draw:auto-grow-height="true" draw:auto-grow-width="false" fo:min-height="14.483cm" fo:min-width="0cm" fo:padding-top="0cm" fo:padding-bottom="0cm" fo:padding-left="0cm" fo:padding-right="0cm" draw:shadow="hidden" draw:shadow-color="#808080"/>
    </style:style>
    <style:style style:name="pr5" style:family="presentation" style:parent-style-name="SUSE_5f_Bullet_5f_Master_5f_2016-notes">
      <style:graphic-properties draw:stroke="none" draw:fill="none" draw:fill-color="#ffffff" draw:auto-grow-height="false" fo:min-height="12.065cm" draw:shadow="hidden"/>
    </style:style>
    <style:style style:name="pr6" style:family="presentation" style:parent-style-name="SUSE_5f_Divider_5f_2_5f_Master_5f_2016-title">
      <style:graphic-properties draw:auto-grow-height="true" fo:min-height="3.18cm"/>
    </style:style>
    <style:style style:name="pr7" style:family="presentation" style:parent-style-name="SUSE_5f_Divider_5f_2_5f_Master_5f_2016-notes">
      <style:graphic-properties draw:stroke="none" draw:fill-color="#ffffff" draw:auto-grow-height="false" fo:min-height="12.572cm"/>
    </style:style>
    <style:style style:name="pr8" style:family="presentation" style:parent-style-name="SUSE_5f_Bullet_5f_Master_5f_2016-outline1" style:list-style-name="L5">
      <style:graphic-properties draw:stroke="none" draw:fill="none" draw:fill-color="#ffffff" draw:textarea-horizontal-align="left" draw:textarea-vertical-align="top" draw:auto-grow-height="true" draw:auto-grow-width="false" fo:min-height="14.483cm" fo:min-width="0cm" fo:padding-top="0cm" fo:padding-bottom="0cm" fo:padding-left="0cm" fo:padding-right="0cm" draw:shadow="hidden" draw:shadow-color="#808080"/>
    </style:style>
    <style:style style:name="pr9" style:family="presentation" style:parent-style-name="SUSE_5f_Divider_5f_1_5f_Master_5f_2016-title">
      <style:graphic-properties draw:auto-grow-height="true" fo:min-height="3.18cm"/>
    </style:style>
    <style:style style:name="pr10" style:family="presentation" style:parent-style-name="SUSE_5f_Divider_5f_1_5f_Master_5f_2016-notes">
      <style:graphic-properties draw:stroke="none" draw:fill-color="#ffffff" draw:auto-grow-height="false" fo:min-height="12.572cm"/>
    </style:style>
    <style:style style:name="pr11" style:family="presentation" style:parent-style-name="SUSE_5f_Bullet_5f_Master_5f_2016-title">
      <style:graphic-properties draw:stroke="none" draw:fill="none" draw:fill-color="#ffffff" draw:textarea-horizontal-align="center" draw:textarea-vertical-align="top" draw:auto-grow-height="true" draw:auto-grow-width="false" fo:min-height="2.756cm" fo:min-width="0cm" fo:padding-top="0cm" fo:padding-bottom="0cm" fo:padding-left="0cm" fo:padding-right="0cm" draw:shadow="hidden" draw:shadow-color="#808080"/>
    </style:style>
    <style:style style:name="pr12" style:family="presentation" style:parent-style-name="SUSE_5f_Bullet_5f_Master_5f_2016-outline1" style:list-style-name="L5">
      <style:graphic-properties draw:stroke="none" draw:fill="none" draw:fill-color="#ffffff" draw:textarea-horizontal-align="left" draw:textarea-vertical-align="top" draw:auto-grow-height="true" draw:auto-grow-width="false" fo:min-height="15.283cm" fo:min-width="0cm" fo:padding-top="0cm" fo:padding-bottom="0cm" fo:padding-left="0cm" fo:padding-right="0cm" draw:shadow="hidden" draw:shadow-color="#808080"/>
    </style:style>
    <style:style style:name="pr13" style:family="presentation" style:parent-style-name="SUSE_5f_Bullet_5f_Master_5f_2016-notes">
      <style:graphic-properties draw:stroke="none" draw:fill="none" draw:fill-color="#ffffff" draw:auto-grow-height="false" fo:min-height="12.065cm" draw:shadow="hidden" style:protect="position size"/>
    </style:style>
    <style:style style:name="pr14" style:family="presentation" style:parent-style-name="SUSE_5f_Bullet_5f_Master_5f_2016-outline1" style:list-style-name="L5">
      <style:graphic-properties draw:stroke="none" draw:fill="none" draw:fill-color="#ffffff" draw:textarea-horizontal-align="left" draw:textarea-vertical-align="top" draw:auto-grow-height="true" draw:auto-grow-width="false" fo:min-height="15.283cm" fo:min-width="0cm" fo:padding-top="0cm" fo:padding-bottom="0cm" fo:padding-left="0cm" fo:padding-right="0cm" draw:shadow="hidden" draw:shadow-color="#808080"/>
    </style:style>
    <style:style style:name="pr15" style:family="presentation" style:parent-style-name="SUSE_5f_Bullet_5f_Master_5f_2016-outline1" style:list-style-name="L5">
      <style:graphic-properties draw:stroke="none" draw:fill="none" draw:fill-color="#ffffff" draw:textarea-horizontal-align="left" draw:textarea-vertical-align="top" draw:auto-grow-height="true" draw:auto-grow-width="false" fo:min-height="15.283cm" fo:min-width="0cm" fo:padding-top="0cm" fo:padding-bottom="0cm" fo:padding-left="0cm" fo:padding-right="0cm" draw:shadow="hidden" draw:shadow-color="#808080"/>
    </style:style>
    <style:style style:name="pr16" style:family="presentation" style:parent-style-name="Notes_5f_Only_5f_Master_5f_2016-notes">
      <style:graphic-properties draw:fill-color="#ffffff" draw:auto-grow-height="false" fo:min-height="11.1cm" style:protect="position size"/>
    </style:style>
    <style:style style:name="pr17" style:family="presentation" style:parent-style-name="SUSE_5f_Bullet_5f_Master_5f_2016-outline1" style:list-style-name="L5">
      <style:graphic-properties draw:stroke="none" draw:fill="none" draw:fill-color="#ffffff" draw:textarea-horizontal-align="left" draw:textarea-vertical-align="top" draw:auto-grow-height="true" draw:auto-grow-width="false" fo:min-height="15.283cm" fo:min-width="0cm" fo:padding-top="0cm" fo:padding-bottom="0cm" fo:padding-left="0cm" fo:padding-right="0cm" draw:shadow="hidden" draw:shadow-color="#808080"/>
    </style:style>
    <style:style style:name="pr18" style:family="presentation" style:parent-style-name="SUSE_5f_Bullet_5f_Master_5f_2016-outline1" style:list-style-name="L5">
      <style:graphic-properties draw:stroke="none" draw:fill="none" draw:fill-color="#ffffff" draw:textarea-horizontal-align="left" draw:textarea-vertical-align="top" draw:auto-grow-height="true" draw:auto-grow-width="false" fo:min-height="15.283cm" fo:min-width="0cm" fo:padding-top="0cm" fo:padding-bottom="0cm" fo:padding-left="0cm" fo:padding-right="0cm" draw:shadow="hidden" draw:shadow-color="#808080"/>
    </style:style>
    <style:style style:name="pr19" style:family="presentation" style:parent-style-name="SUSE_5f_Divider_5f_2_5f_Master_5f_2016-title">
      <style:graphic-properties draw:auto-grow-height="true" fo:min-height="4.269cm"/>
    </style:style>
    <style:style style:name="pr20" style:family="presentation" style:parent-style-name="SUSE_5f_Bullet_5f_Master_5f_2016-outline1" style:list-style-name="L5">
      <style:graphic-properties draw:stroke="none" draw:fill="none" draw:fill-color="#ffffff" draw:textarea-horizontal-align="left" draw:textarea-vertical-align="top" draw:auto-grow-height="true" draw:auto-grow-width="false" fo:min-height="15.283cm" fo:min-width="0cm" fo:padding-top="0cm" fo:padding-bottom="0cm" fo:padding-left="0cm" fo:padding-right="0cm" draw:shadow="hidden" draw:shadow-color="#808080"/>
    </style:style>
    <style:style style:name="pr21" style:family="presentation" style:parent-style-name="SUSE_5f_Divider_5f_0_5f_Master_5f_2016-title">
      <style:graphic-properties draw:auto-grow-height="true" fo:min-height="4.269cm"/>
    </style:style>
    <style:style style:name="pr22" style:family="presentation" style:parent-style-name="SUSE_5f_Divider_5f_0_5f_Master_5f_2016-notes">
      <style:graphic-properties draw:stroke="none" draw:fill-color="#ffffff" draw:auto-grow-height="false" fo:min-height="12.572cm"/>
    </style:style>
    <style:style style:name="pr23" style:family="presentation" style:parent-style-name="SUSE_5f_Bullet_5f_Master_5f_2016-outline1" style:list-style-name="L5">
      <style:graphic-properties draw:stroke="none" draw:fill="none" draw:fill-color="#ffffff" draw:textarea-horizontal-align="left" draw:textarea-vertical-align="top" draw:auto-grow-height="true" draw:auto-grow-width="false" fo:min-height="15.283cm" fo:min-width="0cm" fo:padding-top="0cm" fo:padding-bottom="0cm" fo:padding-left="0cm" fo:padding-right="0cm" draw:shadow="hidden" draw:shadow-color="#808080"/>
    </style:style>
    <style:style style:name="P1" style:family="paragraph">
      <style:text-properties fo:color="#ffffff" style:font-name="Arimo"/>
    </style:style>
    <style:style style:name="P2" style:family="paragraph">
      <loext:graphic-properties draw:fill-color="#ffffff"/>
      <style:text-properties fo:font-size="10pt" style:font-size-asian="10pt" style:font-size-complex="10pt"/>
    </style:style>
    <style:style style:name="P3" style:family="paragraph">
      <style:paragraph-properties fo:margin-left="0cm" fo:margin-right="0cm" fo:line-height="100%" fo:text-indent="0cm" style:punctuation-wrap="hanging" style:line-break="strict"/>
    </style:style>
    <style:style style:name="P4" style:family="paragraph">
      <loext:graphic-properties draw:fill="none" draw:fill-color="#ffffff"/>
      <style:paragraph-properties fo:margin-left="0cm" fo:margin-right="0cm" fo:line-height="100%" fo:text-indent="0cm" style:punctuation-wrap="hanging" style:line-break="strict" style:writing-mode="lr-tb"/>
    </style:style>
    <style:style style:name="P5" style:family="paragraph">
      <style:paragraph-properties fo:margin-left="0.471cm" fo:margin-right="0cm" fo:margin-top="0cm" fo:margin-bottom="0.304cm" fo:line-height="100%" fo:text-indent="-0.471cm" style:punctuation-wrap="hanging" style:line-break="strict"/>
    </style:style>
    <style:style style:name="P6" style:family="paragraph">
      <style:paragraph-properties style:punctuation-wrap="hanging" style:line-break="strict"/>
    </style:style>
    <style:style style:name="P7" style:family="paragraph">
      <loext:graphic-properties draw:fill="none" draw:fill-color="#ffffff"/>
      <style:paragraph-properties fo:margin-left="0.471cm" fo:margin-right="0cm" fo:margin-top="0cm" fo:margin-bottom="0.304cm" fo:line-height="100%" fo:text-indent="0cm" style:punctuation-wrap="hanging" style:line-break="strict" style:writing-mode="lr-tb"/>
      <style:text-properties style:font-name="Arimo"/>
    </style:style>
    <style:style style:name="P8" style:family="paragraph">
      <style:paragraph-properties fo:margin-left="0cm" fo:margin-right="0cm" fo:text-indent="0cm"/>
    </style:style>
    <style:style style:name="P9" style:family="paragraph">
      <loext:graphic-properties draw:fill="none" draw:fill-color="#ffffff"/>
      <style:paragraph-properties fo:margin-left="0cm" fo:margin-right="0cm" fo:text-indent="0cm"/>
      <style:text-properties fo:font-size="10pt" style:font-size-asian="10pt" style:font-size-complex="10pt"/>
    </style:style>
    <style:style style:name="P10" style:family="paragraph">
      <style:text-properties style:font-name="Arimo" fo:font-size="60pt" fo:font-weight="bold" style:font-size-asian="60pt" style:font-weight-asian="bold" style:font-size-complex="60pt" style:font-weight-complex="bold"/>
    </style:style>
    <style:style style:name="P11" style:family="paragraph">
      <style:paragraph-properties fo:text-align="start"/>
    </style:style>
    <style:style style:name="P12" style:family="paragraph">
      <loext:graphic-properties draw:fill-color="#ffffff"/>
      <style:paragraph-properties fo:text-align="start"/>
      <style:text-properties style:use-window-font-color="true" fo:font-size="10.5pt" fo:font-weight="normal" style:font-size-asian="10.5pt" style:font-weight-asian="normal" style:font-size-complex="10.5pt" style:font-weight-complex="normal"/>
    </style:style>
    <style:style style:name="P13" style:family="paragraph">
      <style:text-properties style:font-name="Arimo" fo:font-size="44pt" style:font-size-asian="44pt" style:font-size-complex="44pt"/>
    </style:style>
    <style:style style:name="P14" style:family="paragraph">
      <style:paragraph-properties fo:text-align="center"/>
    </style:style>
    <style:style style:name="P15" style:family="paragraph">
      <loext:graphic-properties draw:fill="none" draw:fill-color="#ffffff"/>
      <style:paragraph-properties fo:margin-left="0cm" fo:margin-right="0cm" fo:line-height="100%" fo:text-align="center" fo:text-indent="0cm" style:punctuation-wrap="hanging" style:line-break="strict" style:writing-mode="lr-tb"/>
      <style:text-properties style:font-name="Arimo"/>
    </style:style>
    <style:style style:name="P16" style:family="paragraph">
      <loext:graphic-properties draw:fill="none" draw:fill-color="#ffffff"/>
      <style:paragraph-properties fo:margin-left="0.483cm" fo:margin-right="0cm" fo:margin-top="0cm" fo:margin-bottom="0.304cm" fo:line-height="100%" fo:text-indent="0cm" style:punctuation-wrap="hanging" style:line-break="strict" style:writing-mode="lr-tb"/>
      <style:text-properties style:font-name="Arimo" fo:font-weight="normal" style:font-weight-asian="normal" style:font-weight-complex="normal"/>
    </style:style>
    <style:style style:name="P17" style:family="paragraph">
      <loext:graphic-properties draw:fill="none" draw:fill-color="#ffffff"/>
      <style:paragraph-properties fo:margin-left="0cm" fo:margin-right="0cm" fo:text-indent="0cm"/>
      <style:text-properties style:font-name="Arial2" fo:font-size="10.5pt" style:font-size-asian="10.5pt" style:font-size-complex="10.5pt"/>
    </style:style>
    <style:style style:name="P18" style:family="paragraph">
      <loext:graphic-properties draw:fill="none" draw:fill-color="#ffffff"/>
    </style:style>
    <style:style style:name="P19" style:family="paragraph">
      <loext:graphic-properties draw:fill-color="#ffffff"/>
      <style:text-properties style:font-name="Arial2" fo:font-size="10.5pt" style:font-size-asian="10.5pt" style:font-size-complex="10.5pt"/>
    </style:style>
    <style:style style:name="P20" style:family="paragraph">
      <loext:graphic-properties draw:fill="none" draw:fill-color="#ffffff"/>
      <style:paragraph-properties fo:margin-left="0cm" fo:margin-right="0cm" fo:line-height="100%" fo:text-align="center" fo:text-indent="0cm" style:punctuation-wrap="hanging" style:line-break="strict" style:writing-mode="lr-tb"/>
      <style:text-properties style:font-name="Arimo" fo:font-size="60pt" style:font-size-asian="60pt" style:font-size-complex="60pt"/>
    </style:style>
    <style:style style:name="P21" style:family="paragraph">
      <style:text-properties style:font-name="Arimo"/>
    </style:style>
    <style:style style:name="T1" style:family="text">
      <style:text-properties fo:color="#ffffff" style:font-name="Arimo" fo:font-size="72pt" fo:font-weight="bold" style:font-size-asian="72pt" style:font-weight-asian="bold" style:font-size-complex="72pt" style:font-weight-complex="bold"/>
    </style:style>
    <style:style style:name="T2" style:family="text">
      <style:text-properties fo:color="#ffffff" style:font-name="Arimo" fo:font-size="44pt" fo:font-weight="bold" style:font-size-asian="44pt" style:font-weight-asian="bold" style:font-size-complex="44pt" style:font-weight-complex="bold"/>
    </style:style>
    <style:style style:name="T3" style:family="text">
      <style:text-properties fo:color="#ffffff" style:font-name="Arimo" fo:font-size="22pt" style:font-size-asian="22pt" style:font-size-complex="22pt"/>
    </style:style>
    <style:style style:name="T4" style:family="text">
      <style:text-properties fo:color="#ffffff" style:font-name="Arimo" fo:font-size="44pt" fo:font-weight="normal" style:font-size-asian="44pt" style:font-weight-asian="normal" style:font-size-complex="44pt" style:font-weight-complex="normal"/>
    </style:style>
    <style:style style:name="T5" style:family="text">
      <style:text-properties fo:language="en" fo:country="GB"/>
    </style:style>
    <style:style style:name="T6" style:family="text">
      <style:text-properties style:font-name="Arimo" fo:language="en" fo:country="GB"/>
    </style:style>
    <style:style style:name="T7" style:family="text">
      <style:text-properties fo:font-size="10pt" style:font-size-asian="10pt" style:font-size-complex="10pt"/>
    </style:style>
    <style:style style:name="T8" style:family="text">
      <style:text-properties style:font-name="Arimo" fo:font-size="60pt" fo:font-weight="bold" style:font-size-asian="60pt" style:font-weight-asian="bold" style:font-size-complex="60pt" style:font-weight-complex="bold"/>
    </style:style>
    <style:style style:name="T9" style:family="text">
      <style:text-properties style:use-window-font-color="true" style:font-name="Arial2" fo:font-size="10.5pt" fo:font-weight="normal" style:font-size-asian="10.5pt" style:font-weight-asian="normal" style:font-size-complex="10.5pt" style:font-weight-complex="normal"/>
    </style:style>
    <style:style style:name="T10" style:family="text">
      <style:text-properties style:font-name="Arimo" fo:font-size="44pt" style:font-size-asian="44pt" style:font-size-complex="44pt"/>
    </style:style>
    <style:style style:name="T11" style:family="text">
      <style:text-properties style:font-name="Arimo" fo:language="en" fo:country="GB" fo:font-weight="normal" style:font-weight-asian="normal" style:font-weight-complex="normal"/>
    </style:style>
    <style:style style:name="T12" style:family="text">
      <style:text-properties style:font-name="Arimo" fo:font-size="20pt" fo:language="en" fo:country="GB" fo:font-weight="normal" style:font-size-asian="20pt" style:font-weight-asian="normal" style:font-size-complex="20pt" style:font-weight-complex="normal"/>
    </style:style>
    <style:style style:name="T13" style:family="text">
      <style:text-properties style:font-name="Arimo" fo:font-size="16pt" fo:language="en" fo:country="GB" fo:font-weight="normal" style:font-size-asian="16pt" style:font-weight-asian="normal" style:font-size-complex="16pt" style:font-weight-complex="normal"/>
    </style:style>
    <style:style style:name="T14" style:family="text">
      <style:text-properties style:font-name="Arimo" fo:font-size="14pt" fo:language="en" fo:country="GB" fo:font-weight="normal" style:font-size-asian="14pt" style:font-weight-asian="normal" style:font-size-complex="14pt" style:font-weight-complex="normal"/>
    </style:style>
    <style:style style:name="T15" style:family="text">
      <style:text-properties style:font-name="Arial2" fo:font-size="10.5pt" style:font-size-asian="10.5pt" style:font-size-complex="10.5pt"/>
    </style:style>
    <style:style style:name="T16" style:family="text">
      <style:text-properties style:font-name="Arimo" fo:font-size="24pt" fo:language="en" fo:country="GB" style:text-underline-style="solid" style:text-underline-width="auto" style:text-underline-color="font-color" fo:font-weight="bold" style:font-size-asian="24pt" style:font-weight-asian="bold" style:font-size-complex="24pt" style:font-weight-complex="bold"/>
    </style:style>
    <style:style style:name="T17" style:family="text">
      <style:text-properties style:font-name="Arimo" fo:font-size="24pt" fo:language="en" fo:country="GB" fo:font-weight="normal" style:font-size-asian="24pt" style:font-weight-asian="normal" style:font-size-complex="24pt" style:font-weight-complex="normal"/>
    </style:style>
    <style:style style:name="T18" style:family="text">
      <style:text-properties fo:color="#3465a4" style:font-name="Anonymous Pro" fo:language="en" fo:country="GB" fo:font-weight="bold" style:font-weight-asian="bold" style:font-weight-complex="bold"/>
    </style:style>
    <style:style style:name="T19" style:family="text">
      <style:text-properties style:font-name="Arimo" fo:language="en" fo:country="GB" fo:font-style="italic" fo:font-weight="bold" style:font-style-asian="italic" style:font-weight-asian="bold" style:font-style-complex="italic" style:font-weight-complex="bold"/>
    </style:style>
    <style:style style:name="T20" style:family="text">
      <style:text-properties style:font-name="Arimo" fo:font-size="6pt" fo:language="en" fo:country="GB" fo:font-style="normal" fo:font-weight="normal" style:font-size-asian="6pt" style:font-style-asian="normal" style:font-weight-asian="normal" style:font-size-complex="6pt" style:font-style-complex="normal" style:font-weight-complex="normal"/>
    </style:style>
    <style:style style:name="T21" style:family="text">
      <style:text-properties style:font-name="Arimo" fo:language="en" fo:country="GB"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Arimo" fo:language="en" fo:country="GB" fo:font-style="normal" fo:font-weight="normal" style:font-style-asian="normal" style:font-weight-asian="normal" style:font-style-complex="normal" style:font-weight-complex="normal"/>
    </style:style>
    <style:style style:name="T23" style:family="text">
      <style:text-properties style:font-name="Arimo" fo:font-size="20pt" fo:language="en" fo:country="GB"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style:font-name="Arimo" fo:font-size="60pt" fo:language="en" fo:country="GB" style:font-size-asian="60pt" style:font-size-complex="60pt"/>
    </style:style>
    <style:style style:name="T25" style:family="text">
      <style:text-properties style:font-name="Arimo" fo:font-size="44pt" fo:font-weight="bold" style:font-size-asian="44pt" style:font-weight-asian="bold" style:font-size-complex="44pt" style:font-weight-complex="bold"/>
    </style:style>
    <style:style style:name="T26" style:family="text">
      <style:text-properties style:font-name="Arimo"/>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514cm"/>
        <style:text-properties fo:font-family="Arial" style:font-style-name="Regular" style:font-family-generic="swiss" fo:color="#000000" fo:font-size="65%"/>
      </text:list-level-style-bullet>
      <text:list-level-style-bullet text:level="2" text:bullet-char="‒">
        <style:list-level-properties text:space-before="0.736cm" text:min-label-width="0.49cm"/>
        <style:text-properties fo:font-family="Arial" style:font-style-name="Regular" style:font-family-generic="swiss" fo:color="#000000" fo:font-size="65%"/>
      </text:list-level-style-bullet>
      <text:list-level-style-bullet text:level="3" text:bullet-char="&gt;">
        <style:list-level-properties text:space-before="1.268cm" text:min-label-width="0.539cm"/>
        <style:text-properties fo:font-family="Arial" style:font-style-name="Regular" style:font-family-generic="swiss" fo:color="#000000" fo:font-size="65%"/>
      </text:list-level-style-bullet>
      <text:list-level-style-bullet text:level="4" text:bullet-char="»">
        <style:list-level-properties text:space-before="2.024cm" text:min-label-width="0.514cm"/>
        <style:text-properties fo:font-family="Arial" style:font-style-name="Regular" style:font-family-generic="swiss" fo:color="#000000" fo:font-size="65%"/>
      </text:list-level-style-bullet>
      <text:list-level-style-bullet text:level="5" text:bullet-char="~">
        <style:list-level-properties text:space-before="2.801cm" text:min-label-width="0.49cm"/>
        <style:text-properties fo:font-family="Arial" style:font-style-name="Regular" style:font-family-generic="swiss" fo:color="#000000" fo:font-size="65%"/>
      </text:list-level-style-bullet>
      <text:list-level-style-bullet text:level="6" text:bullet-char="~">
        <style:list-level-properties text:space-before="3.812cm" text:min-label-width="0.49cm"/>
        <style:text-properties fo:font-family="Arial" style:font-style-name="Regular" style:font-family-generic="swiss" fo:color="#000000" fo:font-size="65%"/>
      </text:list-level-style-bullet>
      <text:list-level-style-bullet text:level="7" text:bullet-char="~">
        <style:list-level-properties text:space-before="4.587cm" text:min-label-width="0.49cm"/>
        <style:text-properties fo:font-family="Arial" style:font-style-name="Regular" style:font-family-generic="swiss" fo:color="#000000" fo:font-size="65%"/>
      </text:list-level-style-bullet>
      <text:list-level-style-bullet text:level="8" text:bullet-char="~">
        <style:list-level-properties text:space-before="9.11cm" text:min-label-width="0.49cm"/>
        <style:text-properties fo:font-family="Arial" style:font-style-name="Regular" style:font-family-generic="swiss" fo:color="#000000" fo:font-size="65%"/>
      </text:list-level-style-bullet>
      <text:list-level-style-bullet text:level="9" text:bullet-char="~">
        <style:list-level-properties text:space-before="10.31cm" text:min-label-width="0.49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483cm"/>
        <style:text-properties style:font-name="Arial1" fo:color="#3c3c41" fo:font-size="65%"/>
      </text:list-level-style-bullet>
      <text:list-level-style-bullet text:level="2" text:bullet-char="–">
        <style:list-level-properties text:space-before="0.952cm" text:min-label-width="0.476cm"/>
        <style:text-properties style:font-name="Arial1" fo:color="#3c3c41" fo:font-size="65%"/>
      </text:list-level-style-bullet>
      <text:list-level-style-bullet text:level="3" text:bullet-char="&gt;">
        <style:list-level-properties text:space-before="1.746cm" text:min-label-width="0.494cm"/>
        <style:text-properties style:font-name="Arial1" fo:color="#3c3c41" fo:font-size="65%"/>
      </text:list-level-style-bullet>
      <text:list-level-style-bullet text:level="4" text:bullet-char="»">
        <style:list-level-properties text:space-before="2.557cm" text:min-label-width="0.468cm"/>
        <style:text-properties style:font-name="Arial1" fo:color="#3c3c41" fo:font-size="65%"/>
      </text:list-level-style-bullet>
      <text:list-level-style-bullet text:level="5" text:bullet-char="~">
        <style:list-level-properties text:space-before="3.342cm" text:min-label-width="0.318cm"/>
        <style:text-properties style:font-name="Arial1" fo:color="#3c3c41" fo:font-size="65%"/>
      </text:list-level-style-bullet>
      <text:list-level-style-bullet text:level="6" text:bullet-char="~">
        <style:list-level-properties text:space-before="3.342cm" text:min-label-width="0.318cm"/>
        <style:text-properties style:font-name="Arial1" fo:color="#3c3c41" fo:font-size="65%"/>
      </text:list-level-style-bullet>
      <text:list-level-style-bullet text:level="7" text:bullet-char="~">
        <style:list-level-properties text:space-before="3.342cm" text:min-label-width="0.318cm"/>
        <style:text-properties style:font-name="Arial1" fo:color="#3c3c41" fo:font-size="65%"/>
      </text:list-level-style-bullet>
      <text:list-level-style-bullet text:level="8" text:bullet-char="~">
        <style:list-level-properties text:space-before="3.342cm" text:min-label-width="0.318cm"/>
        <style:text-properties style:font-name="Arial1" fo:color="#3c3c41" fo:font-size="65%"/>
      </text:list-level-style-bullet>
      <text:list-level-style-bullet text:level="9" text:bullet-char="~">
        <style:list-level-properties text:space-before="3.342cm" text:min-label-width="0.318cm"/>
        <style:text-properties style:font-name="Arial1" fo:color="#3c3c4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Course Titile</presentation:header-decl>
      <presentation:footer-decl presentation:name="ftr1">Copying all or part of this manual, or distributing such copies, is strictly prohibited.  To report suspected copying, please call 1-800-PIRATES</presentation:footer-decl>
      <draw:page draw:name="Section-??: Name" draw:style-name="dp1" draw:master-page-name="SUSE_5f_Title_5f_Master_5f_2016" presentation:presentation-page-layout-name="AL1T0">
        <office:forms form:automatic-focus="false" form:apply-design-mode="false"/>
        <draw:frame presentation:style-name="pr1" draw:text-style-name="P1" draw:layer="layout" svg:width="23.368cm" svg:height="10.16cm" svg:x="1.27cm" svg:y="1.905cm" presentation:class="title" presentation:user-transformed="true">
          <draw:text-box>
            <text:p><text:span text:style-name="T1">Section &lt;#&gt;</text:span><text:span text:style-name="T2"><text:line-break/></text:span><text:span text:style-name="T3"><text:line-break/></text:span><text:span text:style-name="T4">&lt;Section Name&gt;</text:span></text:p>
          </draw:text-box>
        </draw:frame>
        <presentation:notes draw:style-name="dp2" presentation:use-header-name="hdr1" presentation:use-footer-name="ftr1">
          <draw:page-thumbnail draw:style-name="gr1" draw:layer="layout" svg:width="19.05cm" svg:height="14.3cm" svg:x="1.27cm" svg:y="1.27cm" draw:page-number="1" presentation:class="page"/>
          <draw:frame presentation:style-name="pr2" draw:text-style-name="P2" draw:layer="layout" svg:width="19.05cm" svg:height="10.414cm" svg:x="1.27cm" svg:y="15.621cm" presentation:class="notes" presentation:placeholder="true" presentation:user-transformed="true">
            <draw:text-box/>
          </draw:frame>
        </presentation:notes>
      </draw:page>
      <draw:page draw:name="SECTION_OBJECTIVES-" draw:style-name="dp3" draw:master-page-name="SUSE_5f_Bullet_5f_Master_5f_2016" presentation:presentation-page-layout-name="AL2T1">
        <office:forms form:automatic-focus="false" form:apply-design-mode="false"/>
        <draw:frame presentation:style-name="pr3" draw:text-style-name="P4" draw:layer="layout" svg:width="20.682cm" svg:height="2.756cm" svg:x="2.73cm" svg:y="0.906cm" presentation:class="title" presentation:user-transformed="true">
          <draw:text-box>
            <text:p text:style-name="P3"><text:span text:style-name="T5">Section Objectives</text:span></text:p>
          </draw:text-box>
        </draw:frame>
        <draw:frame presentation:style-name="pr4" draw:text-style-name="P7" draw:layer="layout" svg:width="23.241cm" svg:height="14.483cm" svg:x="1.524cm" svg:y="4.313cm" presentation:class="outline" presentation:user-transformed="true">
          <draw:text-box>
            <text:list text:style-name="L2">
              <text:list-item>
                <text:p text:style-name="P5"><text:span text:style-name="T6">Topic</text:span></text:p>
                <text:list>
                  <text:list-item>
                    <text:p text:style-name="P6"><text:span text:style-name="T6">Objective 1</text:span></text:p>
                  </text:list-item>
                  <text:list-item>
                    <text:p text:style-name="P6"><text:span text:style-name="T6">Objective 2</text:span></text:p>
                  </text:list-item>
                </text:list>
              </text:list-item>
              <text:list-item>
                <text:p text:style-name="P5"><text:span text:style-name="T6">Topic 2</text:span></text:p>
                <text:list>
                  <text:list-item>
                    <text:p text:style-name="P6"><text:span text:style-name="T6">Objective 3</text:span></text:p>
                  </text:list-item>
                </text:list>
              </text:list-item>
            </text:list>
          </draw:text-box>
        </draw:frame>
        <presentation:notes draw:style-name="dp2" presentation:use-header-name="hdr1" presentation:use-footer-name="ftr1">
          <draw:page-thumbnail draw:style-name="gr1" draw:layer="layout" svg:width="19.05cm" svg:height="14.3cm" svg:x="1.27cm" svg:y="1.27cm" draw:page-number="2" presentation:class="page"/>
          <draw:frame presentation:style-name="pr5" draw:text-style-name="P9" draw:layer="layout" svg:width="19.05cm" svg:height="10.414cm" svg:x="1.27cm" svg:y="15.621cm" presentation:class="notes">
            <draw:text-box>
              <text:p text:style-name="P8"><text:span text:style-name="T7"><text:s/></text:span></text:p>
              <text:p text:style-name="P8"><text:span text:style-name="T7"/></text:p>
            </draw:text-box>
          </draw:frame>
        </presentation:notes>
      </draw:page>
      <draw:page draw:name="TOPIC-" draw:style-name="dp4" draw:master-page-name="SUSE_5f_Divider_5f_2_5f_Master_5f_2016" presentation:presentation-page-layout-name="AL3T19">
        <office:forms form:automatic-focus="false" form:apply-design-mode="false"/>
        <draw:frame presentation:style-name="pr6" draw:text-style-name="P10" draw:layer="layout" svg:width="22.859cm" svg:height="3.18cm" svg:x="1.27cm" svg:y="7.66cm" presentation:class="title">
          <draw:text-box>
            <text:p><text:span text:style-name="T8">&lt;Topic Name&gt;</text:span></text:p>
          </draw:text-box>
        </draw:frame>
        <presentation:notes draw:style-name="dp2" presentation:use-header-name="hdr1" presentation:use-footer-name="ftr1">
          <draw:page-thumbnail draw:style-name="gr2" draw:layer="layout" svg:width="19.05cm" svg:height="14.3cm" svg:x="1.27cm" svg:y="1.27cm" draw:page-number="3" presentation:class="page"/>
          <draw:frame presentation:style-name="pr7" draw:text-style-name="P12" draw:layer="layout" svg:width="19.05cm" svg:height="10.414cm" svg:x="1.27cm" svg:y="15.621cm" presentation:class="notes">
            <draw:text-box>
              <text:p text:style-name="P11"><text:span text:style-name="T9">Objective Notes:</text:span></text:p>
            </draw:text-box>
          </draw:frame>
        </presentation:notes>
      </draw:page>
      <draw:page draw:name="TOPIC_OBJECTIVES-" draw:style-name="dp3" draw:master-page-name="SUSE_5f_Bullet_5f_Master_5f_2016" presentation:presentation-page-layout-name="AL2T1">
        <office:forms form:automatic-focus="false" form:apply-design-mode="false"/>
        <draw:frame presentation:style-name="pr3" draw:text-style-name="P4" draw:layer="layout" svg:width="20.682cm" svg:height="2.756cm" svg:x="2.73cm" svg:y="0.906cm" presentation:class="title" presentation:user-transformed="true">
          <draw:text-box>
            <text:p text:style-name="P3"><text:span text:style-name="T5">Topic Objectives</text:span></text:p>
          </draw:text-box>
        </draw:frame>
        <draw:frame presentation:style-name="pr8" draw:text-style-name="P7" draw:layer="layout" svg:width="23.241cm" svg:height="14.483cm" svg:x="1.524cm" svg:y="4.313cm" presentation:class="outline" presentation:user-transformed="true">
          <draw:text-box>
            <text:list text:style-name="L2">
              <text:list-item>
                <text:p text:style-name="P5"><text:span text:style-name="T6">Objective 1</text:span></text:p>
              </text:list-item>
              <text:list-item>
                <text:p text:style-name="P5"><text:span text:style-name="T6">Objective 2</text:span></text:p>
              </text:list-item>
            </text:list>
          </draw:text-box>
        </draw:frame>
        <presentation:notes draw:style-name="dp2" presentation:use-header-name="hdr1" presentation:use-footer-name="ftr1">
          <draw:page-thumbnail draw:style-name="gr1" draw:layer="layout" svg:width="19.05cm" svg:height="14.3cm" svg:x="1.27cm" svg:y="1.27cm" draw:page-number="4" presentation:class="page"/>
          <draw:frame presentation:style-name="pr5" draw:text-style-name="P9" draw:layer="layout" svg:width="19.05cm" svg:height="10.414cm" svg:x="1.27cm" svg:y="15.621cm" presentation:class="notes">
            <draw:text-box>
              <text:p text:style-name="P8"><text:span text:style-name="T7"><text:s/></text:span></text:p>
              <text:p text:style-name="P8"><text:span text:style-name="T7"/></text:p>
            </draw:text-box>
          </draw:frame>
        </presentation:notes>
      </draw:page>
      <draw:page draw:name="OBJECTIVE-Objecitive_1" draw:style-name="dp4" draw:master-page-name="SUSE_5f_Divider_5f_1_5f_Master_5f_2016" presentation:presentation-page-layout-name="AL3T19">
        <office:forms form:automatic-focus="false" form:apply-design-mode="false"/>
        <draw:frame presentation:style-name="pr9" draw:text-style-name="P13" draw:layer="layout" svg:width="22.859cm" svg:height="3.18cm" svg:x="1.314cm" svg:y="7.72cm" presentation:class="title">
          <draw:text-box>
            <text:p><text:span text:style-name="T10">&lt;Objective 1 Name&gt;</text:span></text:p>
          </draw:text-box>
        </draw:frame>
        <presentation:notes draw:style-name="dp2" presentation:use-header-name="hdr1" presentation:use-footer-name="ftr1">
          <draw:page-thumbnail draw:style-name="gr2" draw:layer="layout" svg:width="19.05cm" svg:height="14.3cm" svg:x="1.27cm" svg:y="1.27cm" draw:page-number="5" presentation:class="page"/>
          <draw:frame presentation:style-name="pr10" draw:text-style-name="P12" draw:layer="layout" svg:width="19.05cm" svg:height="10.414cm" svg:x="1.27cm" svg:y="15.621cm" presentation:class="notes">
            <draw:text-box>
              <text:p text:style-name="P11"><text:span text:style-name="T9">Objective Notes:</text:span></text:p>
            </draw:text-box>
          </draw:frame>
        </presentation:notes>
      </draw:page>
      <draw:page draw:name="page6" draw:style-name="dp3" draw:master-page-name="SUSE_5f_Bullet_5f_Master_5f_2016" presentation:presentation-page-layout-name="AL2T1">
        <office:forms form:automatic-focus="false" form:apply-design-mode="false"/>
        <draw:frame presentation:style-name="pr11" draw:text-style-name="P15" draw:layer="layout" svg:width="24.157cm" svg:height="2.756cm" svg:x="0.623cm" svg:y="0.706cm" presentation:class="title" presentation:user-transformed="true">
          <draw:text-box>
            <text:p text:style-name="P14"><text:span text:style-name="T6">Title of Slide Here</text:span></text:p>
          </draw:text-box>
        </draw:frame>
        <draw:frame presentation:style-name="pr12" draw:text-style-name="P16" draw:layer="layout" svg:width="23.241cm" svg:height="15.283cm" svg:x="1.524cm" svg:y="3.513cm" presentation:class="outline" presentation:user-transformed="true">
          <draw:text-box>
            <text:list text:style-name="L2">
              <text:list-item>
                <text:p text:style-name="P6"><text:span text:style-name="T11">First level bullet </text:span><text:span text:style-name="T12">(24pt) </text:span></text:p>
                <text:list>
                  <text:list-item>
                    <text:p text:style-name="P6"><text:span text:style-name="T12">Second level bullet (20pt)</text:span></text:p>
                    <text:list>
                      <text:list-item>
                        <text:p text:style-name="P6"><text:span text:style-name="T13">Third level bullet (16pt)</text:span></text:p>
                        <text:list>
                          <text:list-item>
                            <text:p text:style-name="P6"><text:span text:style-name="T14">Fourth level bullet (14pt)</text:span></text:p>
                          </text:list-item>
                        </text:list>
                      </text:list-item>
                    </text:list>
                  </text:list-item>
                </text:list>
              </text:list-item>
            </text:list>
          </draw:text-box>
        </draw:frame>
        <presentation:notes draw:style-name="dp2" presentation:use-header-name="hdr1" presentation:use-footer-name="ftr1">
          <draw:page-thumbnail draw:style-name="gr1" draw:layer="layout" svg:width="19.05cm" svg:height="14.3cm" svg:x="1.27cm" svg:y="1.27cm" draw:page-number="6" presentation:class="page"/>
          <draw:frame presentation:style-name="pr13" draw:text-style-name="P17" draw:layer="layout" svg:width="19.05cm" svg:height="10.414cm" svg:x="1.27cm" svg:y="15.621cm" presentation:class="notes" presentation:user-transformed="true">
            <draw:text-box>
              <text:p text:style-name="P8"><text:span text:style-name="T15">Notes:</text:span></text:p>
              <text:p text:style-name="P8"><text:span text:style-name="T15"/></text:p>
            </draw:text-box>
          </draw:frame>
        </presentation:notes>
      </draw:page>
      <draw:page draw:name="page7" draw:style-name="dp3" draw:master-page-name="SUSE_5f_Bullet_5f_Master_5f_2016" presentation:presentation-page-layout-name="AL2T1">
        <office:forms form:automatic-focus="false" form:apply-design-mode="false"/>
        <draw:frame presentation:style-name="pr11" draw:text-style-name="P15" draw:layer="layout" svg:width="24.157cm" svg:height="2.756cm" svg:x="0.623cm" svg:y="0.706cm" presentation:class="title" presentation:user-transformed="true">
          <draw:text-box>
            <text:p text:style-name="P14"><text:span text:style-name="T6">Title of Slide Here</text:span></text:p>
          </draw:text-box>
        </draw:frame>
        <draw:frame presentation:style-name="pr14" draw:text-style-name="P16" draw:layer="layout" svg:width="23.241cm" svg:height="15.283cm" svg:x="1.524cm" svg:y="3.513cm" presentation:class="outline" presentation:user-transformed="true">
          <draw:text-box>
            <text:list text:style-name="L2">
              <text:list-header>
                <text:p text:style-name="P6"><text:span text:style-name="T16">Component</text:span><text:span text:style-name="T17"> </text:span><text:span text:style-name="T17"><text:tab/></text:span><text:span text:style-name="T17"><text:tab/></text:span><text:span text:style-name="T17"><text:tab/></text:span><text:span text:style-name="T17"><text:tab/></text:span><text:span text:style-name="T16">Description</text:span></text:p>
                <text:p text:style-name="P6"><text:span text:style-name="T12">Component 1</text:span><text:span text:style-name="T12"><text:tab/></text:span><text:span text:style-name="T12"><text:tab/></text:span><text:span text:style-name="T12"><text:tab/></text:span><text:span text:style-name="T12"><text:tab/></text:span><text:span text:style-name="T12">-Description</text:span></text:p>
                <text:p text:style-name="P6"><text:span text:style-name="T12">Component 2</text:span><text:span text:style-name="T12"><text:tab/></text:span><text:span text:style-name="T12"><text:tab/></text:span><text:span text:style-name="T12"><text:tab/></text:span><text:span text:style-name="T12"><text:tab/></text:span><text:span text:style-name="T12">-Description</text:span></text:p>
              </text:list-header>
            </text:list>
          </draw:text-box>
        </draw:frame>
        <presentation:notes draw:style-name="dp2" presentation:use-header-name="hdr1" presentation:use-footer-name="ftr1">
          <draw:page-thumbnail draw:style-name="gr1" draw:layer="layout" svg:width="19.05cm" svg:height="14.3cm" svg:x="1.27cm" svg:y="1.27cm" draw:page-number="7" presentation:class="page"/>
          <draw:frame presentation:style-name="pr13" draw:text-style-name="P17" draw:layer="layout" svg:width="19.05cm" svg:height="10.414cm" svg:x="1.27cm" svg:y="15.621cm" presentation:class="notes" presentation:user-transformed="true">
            <draw:text-box>
              <text:p text:style-name="P8"><text:span text:style-name="T15">Notes:</text:span></text:p>
              <text:p text:style-name="P8"><text:span text:style-name="T15"/></text:p>
            </draw:text-box>
          </draw:frame>
        </presentation:notes>
      </draw:page>
      <draw:page draw:name="page8" draw:style-name="dp3" draw:master-page-name="SUSE_5f_Bullet_5f_Master_5f_2016" presentation:presentation-page-layout-name="AL2T1">
        <office:forms form:automatic-focus="false" form:apply-design-mode="false"/>
        <draw:frame presentation:style-name="pr11" draw:text-style-name="P15" draw:layer="layout" svg:width="24.157cm" svg:height="2.756cm" svg:x="0.623cm" svg:y="0.706cm" presentation:class="title" presentation:user-transformed="true">
          <draw:text-box>
            <text:p text:style-name="P14"><text:span text:style-name="T6">Title of Slide Here</text:span></text:p>
          </draw:text-box>
        </draw:frame>
        <draw:frame presentation:style-name="pr15" draw:text-style-name="P16" draw:layer="layout" svg:width="23.241cm" svg:height="15.283cm" svg:x="1.524cm" svg:y="3.513cm" presentation:class="outline" presentation:user-transformed="true">
          <draw:text-box>
            <text:list text:style-name="L2">
              <text:list-item>
                <text:p text:style-name="P6"><text:span text:style-name="T11">Syntax: </text:span><text:span text:style-name="T18">command</text:span><text:span text:style-name="T11"> </text:span><text:span text:style-name="T19">MODE</text:span><text:span text:style-name="T11"> </text:span><text:span text:style-name="T19">OPTIONS</text:span></text:p>
                <text:p text:style-name="P6"><text:span text:style-name="T20"><text:s/></text:span></text:p>
                <text:p text:style-name="P6"><text:span text:style-name="T21">Mode</text:span><text:span text:style-name="T22"><text:tab/></text:span><text:span text:style-name="T22"><text:tab/></text:span><text:span text:style-name="T22"><text:tab/></text:span><text:span text:style-name="T22"><text:tab/></text:span><text:span text:style-name="T22"><text:tab/></text:span><text:span text:style-name="T21">Description</text:span></text:p>
                <text:p text:style-name="P6"><text:span text:style-name="T23">mode</text:span><text:span text:style-name="T23"><text:tab/></text:span><text:span text:style-name="T23"><text:tab/></text:span><text:span text:style-name="T23"><text:tab/></text:span><text:span text:style-name="T23"><text:tab/></text:span><text:span text:style-name="T23"><text:tab/></text:span><text:span text:style-name="T23">description</text:span></text:p>
                <text:p text:style-name="P6"><text:span text:style-name="T23">mode</text:span><text:span text:style-name="T23"><text:tab/></text:span><text:span text:style-name="T23"><text:tab/></text:span><text:span text:style-name="T23"><text:tab/></text:span><text:span text:style-name="T23"><text:tab/></text:span><text:span text:style-name="T23"><text:tab/></text:span><text:span text:style-name="T23">description</text:span></text:p>
              </text:list-item>
            </text:list>
          </draw:text-box>
        </draw:frame>
        <presentation:notes draw:style-name="dp2" presentation:use-header-name="hdr1" presentation:use-footer-name="ftr1">
          <draw:page-thumbnail draw:style-name="gr1" draw:layer="layout" svg:width="19.05cm" svg:height="14.3cm" svg:x="1.27cm" svg:y="1.27cm" draw:page-number="8" presentation:class="page"/>
          <draw:frame presentation:style-name="pr13" draw:text-style-name="P17" draw:layer="layout" svg:width="19.05cm" svg:height="10.414cm" svg:x="1.27cm" svg:y="15.621cm" presentation:class="notes" presentation:user-transformed="true">
            <draw:text-box>
              <text:p text:style-name="P8"><text:span text:style-name="T15">Notes:</text:span></text:p>
              <text:p text:style-name="P8"><text:span text:style-name="T15"/></text:p>
            </draw:text-box>
          </draw:frame>
        </presentation:notes>
      </draw:page>
      <draw:page draw:name="SUSE_Notes_Only_Slide" draw:style-name="dp4" draw:master-page-name="Notes_5f_Only_5f_Master_5f_2016">
        <office:forms form:automatic-focus="false" form:apply-design-mode="false"/>
        <draw:frame draw:style-name="gr3" draw:text-style-name="P18" draw:layer="layout" svg:width="5.328cm" svg:height="0.963cm" svg:x="9.902cm" svg:y="8.878cm">
          <draw:text-box>
            <text:p>[Notes only slide]</text:p>
          </draw:text-box>
        </draw:frame>
        <presentation:notes draw:style-name="dp2" presentation:use-header-name="hdr1" presentation:use-footer-name="ftr1">
          <draw:frame presentation:style-name="pr16" draw:text-style-name="P19" draw:layer="layout" svg:width="19.05cm" svg:height="24.765cm" svg:x="1.27cm" svg:y="1.27cm" presentation:class="notes" presentation:user-transformed="true">
            <draw:text-box>
              <text:p><text:span text:style-name="T15">Notes:</text:span></text:p>
            </draw:text-box>
          </draw:frame>
          <draw:page-thumbnail draw:style-name="gr2" draw:layer="layout" svg:width="2.396cm" svg:height="0.908cm" svg:x="8.573cm" svg:y="28.441cm" draw:page-number="9" presentation:class="page"/>
        </presentation:notes>
      </draw:page>
      <draw:page draw:name="page10" draw:style-name="dp4" draw:master-page-name="SUSE_5f_Divider_5f_1_5f_Master_5f_2016" presentation:presentation-page-layout-name="AL3T19">
        <office:forms form:automatic-focus="false" form:apply-design-mode="false"/>
        <draw:frame presentation:style-name="pr9" draw:text-style-name="P13" draw:layer="layout" svg:width="22.859cm" svg:height="3.18cm" svg:x="1.314cm" svg:y="7.72cm" presentation:class="title">
          <draw:text-box>
            <text:p><text:span text:style-name="T10">&lt;Objective 2 Name&gt;</text:span></text:p>
          </draw:text-box>
        </draw:frame>
        <presentation:notes draw:style-name="dp2" presentation:use-header-name="hdr1" presentation:use-footer-name="ftr1">
          <draw:page-thumbnail draw:style-name="gr2" draw:layer="layout" svg:width="19.05cm" svg:height="14.3cm" svg:x="1.27cm" svg:y="1.27cm" draw:page-number="10" presentation:class="page"/>
          <draw:frame presentation:style-name="pr10" draw:text-style-name="P12" draw:layer="layout" svg:width="19.05cm" svg:height="10.414cm" svg:x="1.27cm" svg:y="15.621cm" presentation:class="notes">
            <draw:text-box>
              <text:p text:style-name="P11"><text:span text:style-name="T9">Objective Notes:</text:span></text:p>
            </draw:text-box>
          </draw:frame>
        </presentation:notes>
      </draw:page>
      <draw:page draw:name="page11" draw:style-name="dp3" draw:master-page-name="SUSE_5f_Bullet_5f_Master_5f_2016" presentation:presentation-page-layout-name="AL2T1">
        <office:forms form:automatic-focus="false" form:apply-design-mode="false"/>
        <draw:frame presentation:style-name="pr11" draw:text-style-name="P15" draw:layer="layout" svg:width="24.157cm" svg:height="2.756cm" svg:x="0.623cm" svg:y="0.706cm" presentation:class="title" presentation:user-transformed="true">
          <draw:text-box>
            <text:p text:style-name="P14"><text:span text:style-name="T6">Title of Slide Here</text:span></text:p>
          </draw:text-box>
        </draw:frame>
        <draw:frame presentation:style-name="pr17" draw:text-style-name="P16" draw:layer="layout" svg:width="23.241cm" svg:height="15.283cm" svg:x="1.524cm" svg:y="3.513cm" presentation:class="outline" presentation:user-transformed="true">
          <draw:text-box>
            <text:list text:style-name="L2">
              <text:list-item>
                <text:p text:style-name="P6"><text:span text:style-name="T11">First level bullet </text:span><text:span text:style-name="T12">(24pt) </text:span></text:p>
                <text:list>
                  <text:list-item>
                    <text:p text:style-name="P6"><text:span text:style-name="T12">Second level bullet (20pt)</text:span></text:p>
                    <text:list>
                      <text:list-item>
                        <text:p text:style-name="P6"><text:span text:style-name="T13">Third level bullet (16pt)</text:span></text:p>
                        <text:list>
                          <text:list-item>
                            <text:p text:style-name="P6"><text:span text:style-name="T14">Fourth level bullet (14pt)</text:span></text:p>
                          </text:list-item>
                        </text:list>
                      </text:list-item>
                    </text:list>
                  </text:list-item>
                </text:list>
              </text:list-item>
            </text:list>
          </draw:text-box>
        </draw:frame>
        <presentation:notes draw:style-name="dp2" presentation:use-header-name="hdr1" presentation:use-footer-name="ftr1">
          <draw:page-thumbnail draw:style-name="gr1" draw:layer="layout" svg:width="19.05cm" svg:height="14.3cm" svg:x="1.27cm" svg:y="1.27cm" draw:page-number="11" presentation:class="page"/>
          <draw:frame presentation:style-name="pr13" draw:text-style-name="P17" draw:layer="layout" svg:width="19.05cm" svg:height="10.414cm" svg:x="1.27cm" svg:y="15.621cm" presentation:class="notes" presentation:user-transformed="true">
            <draw:text-box>
              <text:p text:style-name="P8"><text:span text:style-name="T15">Notes:</text:span></text:p>
              <text:p text:style-name="P8"><text:span text:style-name="T15"/></text:p>
            </draw:text-box>
          </draw:frame>
        </presentation:notes>
      </draw:page>
      <draw:page draw:name="page12" draw:style-name="dp3" draw:master-page-name="SUSE_5f_Bullet_5f_Master_5f_2016" presentation:presentation-page-layout-name="AL2T1">
        <office:forms form:automatic-focus="false" form:apply-design-mode="false"/>
        <draw:frame presentation:style-name="pr11" draw:text-style-name="P20" draw:layer="layout" svg:width="24.157cm" svg:height="2.756cm" svg:x="0.623cm" svg:y="0.706cm" presentation:class="title" presentation:user-transformed="true">
          <draw:text-box>
            <text:p text:style-name="P14"><text:span text:style-name="T24">Exercises</text:span></text:p>
          </draw:text-box>
        </draw:frame>
        <draw:frame presentation:style-name="pr18" draw:text-style-name="P16" draw:layer="layout" svg:width="23.241cm" svg:height="15.283cm" svg:x="1.524cm" svg:y="3.513cm" presentation:class="outline" presentation:user-transformed="true">
          <draw:text-box>
            <text:list text:style-name="L2">
              <text:list-item>
                <text:p text:style-name="P6"><text:span text:style-name="T11">Exercise &lt;number&gt; &lt;title&gt;</text:span></text:p>
              </text:list-item>
              <text:list-item>
                <text:p text:style-name="P6"><text:span text:style-name="T11">Exercise &lt;number&gt; &lt;title&gt;</text:span></text:p>
              </text:list-item>
            </text:list>
          </draw:text-box>
        </draw:frame>
        <presentation:notes draw:style-name="dp2" presentation:use-header-name="hdr1" presentation:use-footer-name="ftr1">
          <draw:page-thumbnail draw:style-name="gr1" draw:layer="layout" svg:width="19.05cm" svg:height="14.3cm" svg:x="1.27cm" svg:y="1.27cm" draw:page-number="12" presentation:class="page"/>
          <draw:frame presentation:style-name="pr13" draw:text-style-name="P17" draw:layer="layout" svg:width="19.05cm" svg:height="10.414cm" svg:x="1.27cm" svg:y="15.621cm" presentation:class="notes" presentation:user-transformed="true">
            <draw:text-box>
              <text:p text:style-name="P8"><text:span text:style-name="T15">Notes:</text:span></text:p>
              <text:p text:style-name="P8"><text:span text:style-name="T15"/></text:p>
            </draw:text-box>
          </draw:frame>
        </presentation:notes>
      </draw:page>
      <draw:page draw:name="TOPIC_REVIEW-" draw:style-name="dp4" draw:master-page-name="SUSE_5f_Divider_5f_2_5f_Master_5f_2016" presentation:presentation-page-layout-name="AL3T19">
        <draw:frame presentation:style-name="pr19" draw:text-style-name="P21" draw:layer="layout" svg:width="22.859cm" svg:height="4.269cm" svg:x="0.914cm" svg:y="7.076cm" presentation:class="title" presentation:user-transformed="true">
          <draw:text-box>
            <text:p><text:span text:style-name="T25">&lt;Topic Name&gt;</text:span><text:span text:style-name="T26"><text:line-break/></text:span><text:span text:style-name="T26"><text:line-break/></text:span><text:span text:style-name="T26">Exercises</text:span></text:p>
          </draw:text-box>
        </draw:frame>
        <presentation:notes draw:style-name="dp2" presentation:use-header-name="hdr1" presentation:use-footer-name="ftr1">
          <draw:page-thumbnail draw:style-name="gr2" draw:layer="layout" svg:width="19.05cm" svg:height="14.3cm" svg:x="1.27cm" svg:y="1.27cm" draw:page-number="13" presentation:class="page"/>
          <draw:frame presentation:style-name="pr7" draw:text-style-name="P12" draw:layer="layout" svg:width="19.05cm" svg:height="10.414cm" svg:x="1.27cm" svg:y="15.621cm" presentation:class="notes">
            <draw:text-box>
              <text:p text:style-name="P11"><text:span text:style-name="T9">Objective Notes:</text:span></text:p>
            </draw:text-box>
          </draw:frame>
        </presentation:notes>
      </draw:page>
      <draw:page draw:name="page14" draw:style-name="dp4" draw:master-page-name="SUSE_5f_Divider_5f_2_5f_Master_5f_2016" presentation:presentation-page-layout-name="AL3T19">
        <draw:frame presentation:style-name="pr19" draw:text-style-name="P21" draw:layer="layout" svg:width="22.859cm" svg:height="4.269cm" svg:x="0.914cm" svg:y="7.076cm" presentation:class="title" presentation:user-transformed="true">
          <draw:text-box>
            <text:p><text:span text:style-name="T25">&lt;Topic Name&gt;</text:span><text:span text:style-name="T26"><text:line-break/></text:span><text:span text:style-name="T26"><text:line-break/></text:span><text:span text:style-name="T26">Review Questions</text:span></text:p>
          </draw:text-box>
        </draw:frame>
        <presentation:notes draw:style-name="dp2" presentation:use-header-name="hdr1" presentation:use-footer-name="ftr1">
          <draw:page-thumbnail draw:style-name="gr2" draw:layer="layout" svg:width="19.05cm" svg:height="14.3cm" svg:x="1.27cm" svg:y="1.27cm" draw:page-number="14" presentation:class="page"/>
          <draw:frame presentation:style-name="pr7" draw:text-style-name="P12" draw:layer="layout" svg:width="19.05cm" svg:height="10.414cm" svg:x="1.27cm" svg:y="15.621cm" presentation:class="notes">
            <draw:text-box>
              <text:p text:style-name="P11"><text:span text:style-name="T9">Objective Notes:</text:span></text:p>
            </draw:text-box>
          </draw:frame>
        </presentation:notes>
      </draw:page>
      <draw:page draw:name="TOPIC_REVIEW_QUESTIONS-" draw:style-name="dp3" draw:master-page-name="SUSE_5f_Bullet_5f_Master_5f_2016" presentation:presentation-page-layout-name="AL2T1">
        <draw:frame presentation:style-name="pr11" draw:text-style-name="P15" draw:layer="layout" svg:width="24.157cm" svg:height="2.756cm" svg:x="0.623cm" svg:y="0.706cm" presentation:class="title" presentation:user-transformed="true">
          <draw:text-box>
            <text:p text:style-name="P14"><text:span text:style-name="T6">Review Questions</text:span></text:p>
          </draw:text-box>
        </draw:frame>
        <draw:frame presentation:style-name="pr20" draw:text-style-name="P16" draw:layer="layout" svg:width="23.241cm" svg:height="15.283cm" svg:x="1.524cm" svg:y="3.513cm" presentation:class="outline" presentation:user-transformed="true">
          <draw:text-box>
            <text:list text:style-name="L2">
              <text:list-item>
                <text:p text:style-name="P6"><text:span text:style-name="T11">Question 1</text:span></text:p>
              </text:list-item>
              <text:list-item>
                <text:p text:style-name="P6"><text:span text:style-name="T11">Question 2</text:span></text:p>
              </text:list-item>
            </text:list>
          </draw:text-box>
        </draw:frame>
        <presentation:notes draw:style-name="dp2" presentation:use-header-name="hdr1" presentation:use-footer-name="ftr1">
          <draw:page-thumbnail draw:style-name="gr1" draw:layer="layout" svg:width="19.05cm" svg:height="14.3cm" svg:x="1.27cm" svg:y="1.27cm" draw:page-number="15" presentation:class="page"/>
          <draw:frame presentation:style-name="pr13" draw:text-style-name="P17" draw:layer="layout" svg:width="19.05cm" svg:height="10.414cm" svg:x="1.27cm" svg:y="15.621cm" presentation:class="notes" presentation:user-transformed="true">
            <draw:text-box>
              <text:p text:style-name="P8"><text:span text:style-name="T15">Notes:</text:span></text:p>
              <text:p text:style-name="P8"><text:span text:style-name="T15"/></text:p>
            </draw:text-box>
          </draw:frame>
        </presentation:notes>
      </draw:page>
      <draw:page draw:name="page16" draw:style-name="dp4" draw:master-page-name="SUSE_5f_Divider_5f_0_5f_Master_5f_2016" presentation:presentation-page-layout-name="AL3T19">
        <draw:frame presentation:style-name="pr21" draw:text-style-name="P1" draw:layer="layout" svg:width="22.859cm" svg:height="4.269cm" svg:x="0.914cm" svg:y="7.076cm" presentation:class="title" presentation:user-transformed="true">
          <draw:text-box>
            <text:p><text:span text:style-name="T25">Section &lt;#&gt;</text:span><text:span text:style-name="T25"><text:line-break/></text:span><text:span text:style-name="T26"><text:line-break/></text:span><text:span text:style-name="T26">Exercises</text:span></text:p>
          </draw:text-box>
        </draw:frame>
        <presentation:notes draw:style-name="dp2" presentation:use-header-name="hdr1" presentation:use-footer-name="ftr1">
          <draw:page-thumbnail draw:style-name="gr2" draw:layer="layout" svg:width="19.05cm" svg:height="14.3cm" svg:x="1.27cm" svg:y="1.27cm" draw:page-number="16" presentation:class="page"/>
          <draw:frame presentation:style-name="pr22" draw:text-style-name="P12" draw:layer="layout" svg:width="19.05cm" svg:height="10.414cm" svg:x="1.27cm" svg:y="15.621cm" presentation:class="notes">
            <draw:text-box>
              <text:p text:style-name="P11"><text:span text:style-name="T9">Objective Notes:</text:span></text:p>
            </draw:text-box>
          </draw:frame>
        </presentation:notes>
      </draw:page>
      <draw:page draw:name="SECTION_REVIEW-" draw:style-name="dp4" draw:master-page-name="SUSE_5f_Divider_5f_0_5f_Master_5f_2016" presentation:presentation-page-layout-name="AL3T19">
        <draw:frame presentation:style-name="pr21" draw:text-style-name="P1" draw:layer="layout" svg:width="22.859cm" svg:height="4.269cm" svg:x="0.914cm" svg:y="7.076cm" presentation:class="title" presentation:user-transformed="true">
          <draw:text-box>
            <text:p><text:span text:style-name="T25">Section &lt;#&gt;</text:span><text:span text:style-name="T26"><text:line-break/></text:span><text:span text:style-name="T26"><text:line-break/></text:span><text:span text:style-name="T26">Review Questions</text:span></text:p>
          </draw:text-box>
        </draw:frame>
        <presentation:notes draw:style-name="dp2" presentation:use-header-name="hdr1" presentation:use-footer-name="ftr1">
          <draw:page-thumbnail draw:style-name="gr2" draw:layer="layout" svg:width="19.05cm" svg:height="14.3cm" svg:x="1.27cm" svg:y="1.27cm" draw:page-number="17" presentation:class="page"/>
          <draw:frame presentation:style-name="pr22" draw:text-style-name="P12" draw:layer="layout" svg:width="19.05cm" svg:height="10.414cm" svg:x="1.27cm" svg:y="15.621cm" presentation:class="notes">
            <draw:text-box>
              <text:p text:style-name="P11"><text:span text:style-name="T9">Objective Notes:</text:span></text:p>
            </draw:text-box>
          </draw:frame>
        </presentation:notes>
      </draw:page>
      <draw:page draw:name="SECTION_REVIEW_QUESTIONS-" draw:style-name="dp3" draw:master-page-name="SUSE_5f_Bullet_5f_Master_5f_2016" presentation:presentation-page-layout-name="AL2T1">
        <draw:frame presentation:style-name="pr11" draw:text-style-name="P15" draw:layer="layout" svg:width="24.157cm" svg:height="2.756cm" svg:x="0.623cm" svg:y="0.706cm" presentation:class="title" presentation:user-transformed="true">
          <draw:text-box>
            <text:p text:style-name="P14"><text:span text:style-name="T6">Section # Review Questions</text:span></text:p>
          </draw:text-box>
        </draw:frame>
        <draw:frame presentation:style-name="pr23" draw:text-style-name="P16" draw:layer="layout" svg:width="23.241cm" svg:height="15.283cm" svg:x="1.524cm" svg:y="3.513cm" presentation:class="outline" presentation:user-transformed="true">
          <draw:text-box>
            <text:list text:style-name="L2">
              <text:list-item>
                <text:p text:style-name="P6"><text:span text:style-name="T11">Question 1</text:span></text:p>
              </text:list-item>
              <text:list-item>
                <text:p text:style-name="P6"><text:span text:style-name="T11">Question 2</text:span></text:p>
              </text:list-item>
            </text:list>
          </draw:text-box>
        </draw:frame>
        <presentation:notes draw:style-name="dp2" presentation:use-header-name="hdr1" presentation:use-footer-name="ftr1">
          <draw:page-thumbnail draw:style-name="gr1" draw:layer="layout" svg:width="19.05cm" svg:height="14.3cm" svg:x="1.27cm" svg:y="1.27cm" draw:page-number="18" presentation:class="page"/>
          <draw:frame presentation:style-name="pr13" draw:text-style-name="P17" draw:layer="layout" svg:width="19.05cm" svg:height="10.414cm" svg:x="1.27cm" svg:y="15.621cm" presentation:class="notes" presentation:user-transformed="true">
            <draw:text-box>
              <text:p text:style-name="P8"><text:span text:style-name="T15">Notes:</text:span></text:p>
              <text:p text:style-name="P8"><text:span text:style-name="T1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2" svg:font-family="Arial" style:font-family-generic="swiss"/>
    <style:font-face style:name="Anonymous Pro" svg:font-family="'Anonymous Pro'" style:font-pitch="fixed"/>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mo" svg:font-family="Arimo" style:font-family-generic="swiss" style:font-pitch="variable"/>
    <style:font-face style:name="Arimo1" svg:font-family="Arimo" style:font-adornments="Regular" style:font-family-generic="swiss" style:font-pitch="variable"/>
    <style:font-face style:name="Albany AMT1" svg:font-family="'Albany AMT'" style:font-family-generic="system"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455560" style:text-outline="false" style:text-line-through-style="none" style:text-line-through-type="none" style:font-name="Arimo1" fo:font-family="Arimo"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SUSE_5f_Title_5f_Master_5f_2016-background" style:display-name="SUSE_Title_Master_2016-background" style:family="presentation">
      <style:graphic-properties draw:stroke="none" draw:fill="none"/>
      <style:text-properties style:letter-kerning="true"/>
    </style:style>
    <style:style style:name="SUSE_5f_Title_5f_Master_5f_2016-backgroundobjects" style:display-name="SUSE_Title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Title_5f_Master_5f_2016-notes" style:display-name="SUSE_Title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5pt" fo:font-style="normal" fo:text-shadow="none" style:text-underline-style="none" fo:font-weight="normal" style:letter-kerning="true" style:font-name-asian="Microsoft YaHei" style:font-family-asian="'Microsoft YaHei'" style:font-family-generic-asian="system" style:font-pitch-asian="variable" style:font-size-asian="10.5pt" style:font-style-asian="normal" style:font-weight-asian="normal" style:font-name-complex="Mangal" style:font-family-complex="Mangal"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SUSE_5f_Title_5f_Master_5f_2016-outline1" style:display-name="SUSE_Title_Master_2016-outline1" style:family="presentation">
      <style:graphic-properties draw:stroke="none" draw:fill="none" draw:textarea-horizontal-align="left" draw:auto-grow-height="false" draw:fit-to-size="shrink-to-fit" style:shrink-to-fit="true">
        <text:list-style style:name="SUSE_5f_Title_5f_Master_5f_2016-outline1" style:display-name="SUSE_Title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051cm" fo:line-height="105%" fo:text-align="start" fo:text-indent="0cm"/>
      <style:text-properties fo:color="#000000" style:text-outline="false" style:text-line-through-style="none" style:text-line-through-type="none" style:font-name="Arial1" fo:font-family="Arial" style:font-style-name="Regular"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SUSE_5f_Title_5f_Master_5f_2016-outline2" style:display-name="SUSE_Title_Master_2016-outline2" style:family="presentation" style:parent-style-name="SUSE_5f_Title_5f_Master_5f_2016-outline1">
      <style:paragraph-properties fo:margin-left="0cm" fo:margin-right="0cm" fo:margin-top="0cm" fo:margin-bottom="0.362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3" style:display-name="SUSE_Title_Master_2016-outline3" style:family="presentation" style:parent-style-name="SUSE_5f_Title_5f_Master_5f_2016-outline2">
      <style:paragraph-properties fo:margin-left="0cm" fo:margin-right="0cm" fo:margin-top="0cm" fo:margin-bottom="0.271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4" style:display-name="SUSE_Title_Master_2016-outline4" style:family="presentation" style:parent-style-name="SUSE_5f_Title_5f_Master_5f_2016-outline3">
      <style:paragraph-properties fo:margin-left="0cm" fo:margin-right="0cm" fo:margin-top="0cm" fo:margin-bottom="0.181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5" style:display-name="SUSE_Title_Master_2016-outline5" style:family="presentation" style:parent-style-name="SUSE_5f_Title_5f_Master_5f_2016-outline4">
      <style:paragraph-properties fo:margin-left="0cm" fo:margin-right="0cm" fo:margin-top="0cm" fo:margin-bottom="0.09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6" style:display-name="SUSE_Title_Master_2016-outline6" style:family="presentation" style:parent-style-name="SUSE_5f_Title_5f_Master_5f_2016-outline5">
      <style:paragraph-properties fo:margin-left="0cm" fo:margin-right="0cm" fo:margin-top="0cm" fo:margin-bottom="0.09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7" style:display-name="SUSE_Title_Master_2016-outline7" style:family="presentation" style:parent-style-name="SUSE_5f_Title_5f_Master_5f_2016-outline6">
      <style:paragraph-properties fo:margin-left="0cm" fo:margin-right="0cm" fo:margin-top="0cm" fo:margin-bottom="0.09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8" style:display-name="SUSE_Title_Master_2016-outline8" style:family="presentation" style:parent-style-name="SUSE_5f_Title_5f_Master_5f_2016-outline7">
      <style:paragraph-properties fo:margin-left="0cm" fo:margin-right="0cm" fo:margin-top="0cm" fo:margin-bottom="0.09cm" fo:text-indent="0cm"/>
      <style:text-properties style:font-name="Arial1" fo:font-family="Arial" style:font-style-name="Regular" style:font-family-generic="swiss" style:font-pitch="variable" fo:font-size="18.1000003814697pt" style:font-size-asian="20pt" style:font-size-complex="20pt"/>
    </style:style>
    <style:style style:name="SUSE_5f_Title_5f_Master_5f_2016-outline9" style:display-name="SUSE_Title_Master_2016-outline9" style:family="presentation" style:parent-style-name="SUSE_5f_Title_5f_Master_5f_2016-outline8">
      <style:paragraph-properties fo:margin-left="0cm" fo:margin-right="0cm" fo:margin-top="0cm" fo:margin-bottom="0.09cm" fo:text-indent="0cm"/>
      <style:text-properties style:font-name="Arial1" fo:font-family="Arial" style:font-style-name="Regular" style:font-family-generic="swiss" style:font-pitch="variable" fo:font-size="18.1000003814697pt" style:font-size-asian="20pt" style:font-size-complex="20pt"/>
    </style:style>
    <style:style style:name="SUSE_5f_Title_5f_Master_5f_2016-subtitle" style:display-name="SUSE_Title_Master_2016-subtitle" style:family="presentation">
      <style:graphic-properties draw:stroke="none" draw:fill="none" draw:textarea-vertical-align="middle">
        <text:list-style style:name="SUSE_5f_Title_5f_Master_5f_2016-subtitle" style:display-name="SUSE_Title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45556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Title_5f_Master_5f_2016-title" style:display-name="SUSE_Title_Master_2016-title" style:family="presentation">
      <style:graphic-properties draw:stroke="none" draw:fill="none" draw:textarea-horizontal-align="left" draw:textarea-vertical-align="middle">
        <text:list-style style:name="SUSE_5f_Title_5f_Master_5f_2016-title" style:display-name="SUSE_Title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mo" fo:font-family="Arimo"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Bullet_5f_Master_5f_2016-background" style:display-name="SUSE_Bullet_Master_2016-background" style:family="presentation">
      <style:graphic-properties draw:stroke="none" draw:fill="none"/>
      <style:text-properties style:letter-kerning="true"/>
    </style:style>
    <style:style style:name="SUSE_5f_Bullet_5f_Master_5f_2016-backgroundobjects" style:display-name="SUSE_Bullet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Bullet_5f_Master_5f_2016-notes" style:display-name="SUSE_Bullet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5pt" fo:font-style="normal" fo:text-shadow="none" style:text-underline-style="none" fo:font-weight="normal" style:letter-kerning="true" style:font-name-asian="Microsoft YaHei" style:font-family-asian="'Microsoft YaHei'" style:font-family-generic-asian="system" style:font-pitch-asian="variable" style:font-size-asian="10.5pt" style:font-style-asian="normal" style:font-weight-asian="normal" style:font-name-complex="Mangal" style:font-family-complex="Mangal"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SUSE_5f_Bullet_5f_Master_5f_2016-outline1" style:display-name="SUSE_Bullet_Master_2016-outline1" style:family="presentation">
      <style:graphic-properties draw:stroke="none" draw:fill="none" draw:textarea-horizontal-align="left" draw:auto-grow-height="false" draw:fit-to-size="shrink-to-fit" style:shrink-to-fit="true">
        <text:list-style style:name="SUSE_5f_Bullet_5f_Master_5f_2016-outline1" style:display-name="SUSE_Bullet_Master_2016-outline1">
          <text:list-level-style-bullet text:level="1" text:bullet-char="•">
            <style:list-level-properties text:space-before="0.002cm" text:min-label-width="0.514cm"/>
            <style:text-properties fo:font-family="Arial" style:font-style-name="Regular" style:font-family-generic="swiss" fo:color="#000000" fo:font-size="65%"/>
          </text:list-level-style-bullet>
          <text:list-level-style-bullet text:level="2" text:bullet-char="‒">
            <style:list-level-properties text:space-before="0.736cm" text:min-label-width="0.49cm"/>
            <style:text-properties fo:font-family="Arial" style:font-style-name="Regular" style:font-family-generic="swiss" fo:color="#000000" fo:font-size="65%"/>
          </text:list-level-style-bullet>
          <text:list-level-style-bullet text:level="3" text:bullet-char="&gt;">
            <style:list-level-properties text:space-before="1.268cm" text:min-label-width="0.539cm"/>
            <style:text-properties fo:font-family="Arial" style:font-style-name="Regular" style:font-family-generic="swiss" fo:color="#000000" fo:font-size="65%"/>
          </text:list-level-style-bullet>
          <text:list-level-style-bullet text:level="4" text:bullet-char="»">
            <style:list-level-properties text:space-before="2.024cm" text:min-label-width="0.514cm"/>
            <style:text-properties fo:font-family="Arial" style:font-style-name="Regular" style:font-family-generic="swiss" fo:color="#000000" fo:font-size="65%"/>
          </text:list-level-style-bullet>
          <text:list-level-style-bullet text:level="5" text:bullet-char="~">
            <style:list-level-properties text:space-before="2.801cm" text:min-label-width="0.49cm"/>
            <style:text-properties fo:font-family="Arial" style:font-style-name="Regular" style:font-family-generic="swiss" fo:color="#000000" fo:font-size="65%"/>
          </text:list-level-style-bullet>
          <text:list-level-style-bullet text:level="6" text:bullet-char="~">
            <style:list-level-properties text:space-before="3.812cm" text:min-label-width="0.49cm"/>
            <style:text-properties fo:font-family="Arial" style:font-style-name="Regular" style:font-family-generic="swiss" fo:color="#000000" fo:font-size="65%"/>
          </text:list-level-style-bullet>
          <text:list-level-style-bullet text:level="7" text:bullet-char="~">
            <style:list-level-properties text:space-before="4.587cm" text:min-label-width="0.49cm"/>
            <style:text-properties fo:font-family="Arial" style:font-style-name="Regular" style:font-family-generic="swiss" fo:color="#000000" fo:font-size="65%"/>
          </text:list-level-style-bullet>
          <text:list-level-style-bullet text:level="8" text:bullet-char="~">
            <style:list-level-properties text:space-before="9.11cm" text:min-label-width="0.49cm"/>
            <style:text-properties fo:font-family="Arial" style:font-style-name="Regular" style:font-family-generic="swiss" fo:color="#000000" fo:font-size="65%"/>
          </text:list-level-style-bullet>
          <text:list-level-style-bullet text:level="9" text:bullet-char="~">
            <style:list-level-properties text:space-before="10.31cm" text:min-label-width="0.49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305cm" fo:line-height="105%" fo:text-indent="0cm"/>
      <style:text-properties fo:color="#000000" style:text-outline="false" style:text-line-through-style="none" style:text-line-through-type="none" style:font-name="Arial" fo:font-family="Arial"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SE_5f_Bullet_5f_Master_5f_2016-outline2" style:display-name="SUSE_Bullet_Master_2016-outline2" style:family="presentation" style:parent-style-name="SUSE_5f_Bullet_5f_Master_5f_2016-outline1">
      <style:paragraph-properties fo:margin-left="0.022cm" fo:margin-right="0cm" fo:margin-top="0cm" fo:margin-bottom="0.305cm" fo:line-height="105%" fo:text-indent="0cm"/>
      <style:text-properties fo:color="#000000" fo:font-size="20pt" style:font-size-asian="20pt" style:font-size-complex="20pt"/>
    </style:style>
    <style:style style:name="SUSE_5f_Bullet_5f_Master_5f_2016-outline3" style:display-name="SUSE_Bullet_Master_2016-outline3" style:family="presentation" style:parent-style-name="SUSE_5f_Bullet_5f_Master_5f_2016-outline2">
      <style:paragraph-properties fo:margin-left="0.258cm" fo:margin-right="0cm" fo:margin-top="0cm" fo:margin-bottom="0.305cm" fo:line-height="105%" fo:text-indent="0cm"/>
      <style:text-properties fo:color="#000000" fo:font-size="16pt" style:font-size-asian="16pt" style:font-size-complex="16pt"/>
    </style:style>
    <style:style style:name="SUSE_5f_Bullet_5f_Master_5f_2016-outline4" style:display-name="SUSE_Bullet_Master_2016-outline4" style:family="presentation" style:parent-style-name="SUSE_5f_Bullet_5f_Master_5f_2016-outline3">
      <style:paragraph-properties fo:margin-left="0.258cm" fo:margin-right="0cm" fo:margin-top="0cm" fo:margin-bottom="0.305cm" fo:line-height="105%" fo:text-indent="0cm"/>
      <style:text-properties fo:color="#000000" fo:font-size="14pt" style:font-size-asian="14pt" style:font-size-complex="14pt"/>
    </style:style>
    <style:style style:name="SUSE_5f_Bullet_5f_Master_5f_2016-outline5" style:display-name="SUSE_Bullet_Master_2016-outline5" style:family="presentation" style:parent-style-name="SUSE_5f_Bullet_5f_Master_5f_2016-outline4">
      <style:paragraph-properties fo:margin-left="0.258cm" fo:margin-right="0cm" fo:margin-top="0cm" fo:margin-bottom="0.305cm" fo:line-height="105%" fo:text-indent="0cm"/>
      <style:text-properties fo:color="#000000" fo:font-size="12pt" style:font-size-asian="12pt" style:font-size-complex="12pt"/>
    </style:style>
    <style:style style:name="SUSE_5f_Bullet_5f_Master_5f_2016-outline6" style:display-name="SUSE_Bullet_Master_2016-outline6" style:family="presentation" style:parent-style-name="SUSE_5f_Bullet_5f_Master_5f_2016-outline5">
      <style:paragraph-properties fo:margin-left="0cm" fo:margin-right="0cm" fo:margin-top="0cm" fo:margin-bottom="0.305cm" fo:line-height="105%" fo:text-indent="0cm"/>
      <style:text-properties fo:color="#000000" fo:font-size="12pt" style:font-size-asian="12pt" style:font-size-complex="12pt"/>
    </style:style>
    <style:style style:name="SUSE_5f_Bullet_5f_Master_5f_2016-outline7" style:display-name="SUSE_Bullet_Master_2016-outline7" style:family="presentation" style:parent-style-name="SUSE_5f_Bullet_5f_Master_5f_2016-outline6">
      <style:paragraph-properties fo:margin-left="0cm" fo:margin-right="0cm" fo:margin-top="0cm" fo:margin-bottom="0.305cm" fo:line-height="105%" fo:text-indent="0cm"/>
      <style:text-properties fo:color="#000000" fo:font-size="12pt" style:font-size-asian="12pt" style:font-size-complex="12pt"/>
    </style:style>
    <style:style style:name="SUSE_5f_Bullet_5f_Master_5f_2016-outline8" style:display-name="SUSE_Bullet_Master_2016-outline8" style:family="presentation" style:parent-style-name="SUSE_5f_Bullet_5f_Master_5f_2016-outline7">
      <style:paragraph-properties fo:margin-left="0cm" fo:margin-right="0cm" fo:margin-top="0cm" fo:margin-bottom="0.305cm" fo:line-height="105%" fo:text-indent="0cm"/>
      <style:text-properties fo:font-size="12pt" style:font-size-asian="12pt" style:font-size-complex="12pt"/>
    </style:style>
    <style:style style:name="SUSE_5f_Bullet_5f_Master_5f_2016-outline9" style:display-name="SUSE_Bullet_Master_2016-outline9" style:family="presentation" style:parent-style-name="SUSE_5f_Bullet_5f_Master_5f_2016-outline8">
      <style:paragraph-properties fo:margin-left="0cm" fo:margin-right="0cm" fo:margin-top="0cm" fo:margin-bottom="0.305cm" fo:line-height="105%" fo:text-indent="0cm"/>
      <style:text-properties fo:font-size="12pt" style:font-size-asian="12pt" style:font-size-complex="12pt"/>
    </style:style>
    <style:style style:name="SUSE_5f_Bullet_5f_Master_5f_2016-subtitle" style:display-name="SUSE_Bullet_Master_2016-subtitle" style:family="presentation">
      <style:graphic-properties draw:stroke="none" draw:fill="none" draw:textarea-vertical-align="middle">
        <text:list-style style:name="SUSE_5f_Bullet_5f_Master_5f_2016-subtitle" style:display-name="SUSE_Bullet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Bullet_5f_Master_5f_2016-title" style:display-name="SUSE_Bullet_Master_2016-title" style:family="presentation">
      <style:graphic-properties draw:stroke="none" draw:fill="none" draw:textarea-horizontal-align="center" draw:textarea-vertical-align="top">
        <text:list-style style:name="SUSE_5f_Bullet_5f_Master_5f_2016-title" style:display-name="SUSE_Bullet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 fo:font-family="Arial"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Notes_5f_Only_5f_Master_5f_2016-background" style:display-name="Notes_Only_Master_2016-background" style:family="presentation">
      <style:graphic-properties draw:stroke="none" draw:fill="none"/>
      <style:text-properties style:letter-kerning="true"/>
    </style:style>
    <style:style style:name="Notes_5f_Only_5f_Master_5f_2016-backgroundobjects" style:display-name="Notes_Only_Master_2016-backgroundobjects" style:family="presentation">
      <style:graphic-properties draw:textarea-horizontal-align="justify" draw:shadow="hidden" draw:shadow-offset-x="0.2cm" draw:shadow-offset-y="0.2cm" draw:shadow-color="#808080"/>
      <style:text-properties style:font-name="Arimo1" fo:font-family="Arimo" style:font-style-name="Regular" style:font-family-generic="swiss" style:font-pitch="variable" style:letter-kerning="true"/>
    </style:style>
    <style:style style:name="Notes_5f_Only_5f_Master_5f_2016-notes" style:display-name="Notes_Only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5pt" fo:font-style="normal" fo:text-shadow="none" style:text-underline-style="none" fo:font-weight="normal" style:letter-kerning="true" style:font-name-asian="Albany AMT1" style:font-family-asian="'Albany AMT'" style:font-family-generic-asian="system" style:font-pitch-asian="variable" style:font-size-asian="10.5pt" style:font-style-asian="normal" style:font-weight-asian="normal" style:font-name-complex="Albany AMT1" style:font-family-complex="'Albany AMT'"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Notes_5f_Only_5f_Master_5f_2016-outline1" style:display-name="Notes_Only_Master_2016-outline1" style:family="presentation">
      <style:graphic-properties draw:stroke="none" draw:fill="none" draw:auto-grow-height="false" draw:fit-to-size="shrink-to-fit" style:shrink-to-fit="true">
        <text:list-style style:name="Notes_5f_Only_5f_Master_5f_2016-outline1" style:display-name="Notes_Only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lbany AMT" fo:font-family="'Albany AMT'" style:font-family-generic="roman"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Albany AMT1" style:font-family-complex="'Albany AMT'"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Notes_5f_Only_5f_Master_5f_2016-outline2" style:display-name="Notes_Only_Master_2016-outline2" style:family="presentation" style:parent-style-name="Notes_5f_Only_5f_Master_5f_2016-outline1">
      <style:paragraph-properties fo:margin-top="0cm" fo:margin-bottom="0.4cm"/>
      <style:text-properties fo:font-size="10pt" style:font-size-asian="10pt" style:font-size-complex="10pt"/>
    </style:style>
    <style:style style:name="Notes_5f_Only_5f_Master_5f_2016-outline3" style:display-name="Notes_Only_Master_2016-outline3" style:family="presentation" style:parent-style-name="Notes_5f_Only_5f_Master_5f_2016-outline2">
      <style:paragraph-properties fo:margin-top="0cm" fo:margin-bottom="0.3cm"/>
      <style:text-properties fo:font-size="10pt" style:font-size-asian="10pt" style:font-size-complex="10pt"/>
    </style:style>
    <style:style style:name="Notes_5f_Only_5f_Master_5f_2016-outline4" style:display-name="Notes_Only_Master_2016-outline4" style:family="presentation" style:parent-style-name="Notes_5f_Only_5f_Master_5f_2016-outline3">
      <style:paragraph-properties fo:margin-top="0cm" fo:margin-bottom="0.2cm"/>
      <style:text-properties fo:font-size="10pt" style:font-size-asian="10pt" style:font-size-complex="10pt"/>
    </style:style>
    <style:style style:name="Notes_5f_Only_5f_Master_5f_2016-outline5" style:display-name="Notes_Only_Master_2016-outline5" style:family="presentation" style:parent-style-name="Notes_5f_Only_5f_Master_5f_2016-outline4">
      <style:paragraph-properties fo:margin-top="0cm" fo:margin-bottom="0.1cm"/>
      <style:text-properties fo:font-size="10pt" style:font-size-asian="10pt" style:font-size-complex="10pt"/>
    </style:style>
    <style:style style:name="Notes_5f_Only_5f_Master_5f_2016-outline6" style:display-name="Notes_Only_Master_2016-outline6" style:family="presentation" style:parent-style-name="Notes_5f_Only_5f_Master_5f_2016-outline5">
      <style:paragraph-properties fo:margin-top="0cm" fo:margin-bottom="0.1cm"/>
      <style:text-properties fo:font-size="10pt" style:font-size-asian="10pt" style:font-size-complex="10pt"/>
    </style:style>
    <style:style style:name="Notes_5f_Only_5f_Master_5f_2016-outline7" style:display-name="Notes_Only_Master_2016-outline7" style:family="presentation" style:parent-style-name="Notes_5f_Only_5f_Master_5f_2016-outline6">
      <style:paragraph-properties fo:margin-top="0cm" fo:margin-bottom="0.1cm"/>
      <style:text-properties fo:font-size="10pt" style:font-size-asian="10pt" style:font-size-complex="10pt"/>
    </style:style>
    <style:style style:name="Notes_5f_Only_5f_Master_5f_2016-outline8" style:display-name="Notes_Only_Master_2016-outline8" style:family="presentation" style:parent-style-name="Notes_5f_Only_5f_Master_5f_2016-outline7">
      <style:paragraph-properties fo:margin-top="0cm" fo:margin-bottom="0.1cm"/>
      <style:text-properties fo:font-size="10pt" style:font-size-asian="10pt" style:font-size-complex="10pt"/>
    </style:style>
    <style:style style:name="Notes_5f_Only_5f_Master_5f_2016-outline9" style:display-name="Notes_Only_Master_2016-outline9" style:family="presentation" style:parent-style-name="Notes_5f_Only_5f_Master_5f_2016-outline8">
      <style:paragraph-properties fo:margin-top="0cm" fo:margin-bottom="0.1cm"/>
      <style:text-properties fo:font-size="10pt" style:font-size-asian="10pt" style:font-size-complex="10pt"/>
    </style:style>
    <style:style style:name="Notes_5f_Only_5f_Master_5f_2016-subtitle" style:display-name="Notes_Only_Master_2016-subtitle" style:family="presentation">
      <style:graphic-properties draw:stroke="none" draw:fill="none" draw:textarea-vertical-align="middle">
        <text:list-style style:name="Notes_5f_Only_5f_Master_5f_2016-subtitle" style:display-name="Notes_Only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Albany AMT1"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tes_5f_Only_5f_Master_5f_2016-title" style:display-name="Notes_Only_Master_2016-title" style:family="presentation">
      <style:graphic-properties draw:stroke="none" draw:fill="none" draw:textarea-vertical-align="middle">
        <text:list-style style:name="Notes_5f_Only_5f_Master_5f_2016-title" style:display-name="Notes_Only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AMT" fo:font-family="'Albany AMT'" style:font-family-generic="roman" style:font-pitch="variable" fo:font-size="6pt" fo:font-style="normal" fo:text-shadow="none" style:text-underline-style="none" fo:font-weight="normal" style:letter-kerning="true" style:font-name-asian="Albany AMT1" style:font-family-asian="'Albany AMT'" style:font-family-generic-asian="system" style:font-pitch-asian="variable" style:font-size-asian="6pt" style:font-style-asian="normal" style:font-weight-asian="normal" style:font-name-complex="Albany AMT1" style:font-family-complex="'Albany AMT'"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Cover_5f_Master_5f_2016-background" style:display-name="SUSE_Cover_Master_2016-background" style:family="presentation">
      <style:graphic-properties draw:stroke="none" draw:fill="none"/>
      <style:text-properties style:letter-kerning="true"/>
    </style:style>
    <style:style style:name="SUSE_5f_Cover_5f_Master_5f_2016-backgroundobjects" style:display-name="SUSE_Cover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Cover_5f_Master_5f_2016-notes" style:display-name="SUSE_Cover_Master_2016-notes" style:family="presentation">
      <style:graphic-properties draw:stroke="none" draw:fill="none" draw:fill-image-width="0cm" draw:fill-image-height="0cm"/>
      <style:paragraph-properties fo:margin-left="0cm" fo:margin-right="0cm" fo:text-indent="0cm"/>
      <style:text-properties style:use-window-font-color="true" style:text-outline="false" style:text-line-through-style="none" style:text-line-through-type="none" style:font-name="Arimo1" fo:font-family="Arimo" style:font-style-name="Regular" style:font-family-generic="swiss" style:font-pitch="variable" fo:font-size="10.5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Cover_5f_Master_5f_2016-outline1" style:display-name="SUSE_Cover_Master_2016-outline1" style:family="presentation">
      <style:graphic-properties draw:stroke="none" draw:fill="none" draw:auto-grow-height="false" draw:fit-to-size="shrink-to-fit" style:shrink-to-fit="true">
        <text:list-style style:name="SUSE_5f_Cover_5f_Master_5f_2016-outline1" style:display-name="SUSE_Cover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line-height="100%" fo:text-align="start" fo:text-indent="0cm"/>
      <style:text-properties style:use-window-font-color="true" style:text-outline="false" style:text-line-through-style="none" style:text-line-through-type="none" style:font-name="Arimo1" fo:font-family="Arimo" style:font-style-name="Regular"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Cover_5f_Master_5f_2016-outline2" style:display-name="SUSE_Cover_Master_2016-outline2" style:family="presentation" style:parent-style-name="SUSE_5f_Cover_5f_Master_5f_2016-outline1">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3" style:display-name="SUSE_Cover_Master_2016-outline3" style:family="presentation" style:parent-style-name="SUSE_5f_Cover_5f_Master_5f_2016-outline2">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4" style:display-name="SUSE_Cover_Master_2016-outline4" style:family="presentation" style:parent-style-name="SUSE_5f_Cover_5f_Master_5f_2016-outline3">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5" style:display-name="SUSE_Cover_Master_2016-outline5" style:family="presentation" style:parent-style-name="SUSE_5f_Cover_5f_Master_5f_2016-outline4">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6" style:display-name="SUSE_Cover_Master_2016-outline6" style:family="presentation" style:parent-style-name="SUSE_5f_Cover_5f_Master_5f_2016-outline5">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7" style:display-name="SUSE_Cover_Master_2016-outline7" style:family="presentation" style:parent-style-name="SUSE_5f_Cover_5f_Master_5f_2016-outline6">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8" style:display-name="SUSE_Cover_Master_2016-outline8" style:family="presentation" style:parent-style-name="SUSE_5f_Cover_5f_Master_5f_2016-outline7">
      <style:paragraph-properties fo:margin-top="0cm" fo:margin-bottom="0.1cm"/>
      <style:text-properties fo:font-size="20pt" style:font-size-asian="20pt" style:font-size-complex="20pt"/>
    </style:style>
    <style:style style:name="SUSE_5f_Cover_5f_Master_5f_2016-outline9" style:display-name="SUSE_Cover_Master_2016-outline9" style:family="presentation" style:parent-style-name="SUSE_5f_Cover_5f_Master_5f_2016-outline8">
      <style:paragraph-properties fo:margin-top="0cm" fo:margin-bottom="0.1cm"/>
      <style:text-properties fo:font-size="20pt" style:font-size-asian="20pt" style:font-size-complex="20pt"/>
    </style:style>
    <style:style style:name="SUSE_5f_Cover_5f_Master_5f_2016-subtitle" style:display-name="SUSE_Cover_Master_2016-subtitle" style:family="presentation">
      <style:graphic-properties draw:stroke="none" draw:fill="none" draw:textarea-vertical-align="middle">
        <text:list-style style:name="SUSE_5f_Cover_5f_Master_5f_2016-subtitle" style:display-name="SUSE_Cover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mo1" fo:font-family="Arimo" style:font-style-name="Regular" style:font-family-generic="swiss"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Cover_5f_Master_5f_2016-title" style:display-name="SUSE_Cover_Master_2016-title" style:family="presentation">
      <style:graphic-properties draw:stroke="none" draw:fill="none" draw:textarea-vertical-align="middle">
        <text:list-style style:name="SUSE_5f_Cover_5f_Master_5f_2016-title" style:display-name="SUSE_Cover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mo1" fo:font-family="Arimo" style:font-style-name="Regular"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Legal_5f_Master_5f_2016-background" style:display-name="SUSE_Legal_Master_2016-background" style:family="presentation">
      <style:graphic-properties draw:stroke="none" draw:fill="none"/>
      <style:text-properties style:letter-kerning="true"/>
    </style:style>
    <style:style style:name="SUSE_5f_Legal_5f_Master_5f_2016-backgroundobjects" style:display-name="SUSE_Legal_Master_2016-backgroundobjects" style:family="presentation">
      <style:graphic-properties draw:shadow="hidden" draw:shadow-offset-x="0.3cm" draw:shadow-offset-y="0.3cm" draw:shadow-color="#808080"/>
      <style:text-properties style:letter-kerning="true"/>
    </style:style>
    <style:style style:name="SUSE_5f_Legal_5f_Master_5f_2016-notes" style:display-name="SUSE_Legal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Legal_5f_Master_5f_2016-outline1" style:display-name="SUSE_Legal_Master_2016-outline1" style:family="presentation">
      <style:graphic-properties draw:stroke="none" draw:fill="none" draw:auto-grow-height="false" draw:fit-to-size="shrink-to-fit" style:shrink-to-fit="true">
        <text:list-style style:name="SUSE_5f_Legal_5f_Master_5f_2016-outline1" style:display-name="SUSE_Legal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Legal_5f_Master_5f_2016-outline2" style:display-name="SUSE_Legal_Master_2016-outline2" style:family="presentation" style:parent-style-name="SUSE_5f_Legal_5f_Master_5f_2016-outline1">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3" style:display-name="SUSE_Legal_Master_2016-outline3" style:family="presentation" style:parent-style-name="SUSE_5f_Legal_5f_Master_5f_2016-outline2">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4" style:display-name="SUSE_Legal_Master_2016-outline4" style:family="presentation" style:parent-style-name="SUSE_5f_Legal_5f_Master_5f_2016-outline3">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5" style:display-name="SUSE_Legal_Master_2016-outline5" style:family="presentation" style:parent-style-name="SUSE_5f_Legal_5f_Master_5f_2016-outline4">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6" style:display-name="SUSE_Legal_Master_2016-outline6" style:family="presentation" style:parent-style-name="SUSE_5f_Legal_5f_Master_5f_2016-outline5">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7" style:display-name="SUSE_Legal_Master_2016-outline7" style:family="presentation" style:parent-style-name="SUSE_5f_Legal_5f_Master_5f_2016-outline6">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8" style:display-name="SUSE_Legal_Master_2016-outline8" style:family="presentation" style:parent-style-name="SUSE_5f_Legal_5f_Master_5f_2016-outline7">
      <style:paragraph-properties fo:margin-top="0cm" fo:margin-bottom="0.1cm"/>
      <style:text-properties fo:font-size="20pt" style:font-size-asian="20pt" style:font-size-complex="20pt"/>
    </style:style>
    <style:style style:name="SUSE_5f_Legal_5f_Master_5f_2016-outline9" style:display-name="SUSE_Legal_Master_2016-outline9" style:family="presentation" style:parent-style-name="SUSE_5f_Legal_5f_Master_5f_2016-outline8">
      <style:paragraph-properties fo:margin-top="0cm" fo:margin-bottom="0.1cm"/>
      <style:text-properties fo:font-size="20pt" style:font-size-asian="20pt" style:font-size-complex="20pt"/>
    </style:style>
    <style:style style:name="SUSE_5f_Legal_5f_Master_5f_2016-subtitle" style:display-name="SUSE_Legal_Master_2016-subtitle" style:family="presentation">
      <style:graphic-properties draw:stroke="none" draw:fill="none" draw:textarea-vertical-align="middle">
        <text:list-style style:name="SUSE_5f_Legal_5f_Master_5f_2016-subtitle" style:display-name="SUSE_Legal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Legal_5f_Master_5f_2016-title" style:display-name="SUSE_Legal_Master_2016-title" style:family="presentation">
      <style:graphic-properties draw:stroke="none" draw:fill="none" draw:textarea-vertical-align="middle">
        <text:list-style style:name="SUSE_5f_Legal_5f_Master_5f_2016-title" style:display-name="SUSE_Legal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OC_5f_Master_5f_2016-background" style:display-name="TOC_Master_2016-background" style:family="presentation">
      <style:graphic-properties draw:stroke="none" draw:fill="none"/>
      <style:text-properties style:letter-kerning="true"/>
    </style:style>
    <style:style style:name="TOC_5f_Master_5f_2016-backgroundobjects" style:display-name="TOC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TOC_5f_Master_5f_2016-notes" style:display-name="TOC_Master_2016-notes" style:family="presentation">
      <style:graphic-properties draw:stroke="none" draw:fill="none"/>
      <style:paragraph-properties fo:margin-left="0.6cm" fo:margin-right="0cm" fo:text-align="center" fo:text-indent="0cm"/>
      <style:text-properties style:use-window-font-color="true" style:text-outline="false" style:text-line-through-style="none" style:text-line-through-type="none" style:font-name="Arimo" fo:font-family="Arimo" style:font-family-generic="swiss" style:font-pitch="variable" fo:font-size="24pt" fo:font-style="normal" fo:text-shadow="none" style:text-underline-style="none" fo:font-weight="bold" style:letter-kerning="true" style:font-name-asian="Albany AMT1" style:font-family-asian="'Albany AMT'" style:font-family-generic-asian="system" style:font-pitch-asian="variable" style:font-size-asian="24pt" style:font-style-asian="normal" style:font-weight-asian="bold" style:font-name-complex="Lucida Sans" style:font-family-complex="'Lucida 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OC_5f_Master_5f_2016-outline1" style:display-name="TOC_Master_2016-outline1" style:family="presentation">
      <style:graphic-properties draw:stroke="none" draw:fill="none" draw:auto-grow-height="false" draw:fit-to-size="shrink-to-fit" style:shrink-to-fit="true">
        <text:list-style style:name="TOC_5f_Master_5f_2016-outline1" style:display-name="TOC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OC_5f_Master_5f_2016-outline2" style:display-name="TOC_Master_2016-outline2" style:family="presentation" style:parent-style-name="TOC_5f_Master_5f_2016-outline1">
      <style:paragraph-properties fo:margin-top="0cm" fo:margin-bottom="0.4cm"/>
      <style:text-properties style:font-name="Arial" fo:font-family="Arial" style:font-family-generic="swiss" style:font-pitch="variable" fo:font-size="10pt" style:font-size-asian="10pt" style:font-size-complex="10pt"/>
    </style:style>
    <style:style style:name="TOC_5f_Master_5f_2016-outline3" style:display-name="TOC_Master_2016-outline3" style:family="presentation" style:parent-style-name="TOC_5f_Master_5f_2016-outline2">
      <style:paragraph-properties fo:margin-top="0cm" fo:margin-bottom="0.3cm"/>
      <style:text-properties style:font-name="Arial" fo:font-family="Arial" style:font-family-generic="swiss" style:font-pitch="variable" fo:font-size="10pt" style:font-size-asian="10pt" style:font-size-complex="10pt"/>
    </style:style>
    <style:style style:name="TOC_5f_Master_5f_2016-outline4" style:display-name="TOC_Master_2016-outline4" style:family="presentation" style:parent-style-name="TOC_5f_Master_5f_2016-outline3">
      <style:paragraph-properties fo:margin-top="0cm" fo:margin-bottom="0.2cm"/>
      <style:text-properties style:font-name="Arial" fo:font-family="Arial" style:font-family-generic="swiss" style:font-pitch="variable" fo:font-size="10pt" style:font-size-asian="10pt" style:font-size-complex="10pt"/>
    </style:style>
    <style:style style:name="TOC_5f_Master_5f_2016-outline5" style:display-name="TOC_Master_2016-outline5" style:family="presentation" style:parent-style-name="TOC_5f_Master_5f_2016-outline4">
      <style:paragraph-properties fo:margin-top="0cm" fo:margin-bottom="0.1cm"/>
      <style:text-properties style:font-name="Arial" fo:font-family="Arial" style:font-family-generic="swiss" style:font-pitch="variable" fo:font-size="10pt" style:font-size-asian="10pt" style:font-size-complex="10pt"/>
    </style:style>
    <style:style style:name="TOC_5f_Master_5f_2016-outline6" style:display-name="TOC_Master_2016-outline6" style:family="presentation" style:parent-style-name="TOC_5f_Master_5f_2016-outline5">
      <style:paragraph-properties fo:margin-top="0cm" fo:margin-bottom="0.1cm"/>
      <style:text-properties style:font-name="Arial" fo:font-family="Arial" style:font-family-generic="swiss" style:font-pitch="variable" fo:font-size="10pt" style:font-size-asian="10pt" style:font-size-complex="10pt"/>
    </style:style>
    <style:style style:name="TOC_5f_Master_5f_2016-outline7" style:display-name="TOC_Master_2016-outline7" style:family="presentation" style:parent-style-name="TOC_5f_Master_5f_2016-outline6">
      <style:paragraph-properties fo:margin-top="0cm" fo:margin-bottom="0.1cm"/>
      <style:text-properties style:font-name="Arial" fo:font-family="Arial" style:font-family-generic="swiss" style:font-pitch="variable" fo:font-size="10pt" style:font-size-asian="10pt" style:font-size-complex="10pt"/>
    </style:style>
    <style:style style:name="TOC_5f_Master_5f_2016-outline8" style:display-name="TOC_Master_2016-outline8" style:family="presentation" style:parent-style-name="TOC_5f_Master_5f_2016-outline7">
      <style:paragraph-properties fo:margin-top="0cm" fo:margin-bottom="0.1cm"/>
      <style:text-properties fo:font-size="20pt" style:font-size-asian="20pt" style:font-size-complex="20pt"/>
    </style:style>
    <style:style style:name="TOC_5f_Master_5f_2016-outline9" style:display-name="TOC_Master_2016-outline9" style:family="presentation" style:parent-style-name="TOC_5f_Master_5f_2016-outline8">
      <style:paragraph-properties fo:margin-top="0cm" fo:margin-bottom="0.1cm"/>
      <style:text-properties fo:font-size="20pt" style:font-size-asian="20pt" style:font-size-complex="20pt"/>
    </style:style>
    <style:style style:name="TOC_5f_Master_5f_2016-subtitle" style:display-name="TOC_Master_2016-subtitle" style:family="presentation">
      <style:graphic-properties draw:stroke="none" draw:fill="none" draw:textarea-vertical-align="middle">
        <text:list-style style:name="TOC_5f_Master_5f_2016-subtitle" style:display-name="TOC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C_5f_Master_5f_2016-title" style:display-name="TOC_Master_2016-title" style:family="presentation">
      <style:graphic-properties draw:stroke="none" draw:fill="none" draw:textarea-vertical-align="middle">
        <text:list-style style:name="TOC_5f_Master_5f_2016-title" style:display-name="TOC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Divider_5f_0_5f_Master_5f_2016-background" style:display-name="SUSE_Divider_0_Master_2016-background" style:family="presentation">
      <style:graphic-properties draw:stroke="none" draw:fill="none"/>
      <style:text-properties style:letter-kerning="true"/>
    </style:style>
    <style:style style:name="SUSE_5f_Divider_5f_0_5f_Master_5f_2016-backgroundobjects" style:display-name="SUSE_Divider_0_Master_2016-backgroundobjects" style:family="presentation">
      <style:graphic-properties draw:textarea-horizontal-align="justify" draw:shadow="hidden" draw:shadow-offset-x="0.2cm" draw:shadow-offset-y="0.2cm" draw:shadow-color="#808080"/>
      <style:text-properties style:letter-kerning="true"/>
    </style:style>
    <style:style style:name="SUSE_5f_Divider_5f_0_5f_Master_5f_2016-notes" style:display-name="SUSE_Divider_0_Master_20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0pt" style:font-style-asian="normal" style:font-weight-asian="normal" style:font-name-complex="Droid Sans Devanagari" style:font-family-complex="'Droid Sans Devanagar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Divider_5f_0_5f_Master_5f_2016-outline1" style:display-name="SUSE_Divider_0_Master_2016-outline1" style:family="presentation">
      <style:graphic-properties draw:stroke="none" draw:fill="none" draw:auto-grow-height="false" draw:fit-to-size="shrink-to-fit" style:shrink-to-fit="true">
        <text:list-style style:name="SUSE_5f_Divider_5f_0_5f_Master_5f_2016-outline1" style:display-name="SUSE_Divider_0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0_5f_Master_5f_2016-outline2" style:display-name="SUSE_Divider_0_Master_2016-outline2" style:family="presentation" style:parent-style-name="SUSE_5f_Divider_5f_0_5f_Master_5f_2016-outline1">
      <style:paragraph-properties fo:margin-top="0.4cm" fo:margin-bottom="0cm"/>
      <style:text-properties fo:font-size="28pt" style:font-size-asian="28pt" style:font-size-complex="28pt"/>
    </style:style>
    <style:style style:name="SUSE_5f_Divider_5f_0_5f_Master_5f_2016-outline3" style:display-name="SUSE_Divider_0_Master_2016-outline3" style:family="presentation" style:parent-style-name="SUSE_5f_Divider_5f_0_5f_Master_5f_2016-outline2">
      <style:paragraph-properties fo:margin-top="0.3cm" fo:margin-bottom="0cm"/>
      <style:text-properties fo:font-size="24pt" style:font-size-asian="24pt" style:font-size-complex="24pt"/>
    </style:style>
    <style:style style:name="SUSE_5f_Divider_5f_0_5f_Master_5f_2016-outline4" style:display-name="SUSE_Divider_0_Master_2016-outline4" style:family="presentation" style:parent-style-name="SUSE_5f_Divider_5f_0_5f_Master_5f_2016-outline3">
      <style:paragraph-properties fo:margin-top="0.2cm" fo:margin-bottom="0cm"/>
      <style:text-properties fo:font-size="20pt" style:font-size-asian="20pt" style:font-size-complex="20pt"/>
    </style:style>
    <style:style style:name="SUSE_5f_Divider_5f_0_5f_Master_5f_2016-outline5" style:display-name="SUSE_Divider_0_Master_2016-outline5" style:family="presentation" style:parent-style-name="SUSE_5f_Divider_5f_0_5f_Master_5f_2016-outline4">
      <style:paragraph-properties fo:margin-top="0.1cm" fo:margin-bottom="0cm"/>
      <style:text-properties fo:font-size="20pt" style:font-size-asian="20pt" style:font-size-complex="20pt"/>
    </style:style>
    <style:style style:name="SUSE_5f_Divider_5f_0_5f_Master_5f_2016-outline6" style:display-name="SUSE_Divider_0_Master_2016-outline6" style:family="presentation" style:parent-style-name="SUSE_5f_Divider_5f_0_5f_Master_5f_2016-outline5">
      <style:paragraph-properties fo:margin-top="0.1cm" fo:margin-bottom="0cm"/>
      <style:text-properties fo:font-size="20pt" style:font-size-asian="20pt" style:font-size-complex="20pt"/>
    </style:style>
    <style:style style:name="SUSE_5f_Divider_5f_0_5f_Master_5f_2016-outline7" style:display-name="SUSE_Divider_0_Master_2016-outline7" style:family="presentation" style:parent-style-name="SUSE_5f_Divider_5f_0_5f_Master_5f_2016-outline6">
      <style:paragraph-properties fo:margin-top="0.1cm" fo:margin-bottom="0cm"/>
      <style:text-properties fo:font-size="20pt" style:font-size-asian="20pt" style:font-size-complex="20pt"/>
    </style:style>
    <style:style style:name="SUSE_5f_Divider_5f_0_5f_Master_5f_2016-outline8" style:display-name="SUSE_Divider_0_Master_2016-outline8" style:family="presentation" style:parent-style-name="SUSE_5f_Divider_5f_0_5f_Master_5f_2016-outline7">
      <style:paragraph-properties fo:margin-top="0.1cm" fo:margin-bottom="0cm"/>
      <style:text-properties fo:font-size="20pt" style:font-size-asian="20pt" style:font-size-complex="20pt"/>
    </style:style>
    <style:style style:name="SUSE_5f_Divider_5f_0_5f_Master_5f_2016-outline9" style:display-name="SUSE_Divider_0_Master_2016-outline9" style:family="presentation" style:parent-style-name="SUSE_5f_Divider_5f_0_5f_Master_5f_2016-outline8">
      <style:paragraph-properties fo:margin-top="0.1cm" fo:margin-bottom="0cm"/>
      <style:text-properties fo:font-size="20pt" style:font-size-asian="20pt" style:font-size-complex="20pt"/>
    </style:style>
    <style:style style:name="SUSE_5f_Divider_5f_0_5f_Master_5f_2016-subtitle" style:display-name="SUSE_Divider_0_Master_2016-subtitle" style:family="presentation">
      <style:graphic-properties draw:stroke="none" draw:fill="none" draw:textarea-vertical-align="middle">
        <text:list-style style:name="SUSE_5f_Divider_5f_0_5f_Master_5f_2016-subtitle" style:display-name="SUSE_Divider_0_Master_20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0_5f_Master_5f_2016-title" style:display-name="SUSE_Divider_0_Master_2016-title" style:family="presentation">
      <style:graphic-properties draw:stroke="none" draw:fill="none" draw:textarea-vertical-align="middle">
        <text:list-style style:name="SUSE_5f_Divider_5f_0_5f_Master_5f_2016-title" style:display-name="SUSE_Divider_0_Master_20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Arimo" fo:font-family="Arimo"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1_5f_Master_5f_2016-background" style:display-name="SUSE_Divider_1_Master_2016-background" style:family="presentation">
      <style:graphic-properties draw:stroke="none" draw:fill="none"/>
      <style:text-properties style:letter-kerning="true"/>
    </style:style>
    <style:style style:name="SUSE_5f_Divider_5f_1_5f_Master_5f_2016-backgroundobjects" style:display-name="SUSE_Divider_1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Divider_5f_1_5f_Master_5f_2016-notes" style:display-name="SUSE_Divider_1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Divider_5f_1_5f_Master_5f_2016-outline1" style:display-name="SUSE_Divider_1_Master_2016-outline1" style:family="presentation">
      <style:graphic-properties draw:stroke="none" draw:fill="none" draw:auto-grow-height="false" draw:fit-to-size="shrink-to-fit" style:shrink-to-fit="true">
        <text:list-style style:name="SUSE_5f_Divider_5f_1_5f_Master_5f_2016-outline1" style:display-name="SUSE_Divider_1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1_5f_Master_5f_2016-outline2" style:display-name="SUSE_Divider_1_Master_2016-outline2" style:family="presentation" style:parent-style-name="SUSE_5f_Divider_5f_1_5f_Master_5f_2016-outline1">
      <style:paragraph-properties fo:margin-top="0cm" fo:margin-bottom="0.4cm"/>
      <style:text-properties fo:font-size="28pt" style:font-size-asian="28pt" style:font-size-complex="28pt"/>
    </style:style>
    <style:style style:name="SUSE_5f_Divider_5f_1_5f_Master_5f_2016-outline3" style:display-name="SUSE_Divider_1_Master_2016-outline3" style:family="presentation" style:parent-style-name="SUSE_5f_Divider_5f_1_5f_Master_5f_2016-outline2">
      <style:paragraph-properties fo:margin-top="0cm" fo:margin-bottom="0.3cm"/>
      <style:text-properties fo:font-size="24pt" style:font-size-asian="24pt" style:font-size-complex="24pt"/>
    </style:style>
    <style:style style:name="SUSE_5f_Divider_5f_1_5f_Master_5f_2016-outline4" style:display-name="SUSE_Divider_1_Master_2016-outline4" style:family="presentation" style:parent-style-name="SUSE_5f_Divider_5f_1_5f_Master_5f_2016-outline3">
      <style:paragraph-properties fo:margin-top="0cm" fo:margin-bottom="0.2cm"/>
      <style:text-properties fo:font-size="20pt" style:font-size-asian="20pt" style:font-size-complex="20pt"/>
    </style:style>
    <style:style style:name="SUSE_5f_Divider_5f_1_5f_Master_5f_2016-outline5" style:display-name="SUSE_Divider_1_Master_2016-outline5" style:family="presentation" style:parent-style-name="SUSE_5f_Divider_5f_1_5f_Master_5f_2016-outline4">
      <style:paragraph-properties fo:margin-top="0cm" fo:margin-bottom="0.1cm"/>
      <style:text-properties fo:font-size="20pt" style:font-size-asian="20pt" style:font-size-complex="20pt"/>
    </style:style>
    <style:style style:name="SUSE_5f_Divider_5f_1_5f_Master_5f_2016-outline6" style:display-name="SUSE_Divider_1_Master_2016-outline6" style:family="presentation" style:parent-style-name="SUSE_5f_Divider_5f_1_5f_Master_5f_2016-outline5">
      <style:paragraph-properties fo:margin-top="0cm" fo:margin-bottom="0.1cm"/>
      <style:text-properties fo:font-size="20pt" style:font-size-asian="20pt" style:font-size-complex="20pt"/>
    </style:style>
    <style:style style:name="SUSE_5f_Divider_5f_1_5f_Master_5f_2016-outline7" style:display-name="SUSE_Divider_1_Master_2016-outline7" style:family="presentation" style:parent-style-name="SUSE_5f_Divider_5f_1_5f_Master_5f_2016-outline6">
      <style:paragraph-properties fo:margin-top="0cm" fo:margin-bottom="0.1cm"/>
      <style:text-properties fo:font-size="20pt" style:font-size-asian="20pt" style:font-size-complex="20pt"/>
    </style:style>
    <style:style style:name="SUSE_5f_Divider_5f_1_5f_Master_5f_2016-outline8" style:display-name="SUSE_Divider_1_Master_2016-outline8" style:family="presentation" style:parent-style-name="SUSE_5f_Divider_5f_1_5f_Master_5f_2016-outline7">
      <style:paragraph-properties fo:margin-top="0cm" fo:margin-bottom="0.1cm"/>
      <style:text-properties fo:font-size="20pt" style:font-size-asian="20pt" style:font-size-complex="20pt"/>
    </style:style>
    <style:style style:name="SUSE_5f_Divider_5f_1_5f_Master_5f_2016-outline9" style:display-name="SUSE_Divider_1_Master_2016-outline9" style:family="presentation" style:parent-style-name="SUSE_5f_Divider_5f_1_5f_Master_5f_2016-outline8">
      <style:paragraph-properties fo:margin-top="0cm" fo:margin-bottom="0.1cm"/>
      <style:text-properties fo:font-size="20pt" style:font-size-asian="20pt" style:font-size-complex="20pt"/>
    </style:style>
    <style:style style:name="SUSE_5f_Divider_5f_1_5f_Master_5f_2016-subtitle" style:display-name="SUSE_Divider_1_Master_2016-subtitle" style:family="presentation">
      <style:graphic-properties draw:stroke="none" draw:fill="none" draw:textarea-vertical-align="middle">
        <text:list-style style:name="SUSE_5f_Divider_5f_1_5f_Master_5f_2016-subtitle" style:display-name="SUSE_Divider_1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1_5f_Master_5f_2016-title" style:display-name="SUSE_Divider_1_Master_2016-title" style:family="presentation">
      <style:graphic-properties draw:stroke="none" draw:fill="none" draw:textarea-vertical-align="middle">
        <text:list-style style:name="SUSE_5f_Divider_5f_1_5f_Master_5f_2016-title" style:display-name="SUSE_Divider_1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mo" fo:font-family="Arimo" style:font-family-generic="swiss"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2_5f_Master_5f_2016-background" style:display-name="SUSE_Divider_2_Master_2016-background" style:family="presentation">
      <style:graphic-properties draw:stroke="none" draw:fill="none"/>
      <style:text-properties style:letter-kerning="true"/>
    </style:style>
    <style:style style:name="SUSE_5f_Divider_5f_2_5f_Master_5f_2016-backgroundobjects" style:display-name="SUSE_Divider_2_Master_2016-backgroundobjects" style:family="presentation">
      <style:graphic-properties draw:textarea-horizontal-align="justify" draw:shadow="hidden" draw:shadow-offset-x="0.2cm" draw:shadow-offset-y="0.2cm" draw:shadow-color="#808080"/>
      <style:text-properties style:letter-kerning="true"/>
    </style:style>
    <style:style style:name="SUSE_5f_Divider_5f_2_5f_Master_5f_2016-notes" style:display-name="SUSE_Divider_2_Master_20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Divider_5f_2_5f_Master_5f_2016-outline1" style:display-name="SUSE_Divider_2_Master_2016-outline1" style:family="presentation">
      <style:graphic-properties draw:stroke="none" draw:fill="none" draw:auto-grow-height="false" draw:fit-to-size="shrink-to-fit" style:shrink-to-fit="true">
        <text:list-style style:name="SUSE_5f_Divider_5f_2_5f_Master_5f_2016-outline1" style:display-name="SUSE_Divider_2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2_5f_Master_5f_2016-outline2" style:display-name="SUSE_Divider_2_Master_2016-outline2" style:family="presentation" style:parent-style-name="SUSE_5f_Divider_5f_2_5f_Master_5f_2016-outline1">
      <style:paragraph-properties fo:margin-top="0.4cm" fo:margin-bottom="0cm"/>
      <style:text-properties fo:font-size="28pt" style:font-size-asian="28pt" style:font-size-complex="28pt"/>
    </style:style>
    <style:style style:name="SUSE_5f_Divider_5f_2_5f_Master_5f_2016-outline3" style:display-name="SUSE_Divider_2_Master_2016-outline3" style:family="presentation" style:parent-style-name="SUSE_5f_Divider_5f_2_5f_Master_5f_2016-outline2">
      <style:paragraph-properties fo:margin-top="0.3cm" fo:margin-bottom="0cm"/>
      <style:text-properties fo:font-size="24pt" style:font-size-asian="24pt" style:font-size-complex="24pt"/>
    </style:style>
    <style:style style:name="SUSE_5f_Divider_5f_2_5f_Master_5f_2016-outline4" style:display-name="SUSE_Divider_2_Master_2016-outline4" style:family="presentation" style:parent-style-name="SUSE_5f_Divider_5f_2_5f_Master_5f_2016-outline3">
      <style:paragraph-properties fo:margin-top="0.2cm" fo:margin-bottom="0cm"/>
      <style:text-properties fo:font-size="20pt" style:font-size-asian="20pt" style:font-size-complex="20pt"/>
    </style:style>
    <style:style style:name="SUSE_5f_Divider_5f_2_5f_Master_5f_2016-outline5" style:display-name="SUSE_Divider_2_Master_2016-outline5" style:family="presentation" style:parent-style-name="SUSE_5f_Divider_5f_2_5f_Master_5f_2016-outline4">
      <style:paragraph-properties fo:margin-top="0.1cm" fo:margin-bottom="0cm"/>
      <style:text-properties fo:font-size="20pt" style:font-size-asian="20pt" style:font-size-complex="20pt"/>
    </style:style>
    <style:style style:name="SUSE_5f_Divider_5f_2_5f_Master_5f_2016-outline6" style:display-name="SUSE_Divider_2_Master_2016-outline6" style:family="presentation" style:parent-style-name="SUSE_5f_Divider_5f_2_5f_Master_5f_2016-outline5">
      <style:paragraph-properties fo:margin-top="0.1cm" fo:margin-bottom="0cm"/>
      <style:text-properties fo:font-size="20pt" style:font-size-asian="20pt" style:font-size-complex="20pt"/>
    </style:style>
    <style:style style:name="SUSE_5f_Divider_5f_2_5f_Master_5f_2016-outline7" style:display-name="SUSE_Divider_2_Master_2016-outline7" style:family="presentation" style:parent-style-name="SUSE_5f_Divider_5f_2_5f_Master_5f_2016-outline6">
      <style:paragraph-properties fo:margin-top="0.1cm" fo:margin-bottom="0cm"/>
      <style:text-properties fo:font-size="20pt" style:font-size-asian="20pt" style:font-size-complex="20pt"/>
    </style:style>
    <style:style style:name="SUSE_5f_Divider_5f_2_5f_Master_5f_2016-outline8" style:display-name="SUSE_Divider_2_Master_2016-outline8" style:family="presentation" style:parent-style-name="SUSE_5f_Divider_5f_2_5f_Master_5f_2016-outline7">
      <style:paragraph-properties fo:margin-top="0.1cm" fo:margin-bottom="0cm"/>
      <style:text-properties fo:font-size="20pt" style:font-size-asian="20pt" style:font-size-complex="20pt"/>
    </style:style>
    <style:style style:name="SUSE_5f_Divider_5f_2_5f_Master_5f_2016-outline9" style:display-name="SUSE_Divider_2_Master_2016-outline9" style:family="presentation" style:parent-style-name="SUSE_5f_Divider_5f_2_5f_Master_5f_2016-outline8">
      <style:paragraph-properties fo:margin-top="0.1cm" fo:margin-bottom="0cm"/>
      <style:text-properties fo:font-size="20pt" style:font-size-asian="20pt" style:font-size-complex="20pt"/>
    </style:style>
    <style:style style:name="SUSE_5f_Divider_5f_2_5f_Master_5f_2016-subtitle" style:display-name="SUSE_Divider_2_Master_2016-subtitle" style:family="presentation">
      <style:graphic-properties draw:stroke="none" draw:fill="none" draw:textarea-vertical-align="middle">
        <text:list-style style:name="SUSE_5f_Divider_5f_2_5f_Master_5f_2016-subtitle" style:display-name="SUSE_Divider_2_Master_20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2_5f_Master_5f_2016-title" style:display-name="SUSE_Divider_2_Master_2016-title" style:family="presentation">
      <style:graphic-properties draw:stroke="none" draw:fill="none" draw:textarea-vertical-align="middle">
        <text:list-style style:name="SUSE_5f_Divider_5f_2_5f_Master_5f_2016-title" style:display-name="SUSE_Divider_2_Master_20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Arimo" fo:font-family="Arimo"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3_5f_Master_5f_2016-background" style:display-name="SUSE_Divider_3_Master_2016-background" style:family="presentation">
      <style:graphic-properties draw:stroke="none" draw:fill="none"/>
      <style:text-properties style:letter-kerning="true"/>
    </style:style>
    <style:style style:name="SUSE_5f_Divider_5f_3_5f_Master_5f_2016-backgroundobjects" style:display-name="SUSE_Divider_3_Master_2016-backgroundobjects" style:family="presentation">
      <style:graphic-properties draw:textarea-horizontal-align="justify" draw:shadow="hidden" draw:shadow-offset-x="0.2cm" draw:shadow-offset-y="0.2cm" draw:shadow-color="#808080"/>
      <style:text-properties style:letter-kerning="true"/>
    </style:style>
    <style:style style:name="SUSE_5f_Divider_5f_3_5f_Master_5f_2016-notes" style:display-name="SUSE_Divider_3_Master_20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Divider_5f_3_5f_Master_5f_2016-outline1" style:display-name="SUSE_Divider_3_Master_2016-outline1" style:family="presentation">
      <style:graphic-properties draw:stroke="none" draw:fill="none" draw:auto-grow-height="false" draw:fit-to-size="shrink-to-fit" style:shrink-to-fit="true">
        <text:list-style style:name="SUSE_5f_Divider_5f_3_5f_Master_5f_2016-outline1" style:display-name="SUSE_Divider_3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3_5f_Master_5f_2016-outline2" style:display-name="SUSE_Divider_3_Master_2016-outline2" style:family="presentation" style:parent-style-name="SUSE_5f_Divider_5f_3_5f_Master_5f_2016-outline1">
      <style:paragraph-properties fo:margin-top="0.4cm" fo:margin-bottom="0cm"/>
      <style:text-properties fo:font-size="28pt" style:font-size-asian="28pt" style:font-size-complex="28pt"/>
    </style:style>
    <style:style style:name="SUSE_5f_Divider_5f_3_5f_Master_5f_2016-outline3" style:display-name="SUSE_Divider_3_Master_2016-outline3" style:family="presentation" style:parent-style-name="SUSE_5f_Divider_5f_3_5f_Master_5f_2016-outline2">
      <style:paragraph-properties fo:margin-top="0.3cm" fo:margin-bottom="0cm"/>
      <style:text-properties fo:font-size="24pt" style:font-size-asian="24pt" style:font-size-complex="24pt"/>
    </style:style>
    <style:style style:name="SUSE_5f_Divider_5f_3_5f_Master_5f_2016-outline4" style:display-name="SUSE_Divider_3_Master_2016-outline4" style:family="presentation" style:parent-style-name="SUSE_5f_Divider_5f_3_5f_Master_5f_2016-outline3">
      <style:paragraph-properties fo:margin-top="0.2cm" fo:margin-bottom="0cm"/>
      <style:text-properties fo:font-size="20pt" style:font-size-asian="20pt" style:font-size-complex="20pt"/>
    </style:style>
    <style:style style:name="SUSE_5f_Divider_5f_3_5f_Master_5f_2016-outline5" style:display-name="SUSE_Divider_3_Master_2016-outline5" style:family="presentation" style:parent-style-name="SUSE_5f_Divider_5f_3_5f_Master_5f_2016-outline4">
      <style:paragraph-properties fo:margin-top="0.1cm" fo:margin-bottom="0cm"/>
      <style:text-properties fo:font-size="20pt" style:font-size-asian="20pt" style:font-size-complex="20pt"/>
    </style:style>
    <style:style style:name="SUSE_5f_Divider_5f_3_5f_Master_5f_2016-outline6" style:display-name="SUSE_Divider_3_Master_2016-outline6" style:family="presentation" style:parent-style-name="SUSE_5f_Divider_5f_3_5f_Master_5f_2016-outline5">
      <style:paragraph-properties fo:margin-top="0.1cm" fo:margin-bottom="0cm"/>
      <style:text-properties fo:font-size="20pt" style:font-size-asian="20pt" style:font-size-complex="20pt"/>
    </style:style>
    <style:style style:name="SUSE_5f_Divider_5f_3_5f_Master_5f_2016-outline7" style:display-name="SUSE_Divider_3_Master_2016-outline7" style:family="presentation" style:parent-style-name="SUSE_5f_Divider_5f_3_5f_Master_5f_2016-outline6">
      <style:paragraph-properties fo:margin-top="0.1cm" fo:margin-bottom="0cm"/>
      <style:text-properties fo:font-size="20pt" style:font-size-asian="20pt" style:font-size-complex="20pt"/>
    </style:style>
    <style:style style:name="SUSE_5f_Divider_5f_3_5f_Master_5f_2016-outline8" style:display-name="SUSE_Divider_3_Master_2016-outline8" style:family="presentation" style:parent-style-name="SUSE_5f_Divider_5f_3_5f_Master_5f_2016-outline7">
      <style:paragraph-properties fo:margin-top="0.1cm" fo:margin-bottom="0cm"/>
      <style:text-properties fo:font-size="20pt" style:font-size-asian="20pt" style:font-size-complex="20pt"/>
    </style:style>
    <style:style style:name="SUSE_5f_Divider_5f_3_5f_Master_5f_2016-outline9" style:display-name="SUSE_Divider_3_Master_2016-outline9" style:family="presentation" style:parent-style-name="SUSE_5f_Divider_5f_3_5f_Master_5f_2016-outline8">
      <style:paragraph-properties fo:margin-top="0.1cm" fo:margin-bottom="0cm"/>
      <style:text-properties fo:font-size="20pt" style:font-size-asian="20pt" style:font-size-complex="20pt"/>
    </style:style>
    <style:style style:name="SUSE_5f_Divider_5f_3_5f_Master_5f_2016-subtitle" style:display-name="SUSE_Divider_3_Master_2016-subtitle" style:family="presentation">
      <style:graphic-properties draw:stroke="none" draw:fill="none" draw:textarea-vertical-align="middle">
        <text:list-style style:name="SUSE_5f_Divider_5f_3_5f_Master_5f_2016-subtitle" style:display-name="SUSE_Divider_3_Master_20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3_5f_Master_5f_2016-title" style:display-name="SUSE_Divider_3_Master_2016-title" style:family="presentation">
      <style:graphic-properties draw:stroke="none" draw:fill="none" draw:textarea-vertical-align="middle">
        <text:list-style style:name="SUSE_5f_Divider_5f_3_5f_Master_5f_2016-title" style:display-name="SUSE_Divider_3_Master_20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9966" style:text-outline="false" style:text-line-through-style="none" style:text-line-through-type="none" style:font-name="Arimo" fo:font-family="Arimo"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Splash_5f_Master_5f_2016-background" style:display-name="SUSE_Splash_Master_2016-background" style:family="presentation">
      <style:graphic-properties draw:stroke="none" draw:fill="none"/>
      <style:text-properties style:letter-kerning="true"/>
    </style:style>
    <style:style style:name="SUSE_5f_Splash_5f_Master_5f_2016-backgroundobjects" style:display-name="SUSE_Splash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Splash_5f_Master_5f_2016-notes" style:display-name="SUSE_Splash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Splash_5f_Master_5f_2016-outline1" style:display-name="SUSE_Splash_Master_2016-outline1" style:family="presentation">
      <style:graphic-properties draw:stroke="none" draw:fill="none" draw:auto-grow-height="false" draw:fit-to-size="shrink-to-fit" style:shrink-to-fit="true">
        <text:list-style style:name="SUSE_5f_Splash_5f_Master_5f_2016-outline1" style:display-name="SUSE_Splash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fo:color="#455560"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Splash_5f_Master_5f_2016-outline2" style:display-name="SUSE_Splash_Master_2016-outline2" style:family="presentation" style:parent-style-name="SUSE_5f_Splash_5f_Master_5f_2016-outline1">
      <style:paragraph-properties fo:margin-top="0cm" fo:margin-bottom="0.4cm"/>
      <style:text-properties style:font-name="Arial" fo:font-family="Arial" style:font-family-generic="swiss" style:font-pitch="variable" fo:font-size="28pt" style:font-size-asian="28pt" style:font-size-complex="28pt"/>
    </style:style>
    <style:style style:name="SUSE_5f_Splash_5f_Master_5f_2016-outline3" style:display-name="SUSE_Splash_Master_2016-outline3" style:family="presentation" style:parent-style-name="SUSE_5f_Splash_5f_Master_5f_2016-outline2">
      <style:paragraph-properties fo:margin-top="0cm" fo:margin-bottom="0.3cm"/>
      <style:text-properties style:font-name="Arial" fo:font-family="Arial" style:font-family-generic="swiss" style:font-pitch="variable" fo:font-size="24pt" style:font-size-asian="24pt" style:font-size-complex="24pt"/>
    </style:style>
    <style:style style:name="SUSE_5f_Splash_5f_Master_5f_2016-outline4" style:display-name="SUSE_Splash_Master_2016-outline4" style:family="presentation" style:parent-style-name="SUSE_5f_Splash_5f_Master_5f_2016-outline3">
      <style:paragraph-properties fo:margin-top="0cm" fo:margin-bottom="0.2cm"/>
      <style:text-properties style:font-name="Arial" fo:font-family="Arial" style:font-family-generic="swiss" style:font-pitch="variable" fo:font-size="20pt" style:font-size-asian="20pt" style:font-size-complex="20pt"/>
    </style:style>
    <style:style style:name="SUSE_5f_Splash_5f_Master_5f_2016-outline5" style:display-name="SUSE_Splash_Master_2016-outline5" style:family="presentation" style:parent-style-name="SUSE_5f_Splash_5f_Master_5f_2016-outline4">
      <style:paragraph-properties fo:margin-top="0cm" fo:margin-bottom="0.1cm"/>
      <style:text-properties style:font-name="Arial" fo:font-family="Arial" style:font-family-generic="swiss" style:font-pitch="variable" fo:font-size="20pt" style:font-size-asian="20pt" style:font-size-complex="20pt"/>
    </style:style>
    <style:style style:name="SUSE_5f_Splash_5f_Master_5f_2016-outline6" style:display-name="SUSE_Splash_Master_2016-outline6" style:family="presentation" style:parent-style-name="SUSE_5f_Splash_5f_Master_5f_2016-outline5">
      <style:paragraph-properties fo:margin-top="0cm" fo:margin-bottom="0.1cm"/>
      <style:text-properties style:font-name="Arial" fo:font-family="Arial" style:font-family-generic="swiss" style:font-pitch="variable" fo:font-size="20pt" style:font-size-asian="20pt" style:font-size-complex="20pt"/>
    </style:style>
    <style:style style:name="SUSE_5f_Splash_5f_Master_5f_2016-outline7" style:display-name="SUSE_Splash_Master_2016-outline7" style:family="presentation" style:parent-style-name="SUSE_5f_Splash_5f_Master_5f_2016-outline6">
      <style:paragraph-properties fo:margin-top="0cm" fo:margin-bottom="0.1cm"/>
      <style:text-properties style:font-name="Arial" fo:font-family="Arial" style:font-family-generic="swiss" style:font-pitch="variable" fo:font-size="20pt" style:font-size-asian="20pt" style:font-size-complex="20pt"/>
    </style:style>
    <style:style style:name="SUSE_5f_Splash_5f_Master_5f_2016-outline8" style:display-name="SUSE_Splash_Master_2016-outline8" style:family="presentation" style:parent-style-name="SUSE_5f_Splash_5f_Master_5f_2016-outline7">
      <style:paragraph-properties fo:margin-top="0cm" fo:margin-bottom="0.1cm"/>
      <style:text-properties style:font-name="Arial" fo:font-family="Arial" style:font-family-generic="swiss" style:font-pitch="variable" fo:font-size="20pt" style:font-size-asian="20pt" style:font-size-complex="20pt"/>
    </style:style>
    <style:style style:name="SUSE_5f_Splash_5f_Master_5f_2016-outline9" style:display-name="SUSE_Splash_Master_2016-outline9" style:family="presentation" style:parent-style-name="SUSE_5f_Splash_5f_Master_5f_2016-outline8">
      <style:paragraph-properties fo:margin-top="0cm" fo:margin-bottom="0.1cm"/>
      <style:text-properties style:font-name="Arial" fo:font-family="Arial" style:font-family-generic="swiss" style:font-pitch="variable" fo:font-size="20pt" style:font-size-asian="20pt" style:font-size-complex="20pt"/>
    </style:style>
    <style:style style:name="SUSE_5f_Splash_5f_Master_5f_2016-subtitle" style:display-name="SUSE_Splash_Master_2016-subtitle" style:family="presentation">
      <style:graphic-properties draw:stroke="none" draw:fill="none" draw:textarea-vertical-align="middle">
        <text:list-style style:name="SUSE_5f_Splash_5f_Master_5f_2016-subtitle" style:display-name="SUSE_Splash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Splash_5f_Master_5f_2016-title" style:display-name="SUSE_Splash_Master_2016-title" style:family="presentation">
      <style:graphic-properties draw:stroke="none" draw:fill="none" draw:textarea-vertical-align="middle">
        <text:list-style style:name="SUSE_5f_Splash_5f_Master_5f_2016-title" style:display-name="SUSE_Splash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Legal_5f_Final_5f_Master_5f_2016-background" style:display-name="SUSE_Legal_Final_Master_2016-background" style:family="presentation">
      <style:graphic-properties draw:stroke="none" draw:fill="none"/>
      <style:text-properties style:letter-kerning="true"/>
    </style:style>
    <style:style style:name="SUSE_5f_Legal_5f_Final_5f_Master_5f_2016-backgroundobjects" style:display-name="SUSE_Legal_Final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Legal_5f_Final_5f_Master_5f_2016-notes" style:display-name="SUSE_Legal_Final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Legal_5f_Final_5f_Master_5f_2016-outline1" style:display-name="SUSE_Legal_Final_Master_2016-outline1" style:family="presentation">
      <style:graphic-properties draw:stroke="none" draw:fill="none" draw:auto-grow-height="false" draw:fit-to-size="shrink-to-fit" style:shrink-to-fit="true">
        <text:list-style style:name="SUSE_5f_Legal_5f_Final_5f_Master_5f_2016-outline1" style:display-name="SUSE_Legal_Final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Legal_5f_Final_5f_Master_5f_2016-outline2" style:display-name="SUSE_Legal_Final_Master_2016-outline2" style:family="presentation" style:parent-style-name="SUSE_5f_Legal_5f_Final_5f_Master_5f_2016-outline1">
      <style:paragraph-properties fo:margin-top="0cm" fo:margin-bottom="0.4cm"/>
      <style:text-properties style:font-name="Arial" fo:font-family="Arial" style:font-family-generic="swiss" style:font-pitch="variable" fo:font-size="6pt" style:font-size-asian="6pt" style:font-size-complex="6pt"/>
    </style:style>
    <style:style style:name="SUSE_5f_Legal_5f_Final_5f_Master_5f_2016-outline3" style:display-name="SUSE_Legal_Final_Master_2016-outline3" style:family="presentation" style:parent-style-name="SUSE_5f_Legal_5f_Final_5f_Master_5f_2016-outline2">
      <style:paragraph-properties fo:margin-top="0cm" fo:margin-bottom="0.3cm"/>
      <style:text-properties style:font-name="Arial" fo:font-family="Arial" style:font-family-generic="swiss" style:font-pitch="variable" fo:font-size="6pt" style:font-size-asian="6pt" style:font-size-complex="6pt"/>
    </style:style>
    <style:style style:name="SUSE_5f_Legal_5f_Final_5f_Master_5f_2016-outline4" style:display-name="SUSE_Legal_Final_Master_2016-outline4" style:family="presentation" style:parent-style-name="SUSE_5f_Legal_5f_Final_5f_Master_5f_2016-outline3">
      <style:paragraph-properties fo:margin-top="0cm" fo:margin-bottom="0.2cm"/>
      <style:text-properties style:font-name="Arial" fo:font-family="Arial" style:font-family-generic="swiss" style:font-pitch="variable" fo:font-size="6pt" style:font-size-asian="6pt" style:font-size-complex="6pt"/>
    </style:style>
    <style:style style:name="SUSE_5f_Legal_5f_Final_5f_Master_5f_2016-outline5" style:display-name="SUSE_Legal_Final_Master_2016-outline5" style:family="presentation" style:parent-style-name="SUSE_5f_Legal_5f_Final_5f_Master_5f_2016-outline4">
      <style:paragraph-properties fo:margin-top="0cm" fo:margin-bottom="0.1cm"/>
      <style:text-properties style:font-name="Arial" fo:font-family="Arial" style:font-family-generic="swiss" style:font-pitch="variable" fo:font-size="6pt" style:font-size-asian="6pt" style:font-size-complex="6pt"/>
    </style:style>
    <style:style style:name="SUSE_5f_Legal_5f_Final_5f_Master_5f_2016-outline6" style:display-name="SUSE_Legal_Final_Master_2016-outline6" style:family="presentation" style:parent-style-name="SUSE_5f_Legal_5f_Final_5f_Master_5f_2016-outline5">
      <style:paragraph-properties fo:margin-top="0cm" fo:margin-bottom="0.1cm"/>
      <style:text-properties style:font-name="Arial" fo:font-family="Arial" style:font-family-generic="swiss" style:font-pitch="variable" fo:font-size="6pt" style:font-size-asian="6pt" style:font-size-complex="6pt"/>
    </style:style>
    <style:style style:name="SUSE_5f_Legal_5f_Final_5f_Master_5f_2016-outline7" style:display-name="SUSE_Legal_Final_Master_2016-outline7" style:family="presentation" style:parent-style-name="SUSE_5f_Legal_5f_Final_5f_Master_5f_2016-outline6">
      <style:paragraph-properties fo:margin-top="0cm" fo:margin-bottom="0.1cm"/>
      <style:text-properties style:font-name="Arial" fo:font-family="Arial" style:font-family-generic="swiss" style:font-pitch="variable" fo:font-size="6pt" style:font-size-asian="6pt" style:font-size-complex="6pt"/>
    </style:style>
    <style:style style:name="SUSE_5f_Legal_5f_Final_5f_Master_5f_2016-outline8" style:display-name="SUSE_Legal_Final_Master_2016-outline8" style:family="presentation" style:parent-style-name="SUSE_5f_Legal_5f_Final_5f_Master_5f_2016-outline7">
      <style:paragraph-properties fo:margin-top="0cm" fo:margin-bottom="0.1cm"/>
      <style:text-properties style:font-name="Arial" fo:font-family="Arial" style:font-family-generic="swiss" style:font-pitch="variable" fo:font-size="6pt" style:font-size-asian="6pt" style:font-size-complex="6pt"/>
    </style:style>
    <style:style style:name="SUSE_5f_Legal_5f_Final_5f_Master_5f_2016-outline9" style:display-name="SUSE_Legal_Final_Master_2016-outline9" style:family="presentation" style:parent-style-name="SUSE_5f_Legal_5f_Final_5f_Master_5f_2016-outline8">
      <style:paragraph-properties fo:margin-top="0cm" fo:margin-bottom="0.1cm"/>
      <style:text-properties style:font-name="Arial" fo:font-family="Arial" style:font-family-generic="swiss" style:font-pitch="variable" fo:font-size="6pt" style:font-size-asian="6pt" style:font-size-complex="6pt"/>
    </style:style>
    <style:style style:name="SUSE_5f_Legal_5f_Final_5f_Master_5f_2016-subtitle" style:display-name="SUSE_Legal_Final_Master_2016-subtitle" style:family="presentation">
      <style:graphic-properties draw:stroke="none" draw:fill="none" draw:textarea-vertical-align="middle">
        <text:list-style style:name="SUSE_5f_Legal_5f_Final_5f_Master_5f_2016-subtitle" style:display-name="SUSE_Legal_Final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Legal_5f_Final_5f_Master_5f_2016-title" style:display-name="SUSE_Legal_Final_Master_2016-title" style:family="presentation">
      <style:graphic-properties draw:stroke="none" draw:fill="none" draw:textarea-vertical-align="middle">
        <text:list-style style:name="SUSE_5f_Legal_5f_Final_5f_Master_5f_2016-title" style:display-name="SUSE_Legal_Final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5560"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textarea-horizontal-align="center" draw:textarea-vertical-align="middle"/>
    </style:style>
    <style:style style:name="Mgr6" style:family="graphic" style:parent-style-name="standard">
      <style:graphic-properties draw:stroke="none" svg:stroke-color="#000000" draw:fill="none" draw:fill-color="#ffffff" draw:textarea-horizontal-align="left" draw:auto-grow-height="true" draw:auto-grow-width="true" fo:min-height="0.713cm" fo:min-width="2.542cm"/>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005cm, 0.211cm, 0cm)" draw:image-opacity="100%" style:mirror="none"/>
    </style:style>
    <style:style style:name="Mgr8"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SUSE_5f_Title_5f_Master_5f_2016-backgroundobjects">
      <style:graphic-properties draw:stroke="none" draw:fill="none" draw:fill-color="#ffffff" draw:textarea-vertical-align="bottom" draw:auto-grow-height="false" fo:min-height="1.397cm"/>
    </style:style>
    <style:style style:name="Mpr2" style:family="presentation" style:parent-style-name="SUSE_5f_Title_5f_Master_5f_2016-backgroundobjects">
      <style:graphic-properties draw:stroke="none" draw:fill="none" draw:fill-color="#ffffff" draw:auto-grow-height="false" fo:min-height="1.397cm"/>
    </style:style>
    <style:style style:name="Mpr3" style:family="presentation" style:parent-style-name="SUSE_5f_Bullet_5f_Master_5f_2016-backgroundobjects">
      <style:graphic-properties draw:stroke="none" draw:fill="none" draw:fill-color="#ffffff" draw:textarea-horizontal-align="right" draw:auto-grow-height="true" draw:auto-grow-width="true" fo:min-height="0.627cm" fo:min-width="1.78cm"/>
    </style:style>
    <style:style style:name="Mpr4" style:family="presentation" style:parent-style-name="SUSE_5f_Bullet_5f_Master_5f_2016-backgroundobjects">
      <style:graphic-properties draw:stroke="none" draw:fill="none" draw:fill-color="#ffffff" draw:textarea-vertical-align="bottom" draw:auto-grow-height="false" fo:min-height="1.397cm"/>
    </style:style>
    <style:style style:name="Mpr5" style:family="presentation" style:parent-style-name="SUSE_5f_Bullet_5f_Master_5f_2016-backgroundobjects">
      <style:graphic-properties draw:stroke="none" draw:fill="none" draw:fill-color="#ffffff" draw:auto-grow-height="false" fo:min-height="1.397cm"/>
    </style:style>
    <style:style style:name="Mpr6" style:family="presentation" style:parent-style-name="Notes_5f_Only_5f_Master_5f_2016-backgroundobjects">
      <style:graphic-properties draw:stroke="none" draw:fill="none" draw:fill-color="#ffffff" draw:textarea-vertical-align="bottom" draw:auto-grow-height="false" fo:min-height="1.397cm"/>
    </style:style>
    <style:style style:name="Mpr7" style:family="presentation" style:parent-style-name="Notes_5f_Only_5f_Master_5f_2016-backgroundobjects">
      <style:graphic-properties draw:stroke="none" draw:fill="none" draw:fill-color="#ffffff" draw:auto-grow-height="false" fo:min-height="1.397cm"/>
    </style:style>
    <style:style style:name="Mpr8" style:family="presentation" style:parent-style-name="SUSE_5f_Cover_5f_Master_5f_2016-backgroundobjects">
      <style:graphic-properties draw:stroke="none" draw:fill="none" draw:fill-color="#ffffff" draw:textarea-vertical-align="bottom" draw:auto-grow-height="false" fo:min-height="1.397cm"/>
    </style:style>
    <style:style style:name="Mpr9" style:family="presentation" style:parent-style-name="SUSE_5f_Legal_5f_Master_5f_2016-backgroundobjects">
      <style:graphic-properties draw:stroke="none" draw:fill="none" draw:fill-color="#ffffff" draw:textarea-vertical-align="bottom" draw:auto-grow-height="false" fo:min-height="1.397cm"/>
    </style:style>
    <style:style style:name="Mpr10" style:family="presentation" style:parent-style-name="TOC_5f_Master_5f_2016-backgroundobjects">
      <style:graphic-properties draw:stroke="none" draw:fill="none" draw:fill-color="#ffffff" draw:textarea-vertical-align="bottom" draw:auto-grow-height="false" fo:min-height="1.397cm"/>
    </style:style>
    <style:style style:name="Mpr11" style:family="presentation" style:parent-style-name="SUSE_5f_Divider_5f_0_5f_Master_5f_2016-backgroundobjects">
      <style:graphic-properties draw:stroke="none" draw:fill="none" draw:fill-color="#ffffff" draw:auto-grow-height="false" fo:min-height="1.314cm"/>
    </style:style>
    <style:style style:name="Mpr12" style:family="presentation" style:parent-style-name="SUSE_5f_Divider_5f_0_5f_Master_5f_2016-backgroundobjects">
      <style:graphic-properties draw:stroke="none" draw:fill="none" draw:fill-color="#ffffff" draw:auto-grow-height="false" fo:min-height="1.397cm"/>
    </style:style>
    <style:style style:name="Mpr13" style:family="presentation" style:parent-style-name="SUSE_5f_Divider_5f_0_5f_Master_5f_2016-backgroundobjects">
      <style:graphic-properties draw:stroke="none" draw:fill="none" draw:fill-color="#ffffff" draw:textarea-vertical-align="bottom" draw:auto-grow-height="false" fo:min-height="1.397cm"/>
    </style:style>
    <style:style style:name="Mpr14" style:family="presentation" style:parent-style-name="SUSE_5f_Divider_5f_1_5f_Master_5f_2016-backgroundobjects">
      <style:graphic-properties draw:stroke="none" draw:fill="none" draw:fill-color="#ffffff" draw:auto-grow-height="false" fo:min-height="1.397cm"/>
    </style:style>
    <style:style style:name="Mpr15" style:family="presentation" style:parent-style-name="SUSE_5f_Divider_5f_1_5f_Master_5f_2016-backgroundobjects">
      <style:graphic-properties draw:stroke="none" draw:fill="none" draw:fill-color="#ffffff" draw:textarea-vertical-align="bottom" draw:auto-grow-height="false" fo:min-height="1.397cm"/>
    </style:style>
    <style:style style:name="Mpr16" style:family="presentation" style:parent-style-name="SUSE_5f_Divider_5f_2_5f_Master_5f_2016-backgroundobjects">
      <style:graphic-properties draw:stroke="none" draw:fill="none" draw:fill-color="#ffffff" draw:auto-grow-height="false" fo:min-height="1.314cm"/>
    </style:style>
    <style:style style:name="Mpr17" style:family="presentation" style:parent-style-name="SUSE_5f_Divider_5f_2_5f_Master_5f_2016-backgroundobjects">
      <style:graphic-properties draw:stroke="none" draw:fill="none" draw:fill-color="#ffffff" draw:auto-grow-height="false" fo:min-height="1.397cm"/>
    </style:style>
    <style:style style:name="Mpr18" style:family="presentation" style:parent-style-name="SUSE_5f_Divider_5f_2_5f_Master_5f_2016-backgroundobjects">
      <style:graphic-properties draw:stroke="none" draw:fill="none" draw:fill-color="#ffffff" draw:textarea-vertical-align="bottom" draw:auto-grow-height="false" fo:min-height="1.397cm"/>
    </style:style>
    <style:style style:name="Mpr19" style:family="presentation" style:parent-style-name="SUSE_5f_Divider_5f_3_5f_Master_5f_2016-backgroundobjects">
      <style:graphic-properties draw:stroke="none" draw:fill="none" draw:fill-color="#ffffff" draw:auto-grow-height="false" fo:min-height="1.314cm"/>
    </style:style>
    <style:style style:name="Mpr20" style:family="presentation" style:parent-style-name="SUSE_5f_Divider_5f_3_5f_Master_5f_2016-backgroundobjects">
      <style:graphic-properties draw:stroke="none" draw:fill="none" draw:fill-color="#ffffff" draw:auto-grow-height="false" fo:min-height="1.397cm"/>
    </style:style>
    <style:style style:name="Mpr21" style:family="presentation" style:parent-style-name="SUSE_5f_Divider_5f_3_5f_Master_5f_2016-backgroundobjects">
      <style:graphic-properties draw:stroke="none" draw:fill="none" draw:fill-color="#ffffff" draw:textarea-vertical-align="bottom" draw:auto-grow-height="false" fo:min-height="1.397cm"/>
    </style:style>
    <style:style style:name="Mpr22" style:family="presentation" style:parent-style-name="SUSE_5f_Splash_5f_Master_5f_2016-backgroundobjects">
      <style:graphic-properties draw:stroke="none" draw:fill="none" draw:fill-color="#ffffff" draw:textarea-vertical-align="bottom" draw:auto-grow-height="false" fo:min-height="1.397cm"/>
    </style:style>
    <style:style style:name="Mpr23" style:family="presentation" style:parent-style-name="SUSE_5f_Splash_5f_Master_5f_2016-backgroundobjects">
      <style:graphic-properties draw:stroke="none" draw:fill="none" draw:fill-color="#ffffff" draw:auto-grow-height="false" fo:min-height="1.397cm"/>
    </style:style>
    <style:style style:name="Mpr24" style:family="presentation" style:parent-style-name="SUSE_5f_Legal_5f_Final_5f_Master_5f_2016-backgroundobjects">
      <style:graphic-properties draw:stroke="none" draw:fill="none" draw:fill-color="#ffffff" draw:textarea-vertical-align="bottom" draw:auto-grow-height="false" fo:min-height="1.397cm"/>
    </style:style>
    <style:style style:name="Mpr25" style:family="presentation" style:parent-style-name="SUSE_5f_Legal_5f_Final_5f_Master_5f_2016-backgroundobjects">
      <style:graphic-properties draw:stroke="none" draw:fill="none" draw:fill-color="#ffffff"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style>
    <style:style style:name="MP10"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1"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size="10pt" fo:font-style="normal" style:font-size-asian="10pt" style:font-style-asian="normal" style:font-size-complex="10pt" style:font-style-complex="normal"/>
    </style:style>
    <style:style style:name="MT4" style:family="text">
      <style:text-properties fo:font-size="7pt" fo:font-style="italic" style:font-size-asian="7pt" style:font-style-asian="italic" style:font-size-complex="7pt" style:font-style-complex="italic"/>
    </style:style>
    <style:style style:name="MT5" style:family="text">
      <style:text-properties fo:color="#94a0a9" style:font-name="Arial" fo:font-size="11pt" style:font-size-asian="11pt" style:font-size-complex="11pt"/>
    </style:style>
    <style:style style:name="MT6" style:family="text">
      <style:text-properties style:font-name="Arial2" fo:font-size="10pt" style:font-size-asian="10pt" style:font-size-complex="10pt"/>
    </style:style>
    <style:style style:name="MT7" style:family="text">
      <style:text-properties style:font-name="Arimo" fo:font-size="7pt" fo:font-style="italic" style:font-size-asian="7pt" style:font-style-asian="italic" style:font-size-complex="7pt" style:font-style-complex="italic"/>
    </style:style>
    <style:style style:name="MT8" style:family="text">
      <style:text-properties style:font-name="Arimo" fo:font-size="10pt" style:font-size-asian="10pt" style:font-size-complex="10pt"/>
    </style:style>
    <style:style style:name="MT9" style:family="text">
      <style:text-properties style:font-name="Arimo" fo:font-size="7pt" style:font-size-asian="7pt" style:font-size-complex="7pt"/>
    </style:style>
    <style:style style:name="MT10" style:family="text">
      <style:text-properties fo:color="#ffffff" style:text-line-through-style="none" style:text-line-through-type="none" style:font-name="Arial3"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1" style:family="text">
      <style:text-properties fo:color="#ffffff" style:text-line-through-style="none" style:text-line-through-type="none" style:font-name="Arial3"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2" style:family="text">
      <style:text-properties fo:color="#ffffff" style:text-line-through-style="none" style:text-line-through-type="none" style:font-name="Arial3"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USE_5f_Title_5f_Master_5f_2016" style:display-name="SUSE_Title_Master_2016" style:page-layout-name="PM1" draw:style-name="Mdp1">
      <draw:frame draw:style-name="Mgr3" draw:text-style-name="MP5" draw:layer="backgroundobjects" svg:width="25.45cm" svg:height="19.086cm" svg:x="0cm" svg:y="-0.012cm">
        <draw:image xlink:href="Pictures/10000000000007D0000005DC8486607EDBCA6350.jpg" xlink:type="simple" xlink:show="embed" xlink:actuate="onLoad">
          <text:p/>
        </draw:image>
      </draw:frame>
      <draw:frame presentation:style-name="SUSE_5f_Title_5f_Master_5f_2016-title" draw:layer="backgroundobjects" svg:width="22.225cm" svg:height="9.657cm" svg:x="2.54cm" svg:y="2.515cm" presentation:class="title" presentation:placeholder="true">
        <draw:text-box/>
      </draw:frame>
      <draw:frame presentation:style-name="SUSE_5f_Title_5f_Master_5f_2016-outline1" draw:layer="backgroundobjects" svg:width="10.339cm" svg:height="12.573cm" svg:x="2.789cm" svg:y="12.691cm" presentation:class="outline" presentation:placeholder="true">
        <draw:text-box/>
      </draw:frame>
      <draw:frame draw:style-name="Mgr4" draw:text-style-name="MP5" draw:layer="backgroundobjects" svg:width="4.162cm" svg:height="2.316cm" svg:x="19.435cm" svg:y="15.317cm">
        <draw:image xlink:href="Pictures/100002010000011A000000ABB24367CB2F660C13.png" xlink:type="simple" xlink:show="embed" xlink:actuate="onLoad">
          <text:p/>
        </draw:image>
      </draw:frame>
      <presentation:notes style:page-layout-name="PM2">
        <draw:page-thumbnail presentation:style-name="SUSE_5f_Title_5f_Master_5f_2016-title" draw:layer="backgroundobjects" svg:width="19.05cm" svg:height="14.3cm" svg:x="1.27cm" svg:y="1.27cm" presentation:class="page"/>
        <draw:frame presentation:style-name="SUSE_5f_Title_5f_Master_5f_2016-notes" draw:layer="backgroundobjects" svg:width="19.05cm" svg:height="10.414cm" svg:x="1.27cm" svg:y="15.621cm" presentation:class="notes" presentation:placeholder="true">
          <draw:text-box/>
        </draw:frame>
        <draw:frame presentation:style-name="Mpr1" draw:text-style-name="MP7" draw:layer="backgroundobjects" svg:width="2.54cm" svg:height="0.508cm" svg:x="9.652cm" svg:y="26.797cm" presentation:class="page-number">
          <draw:text-box>
            <text:p text:style-name="MP6"><text:span text:style-name="MT2"><text:page-number>&lt;number&gt;</text:page-number></text:span></text:p>
          </draw:text-box>
        </draw:frame>
        <draw:frame presentation:style-name="Mpr2" draw:text-style-name="MP7" draw:layer="backgroundobjects" svg:width="19.05cm" svg:height="0.508cm" svg:x="1.27cm" svg:y="0.635cm" presentation:class="header">
          <draw:text-box>
            <text:p text:style-name="MP6"><text:span text:style-name="MT3"><presentation:header/></text:span></text:p>
          </draw:text-box>
        </draw:frame>
        <draw:frame presentation:style-name="Mpr1" draw:text-style-name="MP7" draw:layer="backgroundobjects" svg:width="19.05cm" svg:height="0.508cm" svg:x="1.27cm" svg:y="26.187cm" presentation:class="footer">
          <draw:text-box>
            <text:p text:style-name="MP6"><text:span text:style-name="MT4"><presentation:footer/></text:span></text:p>
          </draw:text-box>
        </draw:frame>
        <draw:line draw:style-name="Mgr5" draw:text-style-name="MP8" draw:layer="backgroundobjects" svg:x1="1.27cm" svg:y1="1.166cm" svg:x2="20.32cm" svg:y2="1.143cm">
          <text:p/>
        </draw:line>
        <draw:line draw:style-name="Mgr5" draw:text-style-name="MP8" draw:layer="backgroundobjects" svg:x1="1.27cm" svg:y1="26.312cm" svg:x2="20.32cm" svg:y2="26.289cm">
          <text:p/>
        </draw:line>
        <draw:frame draw:style-name="Mgr6" draw:text-style-name="MP9" draw:layer="backgroundobjects" svg:width="3.042cm" svg:height="0.963cm" svg:x="7.024cm" svg:y="25.496cm">
          <draw:text-box>
            <text:p><text:tab/><text:tab/></text:p>
          </draw:text-box>
        </draw:frame>
      </presentation:notes>
    </style:master-page>
    <style:master-page style:name="SUSE_5f_Bullet_5f_Master_5f_2016" style:display-name="SUSE_Bullet_Master_2016" style:page-layout-name="PM1" draw:style-name="Mdp1">
      <draw:frame presentation:style-name="SUSE_5f_Bullet_5f_Master_5f_2016-title" draw:layer="backgroundobjects" svg:width="24.136cm" svg:height="3.18cm" svg:x="0.623cm" svg:y="0.56cm" presentation:class="title" presentation:placeholder="true">
        <draw:text-box/>
      </draw:frame>
      <draw:frame presentation:style-name="SUSE_5f_Bullet_5f_Master_5f_2016-outline1" draw:layer="backgroundobjects" svg:width="23.241cm" svg:height="12.573cm" svg:x="1.524cm" svg:y="3.457cm" presentation:class="outline" presentation:placeholder="true">
        <draw:text-box/>
      </draw:frame>
      <draw:frame presentation:style-name="Mpr3" draw:text-style-name="MP4" draw:layer="backgroundobjects" svg:width="1.78cm" svg:height="0.627cm" svg:x="0.465cm" svg:y="18.043cm" presentation:class="page-number">
        <draw:text-box>
          <text:p text:style-name="MP3"><text:span text:style-name="MT5"><text:page-number>&lt;number&gt;</text:page-number></text:span></text:p>
        </draw:text-box>
      </draw:frame>
      <draw:frame draw:style-name="Mgr7" draw:text-style-name="MP5" draw:layer="backgroundobjects" svg:width="24.13cm" svg:height="0.581cm" svg:x="0.627cm" svg:y="0.001cm">
        <draw:image xlink:href="Pictures/10000000000007D0000000420D3C1EECE6ADED42.jpg" xlink:type="simple" xlink:show="embed" xlink:actuate="onLoad">
          <text:p/>
        </draw:image>
      </draw:frame>
      <presentation:notes style:page-layout-name="PM2">
        <draw:page-thumbnail presentation:style-name="SUSE_5f_Bullet_5f_Master_5f_2016-title" draw:layer="backgroundobjects" svg:width="19.05cm" svg:height="14.3cm" svg:x="1.27cm" svg:y="1.27cm" presentation:class="page"/>
        <draw:frame presentation:style-name="SUSE_5f_Bullet_5f_Master_5f_2016-notes" draw:layer="backgroundobjects" svg:width="19.05cm" svg:height="10.414cm" svg:x="1.27cm" svg:y="15.621cm" presentation:class="notes" presentation:placeholder="true">
          <draw:text-box/>
        </draw:frame>
        <draw:frame presentation:style-name="Mpr4" draw:text-style-name="MP7" draw:layer="backgroundobjects" svg:width="2.54cm" svg:height="0.508cm" svg:x="9.652cm" svg:y="26.797cm" presentation:class="page-number">
          <draw:text-box>
            <text:p text:style-name="MP6"><text:span text:style-name="MT2"><text:page-number>&lt;number&gt;</text:page-number></text:span></text:p>
          </draw:text-box>
        </draw:frame>
        <draw:frame presentation:style-name="Mpr5" draw:text-style-name="MP7" draw:layer="backgroundobjects" svg:width="19.05cm" svg:height="0.508cm" svg:x="1.27cm" svg:y="0.635cm" presentation:class="header">
          <draw:text-box>
            <text:p text:style-name="MP6"><text:span text:style-name="MT6"><presentation:header/></text:span></text:p>
          </draw:text-box>
        </draw:frame>
        <draw:frame presentation:style-name="Mpr4" draw:text-style-name="MP7" draw:layer="backgroundobjects" svg:width="19.05cm" svg:height="0.508cm" svg:x="1.27cm" svg:y="26.187cm" presentation:class="footer">
          <draw:text-box>
            <text:p text:style-name="MP6"><text:span text:style-name="MT7"><presentation:footer/></text:span></text:p>
          </draw:text-box>
        </draw:frame>
        <draw:line draw:style-name="Mgr5" draw:text-style-name="MP8" draw:layer="backgroundobjects" svg:x1="1.27cm" svg:y1="1.166cm" svg:x2="20.32cm" svg:y2="1.143cm">
          <text:p/>
        </draw:line>
        <draw:line draw:style-name="Mgr5" draw:text-style-name="MP8" draw:layer="backgroundobjects" svg:x1="1.27cm" svg:y1="26.312cm" svg:x2="20.32cm" svg:y2="26.289cm">
          <text:p/>
        </draw:line>
      </presentation:notes>
    </style:master-page>
    <style:master-page style:name="Notes_5f_Only_5f_Master_5f_2016" style:display-name="Notes_Only_Master_2016" style:page-layout-name="PM1" draw:style-name="Mdp1">
      <draw:frame presentation:style-name="Notes_5f_Only_5f_Master_5f_2016-title" draw:layer="backgroundobjects" svg:width="22.86cm" svg:height="0.762cm" svg:x="1.313cm" svg:y="-0.896cm" presentation:class="title" presentation:placeholder="true">
        <draw:text-box/>
      </draw:frame>
      <draw:frame presentation:style-name="Notes_5f_Only_5f_Master_5f_2016-outline1" draw:layer="backgroundobjects" svg:width="5.603cm" svg:height="45.431cm" svg:x="0cm" svg:y="19.252cm" presentation:class="outline" presentation:placeholder="true">
        <draw:text-box/>
      </draw:frame>
      <presentation:notes style:page-layout-name="PM2">
        <draw:page-thumbnail presentation:style-name="Notes_5f_Only_5f_Master_5f_2016-title" draw:layer="backgroundobjects" svg:width="2.396cm" svg:height="0.908cm" svg:x="8.573cm" svg:y="28.441cm" presentation:class="page"/>
        <draw:frame presentation:style-name="Notes_5f_Only_5f_Master_5f_2016-notes" draw:layer="backgroundobjects" svg:width="19.05cm" svg:height="24.765cm" svg:x="1.27cm" svg:y="1.27cm" presentation:class="notes" presentation:placeholder="true">
          <draw:text-box/>
        </draw:frame>
        <draw:frame presentation:style-name="Mpr6" draw:text-style-name="MP7" draw:layer="backgroundobjects" svg:width="2.54cm" svg:height="0.508cm" svg:x="9.652cm" svg:y="26.797cm" presentation:class="page-number">
          <draw:text-box>
            <text:p text:style-name="MP6"><text:span text:style-name="MT2"><text:page-number>&lt;number&gt;</text:page-number></text:span></text:p>
          </draw:text-box>
        </draw:frame>
        <draw:frame presentation:style-name="Mpr7" draw:text-style-name="MP7" draw:layer="backgroundobjects" svg:width="19.05cm" svg:height="0.508cm" svg:x="1.27cm" svg:y="0.635cm" presentation:class="header">
          <draw:text-box>
            <text:p text:style-name="MP6"><text:span text:style-name="MT6"><presentation:header/></text:span></text:p>
          </draw:text-box>
        </draw:frame>
        <draw:frame presentation:style-name="Mpr6" draw:text-style-name="MP7" draw:layer="backgroundobjects" svg:width="19.05cm" svg:height="0.508cm" svg:x="1.27cm" svg:y="26.187cm" presentation:class="footer">
          <draw:text-box>
            <text:p text:style-name="MP6"><text:span text:style-name="MT7"><presentation:footer/></text:span></text:p>
          </draw:text-box>
        </draw:frame>
        <draw:line draw:style-name="Mgr5" draw:text-style-name="MP8" draw:layer="backgroundobjects" svg:x1="1.27cm" svg:y1="1.166cm" svg:x2="20.32cm" svg:y2="1.143cm">
          <text:p/>
        </draw:line>
        <draw:line draw:style-name="Mgr5" draw:text-style-name="MP8" draw:layer="backgroundobjects" svg:x1="1.27cm" svg:y1="26.312cm" svg:x2="20.32cm" svg:y2="26.289cm">
          <text:p/>
        </draw:line>
      </presentation:notes>
    </style:master-page>
    <style:master-page style:name="SUSE_5f_Cover_5f_Master_5f_2016" style:display-name="SUSE_Cover_Master_2016" style:page-layout-name="PM1" draw:style-name="Mdp1">
      <draw:frame draw:style-name="Mgr4" draw:text-style-name="MP5" draw:layer="backgroundobjects" svg:width="14.719cm" svg:height="19.049cm" svg:x="5.209cm" svg:y="-0.018cm">
        <draw:image xlink:href="Pictures/1000020100000330000004202D896F8A2274FCDB.png" xlink:type="simple" xlink:show="embed" xlink:actuate="onLoad">
          <text:p/>
        </draw:image>
      </draw:frame>
      <draw:frame presentation:style-name="SUSE_5f_Cover_5f_Master_5f_2016-title" draw:layer="backgroundobjects" svg:width="5.619cm" svg:height="0.675cm" svg:x="0cm" svg:y="-0.89cm" presentation:class="title" presentation:placeholder="true">
        <draw:text-box/>
      </draw:frame>
      <draw:frame presentation:style-name="SUSE_5f_Cover_5f_Master_5f_2016-outline1" draw:layer="backgroundobjects" svg:width="5.618cm" svg:height="45.431cm" svg:x="0cm" svg:y="19.246cm" presentation:class="outline" presentation:placeholder="true">
        <draw:text-box/>
      </draw:frame>
      <presentation:notes style:page-layout-name="PM2">
        <draw:frame draw:style-name="Mgr4" draw:text-style-name="MP5" draw:layer="backgroundobjects" svg:width="21.586cm" svg:height="27.935cm" svg:x="0.004cm" svg:y="0.005cm">
          <draw:image xlink:href="Pictures/1000020100000330000004202D896F8A2274FCDB.png" xlink:type="simple" xlink:show="embed" xlink:actuate="onLoad">
            <text:p/>
          </draw:image>
        </draw:frame>
        <draw:page-thumbnail presentation:style-name="SUSE_5f_Cover_5f_Master_5f_2016-title" draw:layer="backgroundobjects" svg:width="1.905cm" svg:height="0.895cm" svg:x="9.159cm" svg:y="28.738cm" presentation:class="page"/>
        <draw:frame presentation:style-name="SUSE_5f_Cover_5f_Master_5f_2016-notes" draw:layer="backgroundobjects" svg:width="19.05cm" svg:height="24.663cm" svg:x="1.27cm" svg:y="1.27cm" presentation:class="notes" presentation:placeholder="true">
          <draw:text-box/>
        </draw:frame>
        <draw:frame presentation:style-name="Mpr8" draw:text-style-name="MP4" draw:layer="backgroundobjects" svg:width="2.54cm" svg:height="0.508cm" svg:x="8.382cm" svg:y="27.94cm" presentation:class="page-number">
          <draw:text-box>
            <text:p text:style-name="MP3"><text:span text:style-name="MT1"><text:page-number>&lt;number&gt;</text:page-number></text:span></text:p>
          </draw:text-box>
        </draw:frame>
      </presentation:notes>
    </style:master-page>
    <style:master-page style:name="SUSE_5f_Legal_5f_Master_5f_2016" style:display-name="SUSE_Legal_Master_2016" style:page-layout-name="PM1" draw:style-name="Mdp1">
      <draw:frame presentation:style-name="SUSE_5f_Legal_5f_Master_5f_2016-title" draw:layer="backgroundobjects" svg:width="10.41cm" svg:height="0.715cm" svg:x="0.109cm" svg:y="-0.715cm" presentation:class="title" presentation:placeholder="true">
        <draw:text-box/>
      </draw:frame>
      <draw:frame presentation:style-name="SUSE_5f_Legal_5f_Master_5f_2016-outline1" draw:layer="backgroundobjects" svg:width="5.914cm" svg:height="37.601cm" svg:x="0cm" svg:y="19.228cm" presentation:class="outline" presentation:placeholder="true">
        <draw:text-box/>
      </draw:frame>
      <presentation:notes style:page-layout-name="PM2">
        <draw:page-thumbnail presentation:style-name="SUSE_5f_Legal_5f_Master_5f_2016-title" draw:layer="backgroundobjects" svg:width="2.444cm" svg:height="1.581cm" svg:x="5.157cm" svg:y="27.94cm" presentation:class="page"/>
        <draw:frame presentation:style-name="SUSE_5f_Legal_5f_Master_5f_2016-notes" draw:layer="backgroundobjects" svg:width="19.05cm" svg:height="24.638cm" svg:x="1.27cm" svg:y="1.27cm" presentation:class="notes" presentation:placeholder="true">
          <draw:text-box/>
        </draw:frame>
        <draw:frame presentation:style-name="Mpr9" draw:text-style-name="MP4" draw:layer="backgroundobjects" svg:width="2.54cm" svg:height="0.508cm" svg:x="9.652cm" svg:y="27.94cm" presentation:class="page-number">
          <draw:text-box>
            <text:p text:style-name="MP3"><text:span text:style-name="MT2"><text:page-number>&lt;number&gt;</text:page-number></text:span></text:p>
          </draw:text-box>
        </draw:frame>
      </presentation:notes>
    </style:master-page>
    <style:master-page style:name="TOC_5f_Master_5f_2016" style:display-name="TOC_Master_2016" style:page-layout-name="PM1" draw:style-name="Mdp1">
      <draw:frame presentation:style-name="TOC_5f_Master_5f_2016-title" draw:layer="backgroundobjects" svg:width="8.388cm" svg:height="0.532cm" svg:x="0cm" svg:y="-0.532cm" presentation:class="title" presentation:placeholder="true">
        <draw:text-box/>
      </draw:frame>
      <draw:frame presentation:style-name="TOC_5f_Master_5f_2016-outline1" draw:layer="backgroundobjects" svg:width="5.699cm" svg:height="43.865cm" svg:x="0.775cm" svg:y="19.339cm" presentation:class="outline" presentation:placeholder="true">
        <draw:text-box/>
      </draw:frame>
      <presentation:notes style:page-layout-name="PM2">
        <draw:page-thumbnail presentation:style-name="TOC_5f_Master_5f_2016-title" draw:layer="backgroundobjects" svg:width="3.887cm" svg:height="1.87cm" svg:x="5.301cm" svg:y="27.94cm" presentation:class="page"/>
        <draw:frame presentation:style-name="TOC_5f_Master_5f_2016-notes" draw:layer="backgroundobjects" svg:width="19.05cm" svg:height="24.765cm" svg:x="1.27cm" svg:y="1.27cm" presentation:class="notes" presentation:placeholder="true">
          <draw:text-box/>
        </draw:frame>
        <draw:frame presentation:style-name="Mpr10" draw:text-style-name="MP4" draw:layer="backgroundobjects" svg:width="2.54cm" svg:height="0.508cm" svg:x="9.652cm" svg:y="27.94cm" presentation:class="page-number">
          <draw:text-box>
            <text:p text:style-name="MP3"><text:span text:style-name="MT2"><text:page-number>&lt;number&gt;</text:page-number></text:span></text:p>
          </draw:text-box>
        </draw:frame>
        <draw:frame presentation:style-name="Mpr10" draw:text-style-name="MP7" draw:layer="backgroundobjects" svg:width="19.05cm" svg:height="0.508cm" svg:x="1.27cm" svg:y="26.187cm" presentation:class="footer">
          <draw:text-box>
            <text:p text:style-name="MP6"><text:span text:style-name="MT4"><presentation:footer/></text:span></text:p>
          </draw:text-box>
        </draw:frame>
        <draw:line draw:style-name="Mgr5" draw:text-style-name="MP8" draw:layer="backgroundobjects" svg:x1="1.27cm" svg:y1="26.312cm" svg:x2="20.32cm" svg:y2="26.289cm">
          <text:p/>
        </draw:line>
        <draw:line draw:style-name="Mgr5" draw:text-style-name="MP8" draw:layer="backgroundobjects" svg:x1="1.27cm" svg:y1="1.166cm" svg:x2="20.32cm" svg:y2="1.143cm">
          <text:p/>
        </draw:line>
      </presentation:notes>
    </style:master-page>
    <style:master-page style:name="SUSE_5f_Divider_5f_0_5f_Master_5f_2016" style:display-name="SUSE_Divider_0_Master_2016" style:page-layout-name="PM1" draw:style-name="Mdp1">
      <draw:frame draw:style-name="Mgr3" draw:text-style-name="MP5" draw:layer="backgroundobjects" svg:width="25.676cm" svg:height="19.258cm" svg:x="-0.094cm" svg:y="0cm">
        <draw:image xlink:href="Pictures/10000000000007D0000005DC8486607EDBCA6350.jpg" xlink:type="simple" xlink:show="embed" xlink:actuate="onLoad">
          <text:p/>
        </draw:image>
      </draw:frame>
      <draw:frame presentation:style-name="SUSE_5f_Divider_5f_0_5f_Master_5f_2016-title" draw:layer="backgroundobjects" svg:width="22.859cm" svg:height="3.18cm" svg:x="1.27cm" svg:y="7.76cm" presentation:class="title" presentation:placeholder="true">
        <draw:text-box/>
      </draw:frame>
      <draw:frame presentation:style-name="SUSE_5f_Divider_5f_0_5f_Master_5f_2016-outline1" draw:layer="backgroundobjects" svg:width="22.859cm" svg:height="11.048cm" svg:x="-24.73cm" svg:y="4.457cm" presentation:class="outline" presentation:placeholder="true">
        <draw:text-box/>
      </draw:frame>
      <draw:frame presentation:style-name="Mpr11" draw:text-style-name="MP2" draw:layer="backgroundobjects" svg:width="5.917cm" svg:height="1.313cm" svg:x="1.27cm" svg:y="21.354cm" presentation:class="date-time">
        <draw:text-box>
          <text:p text:style-name="MP1"><text:span text:style-name="MT1"><presentation:date-time/></text:span></text:p>
        </draw:text-box>
      </draw:frame>
      <draw:frame presentation:style-name="Mpr11" draw:text-style-name="MP7" draw:layer="backgroundobjects" svg:width="8.05cm" svg:height="1.313cm" svg:x="8.686cm" svg:y="21.354cm" presentation:class="footer">
        <draw:text-box>
          <text:p text:style-name="MP6"><text:span text:style-name="MT1"><presentation:footer/></text:span></text:p>
        </draw:text-box>
      </draw:frame>
      <draw:frame presentation:style-name="Mpr11" draw:text-style-name="MP4" draw:layer="backgroundobjects" svg:width="5.917cm" svg:height="1.313cm" svg:x="18.211cm" svg:y="21.354cm" presentation:class="page-number">
        <draw:text-box>
          <text:p text:style-name="MP3"><text:span text:style-name="MT1"><text:page-number>&lt;number&gt;</text:page-number></text:span></text:p>
        </draw:text-box>
      </draw:frame>
      <presentation:notes style:page-layout-name="PM2">
        <draw:page-thumbnail presentation:style-name="SUSE_5f_Divider_5f_0_5f_Master_5f_2016-title" draw:layer="backgroundobjects" svg:width="19.05cm" svg:height="14.3cm" svg:x="1.27cm" svg:y="1.27cm" presentation:class="page"/>
        <draw:frame presentation:style-name="SUSE_5f_Divider_5f_0_5f_Master_5f_2016-notes" draw:layer="backgroundobjects" svg:width="19.05cm" svg:height="10.414cm" svg:x="1.27cm" svg:y="15.621cm" presentation:class="notes" presentation:placeholder="true">
          <draw:text-box/>
        </draw:frame>
        <draw:frame presentation:style-name="Mpr12" draw:text-style-name="MP7" draw:layer="backgroundobjects" svg:width="19.05cm" svg:height="0.508cm" svg:x="1.27cm" svg:y="0.635cm" presentation:class="header">
          <draw:text-box>
            <text:p text:style-name="MP6"><text:span text:style-name="MT8"><presentation:header/></text:span></text:p>
          </draw:text-box>
        </draw:frame>
        <draw:frame presentation:style-name="Mpr13" draw:text-style-name="MP2" draw:layer="backgroundobjects" svg:width="19.05cm" svg:height="0.508cm" svg:x="1.27cm" svg:y="26.187cm" presentation:class="footer">
          <draw:text-box>
            <text:p text:style-name="MP6"><text:span text:style-name="MT7"><presentation:footer/></text:span></text:p>
          </draw:text-box>
        </draw:frame>
        <draw:frame presentation:style-name="Mpr13" draw:text-style-name="MP4" draw:layer="backgroundobjects" svg:width="2.54cm" svg:height="0.508cm" svg:x="9.652cm" svg:y="26.797cm" presentation:class="page-number">
          <draw:text-box>
            <text:p text:style-name="MP6"><text:span text:style-name="MT8"><text:page-number>&lt;number&gt;</text:page-number></text:span></text:p>
          </draw:text-box>
        </draw:frame>
        <draw:line draw:style-name="Mgr5" draw:text-style-name="MP8" draw:layer="backgroundobjects" svg:x1="1.27cm" svg:y1="1.167cm" svg:x2="20.32cm" svg:y2="1.144cm">
          <text:p/>
        </draw:line>
        <draw:line draw:style-name="Mgr5" draw:text-style-name="MP8" draw:layer="backgroundobjects" svg:x1="1.27cm" svg:y1="26.313cm" svg:x2="20.32cm" svg:y2="26.29cm">
          <text:p/>
        </draw:line>
      </presentation:notes>
    </style:master-page>
    <style:master-page style:name="SUSE_5f_Divider_5f_1_5f_Master_5f_2016" style:display-name="SUSE_Divider_1_Master_2016" style:page-layout-name="PM1" draw:style-name="Mdp1">
      <draw:frame draw:style-name="Mgr3" draw:text-style-name="MP5" draw:layer="backgroundobjects" svg:width="25.45cm" svg:height="19.086cm" svg:x="0cm" svg:y="-0.012cm">
        <draw:image xlink:href="Pictures/1000000000000BB8000008CA41C506FA0CA58954.jpg" xlink:type="simple" xlink:show="embed" xlink:actuate="onLoad">
          <text:p/>
        </draw:image>
      </draw:frame>
      <draw:frame presentation:style-name="SUSE_5f_Divider_5f_1_5f_Master_5f_2016-title" draw:layer="backgroundobjects" svg:width="22.859cm" svg:height="3.18cm" svg:x="1.314cm" svg:y="7.72cm" presentation:class="title" presentation:placeholder="true">
        <draw:text-box/>
      </draw:frame>
      <draw:frame presentation:style-name="SUSE_5f_Divider_5f_1_5f_Master_5f_2016-outline1" draw:layer="backgroundobjects" svg:width="9.313cm" svg:height="13.342cm" svg:x="0.911cm" svg:y="19.436cm" presentation:class="outline" presentation:placeholder="true">
        <draw:text-box/>
      </draw:frame>
      <presentation:notes style:page-layout-name="PM2">
        <draw:page-thumbnail presentation:style-name="SUSE_5f_Divider_5f_1_5f_Master_5f_2016-title" draw:layer="backgroundobjects" svg:width="19.05cm" svg:height="14.3cm" svg:x="1.27cm" svg:y="1.27cm" presentation:class="page"/>
        <draw:frame presentation:style-name="SUSE_5f_Divider_5f_1_5f_Master_5f_2016-notes" draw:layer="backgroundobjects" svg:width="19.05cm" svg:height="10.414cm" svg:x="1.27cm" svg:y="15.621cm" presentation:class="notes" presentation:placeholder="true">
          <draw:text-box/>
        </draw:frame>
        <draw:frame presentation:style-name="Mpr14" draw:text-style-name="MP7" draw:layer="backgroundobjects" svg:width="19.05cm" svg:height="0.508cm" svg:x="1.27cm" svg:y="0.635cm" presentation:class="header">
          <draw:text-box>
            <text:p text:style-name="MP6"><text:span text:style-name="MT8"><presentation:header/></text:span></text:p>
          </draw:text-box>
        </draw:frame>
        <draw:frame presentation:style-name="Mpr15" draw:text-style-name="MP7" draw:layer="backgroundobjects" svg:width="19.05cm" svg:height="0.508cm" svg:x="1.27cm" svg:y="26.187cm" presentation:class="footer">
          <draw:text-box>
            <text:p text:style-name="MP6"><text:span text:style-name="MT7"><presentation:footer/></text:span></text:p>
          </draw:text-box>
        </draw:frame>
        <draw:frame presentation:style-name="Mpr15" draw:text-style-name="MP4" draw:layer="backgroundobjects" svg:width="2.54cm" svg:height="0.508cm" svg:x="9.652cm" svg:y="26.797cm" presentation:class="page-number">
          <draw:text-box>
            <text:p text:style-name="MP6"><text:span text:style-name="MT2"><text:page-number>&lt;number&gt;</text:page-number></text:span></text:p>
          </draw:text-box>
        </draw:frame>
        <draw:line draw:style-name="Mgr5" draw:text-style-name="MP8" draw:layer="backgroundobjects" svg:x1="1.27cm" svg:y1="1.166cm" svg:x2="20.32cm" svg:y2="1.143cm">
          <text:p/>
        </draw:line>
        <draw:line draw:style-name="Mgr5" draw:text-style-name="MP8" draw:layer="backgroundobjects" svg:x1="1.27cm" svg:y1="26.312cm" svg:x2="20.32cm" svg:y2="26.289cm">
          <text:p/>
        </draw:line>
      </presentation:notes>
    </style:master-page>
    <style:master-page style:name="SUSE_5f_Divider_5f_2_5f_Master_5f_2016" style:display-name="SUSE_Divider_2_Master_2016" style:page-layout-name="PM1" draw:style-name="Mdp1">
      <draw:frame draw:style-name="Mgr3" draw:text-style-name="MP5" draw:layer="backgroundobjects" svg:width="25.45cm" svg:height="19.087cm" svg:x="0cm" svg:y="-0.013cm">
        <draw:image xlink:href="Pictures/10000000000008980000067298EB30CB4883A898.jpg" xlink:type="simple" xlink:show="embed" xlink:actuate="onLoad">
          <text:p/>
        </draw:image>
      </draw:frame>
      <draw:frame presentation:style-name="SUSE_5f_Divider_5f_2_5f_Master_5f_2016-title" draw:layer="backgroundobjects" svg:width="22.859cm" svg:height="3.18cm" svg:x="1.27cm" svg:y="7.66cm" presentation:class="title" presentation:placeholder="true">
        <draw:text-box/>
      </draw:frame>
      <draw:frame presentation:style-name="SUSE_5f_Divider_5f_2_5f_Master_5f_2016-outline1" draw:layer="backgroundobjects" svg:width="22.859cm" svg:height="11.048cm" svg:x="-24.73cm" svg:y="4.457cm" presentation:class="outline" presentation:placeholder="true">
        <draw:text-box/>
      </draw:frame>
      <draw:frame presentation:style-name="Mpr16" draw:text-style-name="MP2" draw:layer="backgroundobjects" svg:width="5.917cm" svg:height="1.313cm" svg:x="1.27cm" svg:y="19.354cm" presentation:class="date-time">
        <draw:text-box>
          <text:p text:style-name="MP1"><text:span text:style-name="MT1"><presentation:date-time/></text:span></text:p>
        </draw:text-box>
      </draw:frame>
      <draw:frame presentation:style-name="Mpr16" draw:text-style-name="MP7" draw:layer="backgroundobjects" svg:width="8.05cm" svg:height="1.313cm" svg:x="8.686cm" svg:y="19.354cm" presentation:class="footer">
        <draw:text-box>
          <text:p text:style-name="MP6"><text:span text:style-name="MT1"><presentation:footer/></text:span></text:p>
        </draw:text-box>
      </draw:frame>
      <draw:frame presentation:style-name="Mpr16" draw:text-style-name="MP4" draw:layer="backgroundobjects" svg:width="5.917cm" svg:height="1.313cm" svg:x="18.211cm" svg:y="19.354cm" presentation:class="page-number">
        <draw:text-box>
          <text:p text:style-name="MP3"><text:span text:style-name="MT1"><text:page-number>&lt;number&gt;</text:page-number></text:span></text:p>
        </draw:text-box>
      </draw:frame>
      <presentation:notes style:page-layout-name="PM2">
        <draw:page-thumbnail presentation:style-name="SUSE_5f_Divider_5f_2_5f_Master_5f_2016-title" draw:layer="backgroundobjects" svg:width="19.05cm" svg:height="14.3cm" svg:x="1.27cm" svg:y="1.27cm" presentation:class="page"/>
        <draw:frame presentation:style-name="SUSE_5f_Divider_5f_2_5f_Master_5f_2016-notes" draw:layer="backgroundobjects" svg:width="19.05cm" svg:height="10.414cm" svg:x="1.27cm" svg:y="15.621cm" presentation:class="notes" presentation:placeholder="true">
          <draw:text-box/>
        </draw:frame>
        <draw:frame presentation:style-name="Mpr17" draw:text-style-name="MP2" draw:layer="backgroundobjects" svg:width="19.05cm" svg:height="0.508cm" svg:x="1.27cm" svg:y="0.635cm" presentation:class="header">
          <draw:text-box>
            <text:p text:style-name="MP6"><text:span text:style-name="MT8"><presentation:header/></text:span></text:p>
          </draw:text-box>
        </draw:frame>
        <draw:frame presentation:style-name="Mpr18" draw:text-style-name="MP2" draw:layer="backgroundobjects" svg:width="19.05cm" svg:height="0.508cm" svg:x="1.27cm" svg:y="26.187cm" presentation:class="footer">
          <draw:text-box>
            <text:p text:style-name="MP6"><text:span text:style-name="MT9"><presentation:footer/></text:span></text:p>
          </draw:text-box>
        </draw:frame>
        <draw:frame presentation:style-name="Mpr18" draw:text-style-name="MP4" draw:layer="backgroundobjects" svg:width="2.54cm" svg:height="0.508cm" svg:x="9.652cm" svg:y="26.797cm" presentation:class="page-number">
          <draw:text-box>
            <text:p text:style-name="MP6"><text:span text:style-name="MT8"><text:page-number>&lt;number&gt;</text:page-number></text:span></text:p>
          </draw:text-box>
        </draw:frame>
        <draw:line draw:style-name="Mgr5" draw:text-style-name="MP8" draw:layer="backgroundobjects" svg:x1="1.27cm" svg:y1="1.167cm" svg:x2="20.32cm" svg:y2="1.144cm">
          <text:p/>
        </draw:line>
        <draw:line draw:style-name="Mgr5" draw:text-style-name="MP8" draw:layer="backgroundobjects" svg:x1="1.27cm" svg:y1="26.313cm" svg:x2="20.32cm" svg:y2="26.29cm">
          <text:p/>
        </draw:line>
      </presentation:notes>
    </style:master-page>
    <style:master-page style:name="SUSE_5f_Divider_5f_3_5f_Master_5f_2016" style:display-name="SUSE_Divider_3_Master_2016" style:page-layout-name="PM1" draw:style-name="Mdp1">
      <draw:frame draw:style-name="Mgr3" draw:text-style-name="MP5" draw:layer="backgroundobjects" svg:width="25.492cm" svg:height="19.119cm" svg:x="0cm" svg:y="0.035cm">
        <draw:image xlink:href="Pictures/10000000000007D0000005DC57B1CDB105602F7F.jpg" xlink:type="simple" xlink:show="embed" xlink:actuate="onLoad">
          <text:p/>
        </draw:image>
      </draw:frame>
      <draw:frame presentation:style-name="SUSE_5f_Divider_5f_3_5f_Master_5f_2016-title" draw:layer="backgroundobjects" svg:width="22.859cm" svg:height="3.18cm" svg:x="1.27cm" svg:y="7.66cm" presentation:class="title" presentation:placeholder="true">
        <draw:text-box/>
      </draw:frame>
      <draw:frame presentation:style-name="SUSE_5f_Divider_5f_3_5f_Master_5f_2016-outline1" draw:layer="backgroundobjects" svg:width="22.859cm" svg:height="11.048cm" svg:x="-23.73cm" svg:y="4.457cm" presentation:class="outline" presentation:placeholder="true">
        <draw:text-box/>
      </draw:frame>
      <draw:frame presentation:style-name="Mpr19" draw:text-style-name="MP2" draw:layer="backgroundobjects" svg:width="5.917cm" svg:height="1.313cm" svg:x="1.27cm" svg:y="19.354cm" presentation:class="date-time">
        <draw:text-box>
          <text:p text:style-name="MP1"><text:span text:style-name="MT1"><presentation:date-time/></text:span></text:p>
        </draw:text-box>
      </draw:frame>
      <draw:frame presentation:style-name="Mpr19" draw:text-style-name="MP7" draw:layer="backgroundobjects" svg:width="8.05cm" svg:height="1.313cm" svg:x="8.686cm" svg:y="19.354cm" presentation:class="footer">
        <draw:text-box>
          <text:p text:style-name="MP6"><text:span text:style-name="MT1"><presentation:footer/></text:span></text:p>
        </draw:text-box>
      </draw:frame>
      <draw:frame presentation:style-name="Mpr19" draw:text-style-name="MP4" draw:layer="backgroundobjects" svg:width="5.917cm" svg:height="1.313cm" svg:x="18.211cm" svg:y="19.354cm" presentation:class="page-number">
        <draw:text-box>
          <text:p text:style-name="MP3"><text:span text:style-name="MT1"><text:page-number>&lt;number&gt;</text:page-number></text:span></text:p>
        </draw:text-box>
      </draw:frame>
      <presentation:notes style:page-layout-name="PM2">
        <draw:page-thumbnail presentation:style-name="SUSE_5f_Divider_5f_3_5f_Master_5f_2016-title" draw:layer="backgroundobjects" svg:width="19.05cm" svg:height="14.3cm" svg:x="1.27cm" svg:y="1.27cm" presentation:class="page"/>
        <draw:frame presentation:style-name="SUSE_5f_Divider_5f_3_5f_Master_5f_2016-notes" draw:layer="backgroundobjects" svg:width="19.05cm" svg:height="10.414cm" svg:x="1.27cm" svg:y="15.621cm" presentation:class="notes" presentation:placeholder="true">
          <draw:text-box/>
        </draw:frame>
        <draw:frame presentation:style-name="Mpr20" draw:text-style-name="MP2" draw:layer="backgroundobjects" svg:width="19.05cm" svg:height="0.508cm" svg:x="1.27cm" svg:y="0.635cm" presentation:class="header">
          <draw:text-box>
            <text:p text:style-name="MP6"><text:span text:style-name="MT8"><presentation:header/></text:span></text:p>
          </draw:text-box>
        </draw:frame>
        <draw:frame presentation:style-name="Mpr21" draw:text-style-name="MP2" draw:layer="backgroundobjects" svg:width="19.05cm" svg:height="0.508cm" svg:x="1.27cm" svg:y="26.187cm" presentation:class="footer">
          <draw:text-box>
            <text:p text:style-name="MP6"><text:span text:style-name="MT9"><presentation:footer/></text:span></text:p>
          </draw:text-box>
        </draw:frame>
        <draw:frame presentation:style-name="Mpr21" draw:text-style-name="MP4" draw:layer="backgroundobjects" svg:width="2.54cm" svg:height="0.508cm" svg:x="9.652cm" svg:y="26.797cm" presentation:class="page-number">
          <draw:text-box>
            <text:p text:style-name="MP6"><text:span text:style-name="MT8"><text:page-number>&lt;number&gt;</text:page-number></text:span></text:p>
          </draw:text-box>
        </draw:frame>
        <draw:line draw:style-name="Mgr5" draw:text-style-name="MP8" draw:layer="backgroundobjects" svg:x1="1.27cm" svg:y1="1.167cm" svg:x2="20.32cm" svg:y2="1.144cm">
          <text:p/>
        </draw:line>
        <draw:line draw:style-name="Mgr5" draw:text-style-name="MP8" draw:layer="backgroundobjects" svg:x1="1.27cm" svg:y1="26.313cm" svg:x2="20.32cm" svg:y2="26.29cm">
          <text:p/>
        </draw:line>
      </presentation:notes>
    </style:master-page>
    <style:master-page style:name="SUSE_5f_Splash_5f_Master_5f_2016" style:display-name="SUSE_Splash_Master_2016" style:page-layout-name="PM1" draw:style-name="Mdp1">
      <draw:frame presentation:style-name="SUSE_5f_Splash_5f_Master_5f_2016-title" draw:layer="backgroundobjects" svg:width="3.091cm" svg:height="0.416cm" svg:x="0cm" svg:y="-0.416cm" presentation:class="title" presentation:placeholder="true">
        <draw:text-box/>
      </draw:frame>
      <draw:frame presentation:style-name="SUSE_5f_Splash_5f_Master_5f_2016-outline1" draw:layer="backgroundobjects" svg:width="3.483cm" svg:height="96.145cm" svg:x="0cm" svg:y="19.18cm" presentation:class="outline" presentation:placeholder="true">
        <draw:text-box/>
      </draw:frame>
      <draw:frame draw:style-name="Mgr3" draw:text-style-name="MP5" draw:layer="backgroundobjects" svg:width="5.185cm" svg:height="2.486cm" svg:x="10.2cm" svg:y="8.352cm">
        <draw:image xlink:href="Pictures/10000201000000C40000005E02444C5113810B1A.png" xlink:type="simple" xlink:show="embed" xlink:actuate="onLoad">
          <text:p/>
        </draw:image>
      </draw:frame>
      <presentation:notes style:page-layout-name="PM2">
        <draw:page-thumbnail presentation:style-name="SUSE_5f_Splash_5f_Master_5f_2016-title" draw:layer="backgroundobjects" svg:width="19.05cm" svg:height="14.3cm" svg:x="1.27cm" svg:y="1.27cm" presentation:class="page"/>
        <draw:frame presentation:style-name="SUSE_5f_Splash_5f_Master_5f_2016-notes" draw:layer="backgroundobjects" svg:width="19.05cm" svg:height="10.414cm" svg:x="1.27cm" svg:y="15.621cm" presentation:class="notes" presentation:placeholder="true">
          <draw:text-box/>
        </draw:frame>
        <draw:frame presentation:style-name="Mpr22" draw:text-style-name="MP7" draw:layer="backgroundobjects" svg:width="2.54cm" svg:height="0.508cm" svg:x="9.652cm" svg:y="26.797cm" presentation:class="page-number">
          <draw:text-box>
            <text:p text:style-name="MP6"><text:span text:style-name="MT2"><text:page-number>&lt;number&gt;</text:page-number></text:span></text:p>
          </draw:text-box>
        </draw:frame>
        <draw:frame presentation:style-name="Mpr23" draw:text-style-name="MP7" draw:layer="backgroundobjects" svg:width="19.05cm" svg:height="0.508cm" svg:x="1.27cm" svg:y="0.635cm" presentation:class="header">
          <draw:text-box>
            <text:p text:style-name="MP6"><text:span text:style-name="MT8"><presentation:header/></text:span></text:p>
          </draw:text-box>
        </draw:frame>
        <draw:frame presentation:style-name="Mpr22" draw:text-style-name="MP7" draw:layer="backgroundobjects" svg:width="19.05cm" svg:height="0.508cm" svg:x="1.27cm" svg:y="26.187cm" presentation:class="footer">
          <draw:text-box>
            <text:p text:style-name="MP6"><text:span text:style-name="MT7"><presentation:footer/></text:span></text:p>
          </draw:text-box>
        </draw:frame>
        <draw:line draw:style-name="Mgr5" draw:text-style-name="MP8" draw:layer="backgroundobjects" svg:x1="1.27cm" svg:y1="1.166cm" svg:x2="20.32cm" svg:y2="1.143cm">
          <text:p/>
        </draw:line>
        <draw:line draw:style-name="Mgr5" draw:text-style-name="MP8" draw:layer="backgroundobjects" svg:x1="1.27cm" svg:y1="26.312cm" svg:x2="20.32cm" svg:y2="26.289cm">
          <text:p/>
        </draw:line>
      </presentation:notes>
    </style:master-page>
    <style:master-page style:name="SUSE_5f_Legal_5f_Final_5f_Master_5f_2016" style:display-name="SUSE_Legal_Final_Master_2016" style:page-layout-name="PM1" draw:style-name="Mdp1">
      <draw:frame draw:style-name="Mgr3" draw:text-style-name="MP5" draw:layer="backgroundobjects" svg:width="25.45cm" svg:height="19.088cm" svg:x="0cm" svg:y="-0.013cm">
        <draw:image xlink:href="">
          <text:p/>
        </draw:image>
      </draw:frame>
      <draw:frame presentation:style-name="SUSE_5f_Legal_5f_Final_5f_Master_5f_2016-title" draw:layer="backgroundobjects" svg:width="3.213cm" svg:height="0.392cm" svg:x="0cm" svg:y="-0.392cm" presentation:class="title" presentation:placeholder="true">
        <draw:text-box/>
      </draw:frame>
      <draw:frame presentation:style-name="SUSE_5f_Legal_5f_Final_5f_Master_5f_2016-outline1" draw:layer="backgroundobjects" svg:width="3.458cm" svg:height="96.928cm" svg:x="0cm" svg:y="19.05cm" presentation:class="outline" presentation:placeholder="true">
        <draw:text-box/>
      </draw:frame>
      <draw:frame draw:name="Rectangle 1" draw:style-name="Mgr8" draw:text-style-name="MP11" draw:layer="backgroundobjects" svg:width="20.624cm" svg:height="9.017cm" svg:x="2.267cm" svg:y="2.359cm">
        <draw:text-box>
          <text:p text:style-name="MP10"><text:span text:style-name="MT10">Unpublished Work of SUSE. All Rights Reserved.</text:span></text:p>
          <text:p text:style-name="MP10"><text:span text:style-name="MT11">This work is an unpublished work and contains confidential, proprietary and trade secret information of SUSE. </text:span><text:span text:style-name="MT11"><text:line-break/></text:span><text:span text:style-name="MT11">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1"><text:line-break/></text:span><text:span text:style-name="MT11">Any use or exploitation of this work without authorization could subject the perpetrator to criminal and civil liability.</text:span></text:p>
          <text:p text:style-name="MP10"><text:span text:style-name="MT12"/></text:p>
          <text:p text:style-name="MP10"><text:span text:style-name="MT10">General Disclaimer</text:span></text:p>
          <text:p text:style-name="MP10"><text:span text:style-name="MT11">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draw:style-name="Mgr3" draw:text-style-name="MP5" draw:layer="backgroundobjects" svg:width="5.027cm" svg:height="3.048cm" svg:x="19.099cm" svg:y="15.154cm">
        <draw:image xlink:href="Pictures/100002010000011A000000ABB24367CB2F660C13.png" xlink:type="simple" xlink:show="embed" xlink:actuate="onLoad">
          <text:p/>
        </draw:image>
      </draw:frame>
      <presentation:notes style:page-layout-name="PM2">
        <draw:page-thumbnail presentation:style-name="SUSE_5f_Legal_5f_Final_5f_Master_5f_2016-title" draw:layer="backgroundobjects" svg:width="19.05cm" svg:height="14.3cm" svg:x="1.27cm" svg:y="1.27cm" presentation:class="page"/>
        <draw:frame presentation:style-name="SUSE_5f_Legal_5f_Final_5f_Master_5f_2016-notes" draw:layer="backgroundobjects" svg:width="19.05cm" svg:height="10.414cm" svg:x="1.27cm" svg:y="15.621cm" presentation:class="notes" presentation:placeholder="true">
          <draw:text-box/>
        </draw:frame>
        <draw:frame presentation:style-name="Mpr24" draw:text-style-name="MP7" draw:layer="backgroundobjects" svg:width="2.54cm" svg:height="0.508cm" svg:x="9.652cm" svg:y="26.797cm" presentation:class="page-number">
          <draw:text-box>
            <text:p text:style-name="MP6"><text:span text:style-name="MT2"><text:page-number>&lt;number&gt;</text:page-number></text:span></text:p>
          </draw:text-box>
        </draw:frame>
        <draw:frame presentation:style-name="Mpr25" draw:text-style-name="MP7" draw:layer="backgroundobjects" svg:width="19.05cm" svg:height="0.508cm" svg:x="1.27cm" svg:y="0.635cm" presentation:class="header">
          <draw:text-box>
            <text:p text:style-name="MP6"><text:span text:style-name="MT6"><presentation:header/></text:span></text:p>
          </draw:text-box>
        </draw:frame>
        <draw:frame presentation:style-name="Mpr24" draw:text-style-name="MP7" draw:layer="backgroundobjects" svg:width="19.05cm" svg:height="0.508cm" svg:x="1.27cm" svg:y="26.187cm" presentation:class="footer">
          <draw:text-box>
            <text:p text:style-name="MP6"><text:span text:style-name="MT7"><presentation:footer/></text:span></text:p>
          </draw:text-box>
        </draw:frame>
        <draw:line draw:style-name="Mgr5" draw:text-style-name="MP8" draw:layer="backgroundobjects" svg:x1="1.27cm" svg:y1="1.166cm" svg:x2="20.32cm" svg:y2="1.143cm">
          <text:p/>
        </draw:line>
        <draw:line draw:style-name="Mgr5" draw:text-style-name="MP8" draw:layer="backgroundobjects" svg:x1="1.27cm" svg:y1="26.312cm" svg:x2="20.32cm" svg:y2="26.289cm">
          <text:p/>
        </draw:lin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5-24T16:19:12.41</meta:creation-date>
    <meta:generator>LibreOffice/5.4.5.1$Linux_X86_64 LibreOffice_project/40m0$Build-1</meta:generator>
    <dc:date>2018-08-14T11:56:33.684206464</dc:date>
    <meta:editing-duration>P1DT13H51M47S</meta:editing-duration>
    <meta:editing-cycles>124</meta:editing-cycles>
    <dc:title>Course Title</dc:title>
    <meta:printed-by>Ron Terry</meta:printed-by>
    <meta:print-date>2011-08-10T17:08:09</meta:print-date>
    <meta:document-statistic meta:object-count="196"/>
    <meta:user-defined meta:name="Course Title">Course Title</meta:user-defined>
  </office:meta>
</office:document-meta>
</file>